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40000002D8D4270368C366B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text-properties fo:font-style="italic" style:font-style-asian="italic"/>
    </style:style>
    <style:style style:name="P6" style:family="paragraph" style:parent-style-name="Standard" style:master-page-name="Converted16">
      <style:paragraph-properties fo:margin-left="0in" fo:margin-right="0in" fo:margin-top="0in" fo:margin-bottom="0in" loext:contextual-spacing="false" fo:line-height="115%" fo:text-align="start" style:justify-single-word="false" fo:keep-together="auto" fo:orphans="0" fo:widows="0" fo:text-indent="0in" style:auto-text-indent="false" style:page-number="auto" fo:padding="0in" fo:border="none" fo:keep-with-next="auto"/>
    </style:style>
    <style:style style:name="P7" style:family="paragraph" style:parent-style-name="Standard" style:master-page-name="Converted31">
      <style:paragraph-properties fo:margin-left="0in" fo:margin-right="0in" fo:margin-top="0in" fo:margin-bottom="0in" loext:contextual-spacing="false" fo:line-height="115%" fo:text-align="start" style:justify-single-word="false" fo:keep-together="auto" fo:orphans="0" fo:widows="0" fo:text-indent="0in" style:auto-text-indent="false" style:page-number="auto" fo:padding="0in" fo:border="none" fo:keep-with-next="auto"/>
    </style:style>
    <style:style style:name="P8" style:family="paragraph" style:parent-style-name="Standard" style:master-page-name="Converted51">
      <style:paragraph-properties fo:margin-left="0in" fo:margin-right="0in" fo:margin-top="0in" fo:margin-bottom="0in" loext:contextual-spacing="false" fo:line-height="115%" fo:text-align="start" style:justify-single-word="false" fo:keep-together="auto" fo:orphans="0" fo:widows="0" fo:text-indent="0in" style:auto-text-indent="false" style:page-number="auto" fo:padding="0in" fo:border="none" fo:keep-with-next="auto"/>
    </style:style>
    <style:style style:name="P9" style:family="paragraph" style:parent-style-name="Standard" style:master-page-name="Standard">
      <style:paragraph-properties fo:margin-left="0in" fo:margin-right="0in" fo:margin-top="0in" fo:margin-bottom="0in" loext:contextual-spacing="false" fo:line-height="115%" fo:text-align="center" style:justify-single-word="false" fo:keep-together="auto" fo:orphans="0" fo:widows="0" fo:text-indent="0in" style:auto-text-indent="false" style:page-number="1" fo:padding="0in" fo:border="none" fo:keep-with-next="auto"/>
    </style:style>
    <style:style style:name="P10" style:family="paragraph" style:parent-style-name="Standard">
      <style:paragraph-properties fo:padding="0in" fo:border="none"/>
    </style:style>
    <style:style style:name="P11" style:family="paragraph" style:parent-style-name="Standard">
      <style:paragraph-properties fo:orphans="0" fo:widows="0" fo:padding="0in" fo:border="none"/>
    </style:style>
    <style:style style:name="P12" style:family="paragraph" style:parent-style-name="Standard">
      <style:paragraph-properties fo:keep-together="auto" fo:orphans="0" fo:widows="0" fo:padding="0in" fo:border="none" fo:keep-with-next="auto"/>
    </style:style>
    <style:style style:name="P13" style:family="paragraph" style:parent-style-name="Standard" style:master-page-name="Converted1">
      <style:paragraph-properties fo:line-height="100%" style:page-number="auto" fo:padding="0in" fo:border="none"/>
    </style:style>
    <style:style style:name="P14" style:family="paragraph" style:parent-style-name="Standard" style:master-page-name="Converted2">
      <style:paragraph-properties fo:line-height="100%" style:page-number="auto" fo:padding="0in" fo:border="none"/>
    </style:style>
    <style:style style:name="P15" style:family="paragraph" style:parent-style-name="Standard" style:master-page-name="Converted3">
      <style:paragraph-properties fo:line-height="100%" style:page-number="auto"/>
    </style:style>
    <style:style style:name="P16" style:family="paragraph" style:parent-style-name="Standard" style:master-page-name="Converted4">
      <style:paragraph-properties fo:line-height="100%" style:page-number="auto" fo:padding="0in" fo:border="none"/>
    </style:style>
    <style:style style:name="P17" style:family="paragraph" style:parent-style-name="Standard" style:master-page-name="Converted5">
      <style:paragraph-properties fo:line-height="100%" style:page-number="auto" fo:padding="0in" fo:border="none"/>
    </style:style>
    <style:style style:name="P18" style:family="paragraph" style:parent-style-name="Standard" style:master-page-name="Converted6">
      <style:paragraph-properties fo:keep-together="auto" fo:orphans="0" fo:widows="0" style:page-number="auto" fo:padding="0in" fo:border="none" fo:keep-with-next="auto"/>
    </style:style>
    <style:style style:name="P19" style:family="paragraph" style:parent-style-name="Standard">
      <style:paragraph-properties fo:margin-top="0in" fo:margin-bottom="0in" loext:contextual-spacing="false" fo:line-height="115%" fo:keep-together="auto" fo:orphans="0" fo:widows="0" fo:padding="0in" fo:border="none" fo:keep-with-next="auto"/>
    </style:style>
    <style:style style:name="P20" style:family="paragraph" style:parent-style-name="Standard" style:master-page-name="Converted7">
      <style:paragraph-properties fo:line-height="100%" fo:keep-together="auto" fo:orphans="0" fo:widows="0" style:page-number="auto" fo:padding="0in" fo:border="none" fo:keep-with-next="auto"/>
    </style:style>
    <style:style style:name="P21" style:family="paragraph" style:parent-style-name="Standard" style:master-page-name="Converted8">
      <style:paragraph-properties fo:line-height="100%" style:page-number="auto" fo:padding="0in" fo:border="none"/>
    </style:style>
    <style:style style:name="P22" style:family="paragraph" style:parent-style-name="Standard" style:master-page-name="Converted9">
      <style:paragraph-properties fo:line-height="100%" style:page-number="auto"/>
    </style:style>
    <style:style style:name="P23" style:family="paragraph" style:parent-style-name="Standard" style:master-page-name="Converted10">
      <style:paragraph-properties fo:line-height="100%" style:page-number="auto" fo:padding="0in" fo:border="none"/>
    </style:style>
    <style:style style:name="P24" style:family="paragraph" style:parent-style-name="Standard" style:master-page-name="Converted11">
      <style:paragraph-properties fo:line-height="100%" style:page-number="auto" fo:padding="0in" fo:border="none"/>
    </style:style>
    <style:style style:name="P25" style:family="paragraph" style:parent-style-name="Standard" style:master-page-name="Converted12">
      <style:paragraph-properties fo:line-height="100%" style:page-number="auto" fo:padding="0in" fo:border="none"/>
    </style:style>
    <style:style style:name="P26" style:family="paragraph" style:parent-style-name="Standard" style:master-page-name="Converted13">
      <style:paragraph-properties fo:line-height="100%" style:page-number="auto" fo:padding="0in" fo:border="none"/>
    </style:style>
    <style:style style:name="P27" style:family="paragraph" style:parent-style-name="Standard" style:master-page-name="Converted14">
      <style:paragraph-properties fo:line-height="100%" style:page-number="auto" fo:padding="0in" fo:border="none"/>
    </style:style>
    <style:style style:name="P28" style:family="paragraph" style:parent-style-name="Standard" style:master-page-name="Converted15">
      <style:paragraph-properties fo:line-height="100%" style:page-number="auto" fo:padding="0in" fo:border="none"/>
    </style:style>
    <style:style style:name="P29" style:family="paragraph" style:parent-style-name="Standard" style:master-page-name="Converted17">
      <style:paragraph-properties fo:keep-together="auto" fo:orphans="0" fo:widows="0" style:page-number="auto" fo:padding="0in" fo:border="none" fo:keep-with-next="auto"/>
    </style:style>
    <style:style style:name="P30" style:family="paragraph" style:parent-style-name="Standard" style:master-page-name="Converted18">
      <style:paragraph-properties fo:line-height="100%" style:page-number="auto"/>
    </style:style>
    <style:style style:name="P31" style:family="paragraph" style:parent-style-name="Standard" style:master-page-name="Converted19">
      <style:paragraph-properties fo:line-height="100%" style:page-number="auto" fo:padding="0in" fo:border="none"/>
    </style:style>
    <style:style style:name="P32" style:family="paragraph" style:parent-style-name="Standard" style:master-page-name="Converted20">
      <style:paragraph-properties fo:line-height="100%" style:page-number="auto"/>
    </style:style>
    <style:style style:name="P33" style:family="paragraph" style:parent-style-name="Standard" style:master-page-name="Converted21">
      <style:paragraph-properties fo:line-height="100%" style:page-number="auto" fo:padding="0in" fo:border="none"/>
    </style:style>
    <style:style style:name="P34" style:family="paragraph" style:parent-style-name="Standard" style:master-page-name="Converted22">
      <style:paragraph-properties fo:line-height="100%" style:page-number="auto"/>
    </style:style>
    <style:style style:name="P35" style:family="paragraph" style:parent-style-name="Standard" style:master-page-name="Converted23">
      <style:paragraph-properties fo:line-height="100%" style:page-number="auto"/>
    </style:style>
    <style:style style:name="P36" style:family="paragraph" style:parent-style-name="Standard" style:master-page-name="Converted24">
      <style:paragraph-properties fo:line-height="100%" fo:keep-together="auto" fo:orphans="0" fo:widows="0" style:page-number="auto" fo:padding="0in" fo:border="none" fo:keep-with-next="auto"/>
    </style:style>
    <style:style style:name="P37" style:family="paragraph" style:parent-style-name="Standard" style:master-page-name="Converted25">
      <style:paragraph-properties fo:line-height="100%" style:page-number="auto"/>
    </style:style>
    <style:style style:name="P38" style:family="paragraph" style:parent-style-name="Standard" style:master-page-name="Converted26">
      <style:paragraph-properties fo:line-height="100%" style:page-number="auto" fo:padding="0in" fo:border="none"/>
    </style:style>
    <style:style style:name="P39" style:family="paragraph" style:parent-style-name="Standard" style:master-page-name="Converted27">
      <style:paragraph-properties fo:line-height="100%" style:page-number="auto" fo:padding="0in" fo:border="none"/>
    </style:style>
    <style:style style:name="P40" style:family="paragraph" style:parent-style-name="Standard" style:master-page-name="Converted28">
      <style:paragraph-properties fo:line-height="100%" style:page-number="auto"/>
    </style:style>
    <style:style style:name="P41" style:family="paragraph" style:parent-style-name="Standard" style:master-page-name="Converted29">
      <style:paragraph-properties fo:line-height="100%" style:page-number="auto"/>
    </style:style>
    <style:style style:name="P42" style:family="paragraph" style:parent-style-name="Standard" style:master-page-name="Converted30">
      <style:paragraph-properties fo:line-height="100%" style:page-number="auto"/>
    </style:style>
    <style:style style:name="P43" style:family="paragraph" style:parent-style-name="Standard" style:master-page-name="Converted32">
      <style:paragraph-properties fo:orphans="0" fo:widows="0" style:page-number="auto"/>
    </style:style>
    <style:style style:name="P4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5" style:family="paragraph" style:parent-style-name="Standard" style:master-page-name="Converted33">
      <style:paragraph-properties fo:line-height="100%" style:page-number="auto"/>
    </style:style>
    <style:style style:name="P46" style:family="paragraph" style:parent-style-name="Standard" style:master-page-name="Converted34">
      <style:paragraph-properties fo:keep-together="auto" fo:orphans="0" fo:widows="0" style:page-number="auto" fo:padding="0in" fo:border="none" fo:keep-with-next="auto"/>
    </style:style>
    <style:style style:name="P47" style:family="paragraph" style:parent-style-name="Standard" style:master-page-name="Converted35">
      <style:paragraph-properties fo:line-height="100%" style:page-number="auto" fo:padding="0in" fo:border="none"/>
    </style:style>
    <style:style style:name="P48" style:family="paragraph" style:parent-style-name="Standard" style:master-page-name="Converted36">
      <style:paragraph-properties fo:line-height="100%" style:page-number="auto" fo:padding="0in" fo:border="none"/>
    </style:style>
    <style:style style:name="P49" style:family="paragraph" style:parent-style-name="Standard" style:master-page-name="Converted37">
      <style:paragraph-properties fo:line-height="100%" fo:keep-together="auto" fo:orphans="0" fo:widows="0" style:page-number="auto" fo:padding="0in" fo:border="none" fo:keep-with-next="auto"/>
    </style:style>
    <style:style style:name="P50" style:family="paragraph" style:parent-style-name="Standard" style:master-page-name="Converted38">
      <style:paragraph-properties fo:line-height="100%" fo:keep-together="auto" fo:orphans="0" fo:widows="0" style:page-number="auto" fo:padding="0in" fo:border="none" fo:keep-with-next="auto"/>
    </style:style>
    <style:style style:name="P51" style:family="paragraph" style:parent-style-name="Standard" style:master-page-name="Converted39">
      <style:paragraph-properties fo:line-height="100%" style:page-number="auto"/>
    </style:style>
    <style:style style:name="P52" style:family="paragraph" style:parent-style-name="Standard" style:master-page-name="Converted40">
      <style:paragraph-properties fo:line-height="100%" fo:keep-together="auto" fo:orphans="0" fo:widows="0" style:page-number="auto" fo:padding="0in" fo:border="none" fo:keep-with-next="auto"/>
    </style:style>
    <style:style style:name="P53" style:family="paragraph" style:parent-style-name="Standard" style:master-page-name="Converted41">
      <style:paragraph-properties fo:keep-together="auto" fo:orphans="0" fo:widows="0" style:page-number="auto" fo:padding="0in" fo:border="none" fo:keep-with-next="auto"/>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padding="0in" fo:border="none" fo:keep-with-next="auto"/>
    </style:style>
    <style:style style:name="P55" style:family="paragraph" style:parent-style-name="Standard" style:master-page-name="Converted43">
      <style:paragraph-properties fo:line-height="100%" style:page-number="auto"/>
    </style:style>
    <style:style style:name="P56" style:family="paragraph" style:parent-style-name="Standard" style:master-page-name="Converted44">
      <style:paragraph-properties fo:line-height="100%" style:page-number="auto" fo:padding="0in" fo:border="none"/>
    </style:style>
    <style:style style:name="P57" style:family="paragraph" style:parent-style-name="Standard" style:master-page-name="Converted45">
      <style:paragraph-properties fo:line-height="100%" style:page-number="auto" fo:padding="0in" fo:border="none"/>
    </style:style>
    <style:style style:name="P58" style:family="paragraph" style:parent-style-name="Standard" style:master-page-name="Converted46">
      <style:paragraph-properties fo:line-height="100%" style:page-number="auto"/>
    </style:style>
    <style:style style:name="P59" style:family="paragraph" style:parent-style-name="Standard" style:master-page-name="Converted47">
      <style:paragraph-properties fo:line-height="100%" style:page-number="auto" fo:padding="0in" fo:border="none"/>
    </style:style>
    <style:style style:name="P60" style:family="paragraph" style:parent-style-name="Standard" style:master-page-name="Converted48">
      <style:paragraph-properties fo:line-height="100%" style:page-number="auto" fo:padding="0in" fo:border="none"/>
    </style:style>
    <style:style style:name="P61" style:family="paragraph" style:parent-style-name="Standard" style:master-page-name="Converted49">
      <style:paragraph-properties fo:line-height="100%" style:page-number="auto" fo:padding="0in" fo:border="none"/>
    </style:style>
    <style:style style:name="P62" style:family="paragraph" style:parent-style-name="Standard" style:master-page-name="Converted50">
      <style:paragraph-properties fo:keep-together="auto" fo:orphans="0" fo:widows="0" style:page-number="auto" fo:padding="0in" fo:border="none" fo:keep-with-next="auto"/>
    </style:style>
    <style:style style:name="P63" style:family="paragraph" style:parent-style-name="Standard" style:master-page-name="Converted52">
      <style:paragraph-properties fo:line-height="100%" style:page-number="auto" fo:padding="0in" fo:border="none"/>
    </style:style>
    <style:style style:name="P64" style:family="paragraph" style:parent-style-name="Standard" style:master-page-name="Converted53">
      <style:paragraph-properties fo:line-height="100%" style:page-number="auto" fo:padding="0in" fo:border="none"/>
    </style:style>
    <style:style style:name="P65" style:family="paragraph" style:parent-style-name="Standard" style:master-page-name="Converted54">
      <style:paragraph-properties style:page-number="auto" fo:padding="0in" fo:border="none"/>
    </style:style>
    <style:style style:name="P66" style:family="paragraph" style:parent-style-name="Standard" style:master-page-name="Converted55">
      <style:paragraph-properties fo:line-height="100%" fo:keep-together="auto" fo:orphans="0" fo:widows="0" style:page-number="auto" fo:padding="0in" fo:border="none" fo:keep-with-next="auto"/>
    </style:style>
    <style:style style:name="P67" style:family="paragraph" style:parent-style-name="Standard" style:master-page-name="Converted56">
      <style:paragraph-properties fo:line-height="100%" style:page-number="auto" fo:padding="0in" fo:border="none"/>
    </style:style>
    <style:style style:name="P68" style:family="paragraph" style:parent-style-name="Standard" style:master-page-name="Converted57">
      <style:paragraph-properties fo:line-height="100%" style:page-number="auto" fo:padding="0in" fo:border="none"/>
    </style:style>
    <style:style style:name="P69" style:family="paragraph" style:parent-style-name="Standard" style:master-page-name="Converted58">
      <style:paragraph-properties fo:line-height="100%" style:page-number="auto" fo:padding="0in" fo:border="none"/>
    </style:style>
    <style:style style:name="P70" style:family="paragraph" style:parent-style-name="Standard" style:master-page-name="Converted59">
      <style:paragraph-properties fo:line-height="100%" style:page-number="auto" fo:padding="0in" fo:border="none"/>
    </style:style>
    <style:style style:name="P71" style:family="paragraph" style:parent-style-name="Standard" style:master-page-name="Converted60">
      <style:paragraph-properties fo:line-height="100%" style:page-number="auto" fo:padding="0in" fo:border="none"/>
    </style:style>
    <style:style style:name="P72" style:family="paragraph" style:parent-style-name="Standard" style:master-page-name="Converted61">
      <style:paragraph-properties fo:line-height="100%" style:page-number="auto" fo:padding="0in" fo:border="none"/>
    </style:style>
    <style:style style:name="P73" style:family="paragraph" style:parent-style-name="Standard" style:master-page-name="Converted62">
      <style:paragraph-properties fo:line-height="100%" style:page-number="auto" fo:padding="0in" fo:border="none"/>
    </style:style>
    <style:style style:name="P74" style:family="paragraph" style:parent-style-name="Standard" style:master-page-name="Converted63">
      <style:paragraph-properties fo:line-height="100%" style:page-number="auto" fo:padding="0in" fo:border="none"/>
    </style:style>
    <style:style style:name="P75" style:family="paragraph" style:parent-style-name="Standard" style:master-page-name="Converted64">
      <style:paragraph-properties fo:line-height="100%" style:page-number="auto" fo:padding="0in" fo:border="none"/>
    </style:style>
    <style:style style:name="P76" style:family="paragraph" style:parent-style-name="Standard" style:master-page-name="Converted65">
      <style:paragraph-properties fo:line-height="100%" style:page-number="auto" fo:padding="0in" fo:border="none"/>
    </style:style>
    <style:style style:name="P77" style:family="paragraph" style:parent-style-name="Standard" style:master-page-name="Converted66">
      <style:paragraph-properties fo:line-height="100%" style:page-number="auto"/>
    </style:style>
    <style:style style:name="P78" style:family="paragraph" style:parent-style-name="Standard" style:master-page-name="Converted67">
      <style:paragraph-properties fo:line-height="100%" style:page-number="auto" fo:padding="0in" fo:border="none"/>
    </style:style>
    <style:style style:name="P79" style:family="paragraph" style:parent-style-name="Standard" style:master-page-name="Converted68">
      <style:paragraph-properties fo:line-height="100%" style:page-number="auto" fo:padding="0in" fo:border="none"/>
    </style:style>
    <style:style style:name="P80" style:family="paragraph" style:parent-style-name="Standard" style:master-page-name="Converted69">
      <style:paragraph-properties fo:line-height="100%" style:page-number="auto" fo:padding="0in" fo:border="none"/>
    </style:style>
    <style:style style:name="P81" style:family="paragraph" style:parent-style-name="Standard" style:master-page-name="Converted70">
      <style:paragraph-properties fo:line-height="100%" style:page-number="auto" fo:padding="0in" fo:border="none"/>
    </style:style>
    <style:style style:name="P82" style:family="paragraph" style:parent-style-name="Standard" style:master-page-name="Converted72">
      <style:paragraph-properties fo:line-height="100%" style:page-number="auto" fo:padding="0in" fo:border="none"/>
    </style:style>
    <style:style style:name="P83" style:family="paragraph" style:parent-style-name="Standard" style:master-page-name="Converted73">
      <style:paragraph-properties fo:line-height="100%" fo:keep-together="auto" fo:orphans="0" fo:widows="0" style:page-number="auto" fo:padding="0in" fo:border="none" fo:keep-with-next="auto"/>
    </style:style>
    <style:style style:name="P84" style:family="paragraph" style:parent-style-name="Standard" style:master-page-name="Converted74">
      <style:paragraph-properties fo:line-height="100%" fo:keep-together="auto" fo:orphans="0" fo:widows="0" style:page-number="auto" fo:padding="0in" fo:border="none" fo:keep-with-next="auto"/>
    </style:style>
    <style:style style:name="P85" style:family="paragraph">
      <loext:graphic-properties draw:fill="solid" draw:fill-color="#a0a0a0"/>
      <style:paragraph-properties fo:text-align="center"/>
    </style:style>
    <style:style style:name="T1" style:family="text">
      <style:text-properties fo:font-size="24pt" fo:font-weight="bold" style:font-size-asian="24pt" style:font-weight-asian="bold" style:font-size-complex="24pt"/>
    </style:style>
    <style:style style:name="T2" style:family="text">
      <style:text-properties fo:font-variant="normal" fo:text-transform="none" fo:color="#000000" style:text-line-through-style="none" style:text-line-through-type="none" style:text-position="0% 100%" style:font-name="Arial" fo:font-size="24pt" fo:font-style="normal" style:text-underline-style="none" fo:font-weight="bold" style:font-name-asian="Arial1" style:font-size-asian="24pt" style:font-style-asian="normal" style:font-weight-asian="bold" style:font-name-complex="Arial1" style:font-size-complex="24pt"/>
    </style:style>
    <style:style style:name="T3"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7"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 style:family="text">
      <style:text-properties fo:font-variant="normal" fo:text-transform="none" fo:color="#000099" style:text-line-through-style="none" style:text-line-through-type="none" style:text-position="0% 100%" style:font-name="Arial" fo:font-size="11pt" fo:font-style="italic" style:text-underline-style="solid" style:text-underline-width="auto" style:text-underline-color="font-color" fo:font-weight="normal" style:font-name-asian="Arial1" style:font-size-asian="11pt" style:font-style-asian="italic" style:font-weight-asian="normal" style:font-name-complex="Arial1" style:font-size-complex="11pt"/>
    </style:style>
    <style:style style:name="T9" style:family="text">
      <style:text-properties fo:font-variant="normal" fo:text-transform="none" fo:color="#000099"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0" style:family="text">
      <style:text-properties fo:font-variant="normal" fo:text-transform="none"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11"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2" style:family="text">
      <style:text-properties fo:font-style="italic" style:font-style-asian="italic"/>
    </style:style>
    <style:style style:name="T13" style:family="text">
      <style:text-properties fo:color="#1155cc" style:text-underline-style="solid" style:text-underline-width="auto" style:text-underline-color="font-color"/>
    </style:style>
    <style:style style:name="T14" style:family="text">
      <style:text-properties fo:color="#1155cc" fo:font-size="10pt" style:text-underline-style="solid" style:text-underline-width="auto" style:text-underline-color="font-color" style:font-size-asian="10pt" style:font-size-complex="10pt"/>
    </style:style>
    <style:style style:name="T15" style:family="text">
      <style:text-properties fo:color="#1155cc" style:text-position="0% 100%" style:text-underline-style="solid" style:text-underline-width="auto" style:text-underline-color="font-color"/>
    </style:style>
    <style:style style:name="T16" style:family="text">
      <style:text-properties fo:color="#1155cc" fo:font-style="italic" style:text-underline-style="solid" style:text-underline-width="auto" style:text-underline-color="font-color" style:font-style-asian="italic"/>
    </style:style>
    <style:style style:name="T17" style:family="text">
      <style:text-properties fo:color="#000099" style:text-underline-style="solid" style:text-underline-width="auto" style:text-underline-color="font-color"/>
    </style:style>
    <style:style style:name="T18" style:family="text">
      <style:text-properties fo:color="#000099" style:text-underline-style="solid" style:text-underline-width="auto" style:text-underline-color="font-color" fo:background-color="#ffff00"/>
    </style:style>
    <style:style style:name="T19" style:family="text">
      <style:text-properties fo:color="#000099" fo:font-style="italic" style:text-underline-style="solid" style:text-underline-width="auto" style:text-underline-color="font-color" style:font-style-asian="italic"/>
    </style:style>
    <style:style style:name="T20" style:family="text">
      <style:text-properties style:text-position="super 58%"/>
    </style:style>
    <style:style style:name="T21" style:family="text">
      <style:text-properties style:text-position="super 58%" fo:font-style="italic" style:font-style-asian="italic"/>
    </style:style>
    <style:style style:name="T22" style:family="text">
      <style:text-properties fo:font-size="10pt" style:font-size-asian="10pt" style:font-size-complex="10pt"/>
    </style:style>
    <style:style style:name="T23" style:family="text">
      <style:text-properties style:text-position="0% 100%"/>
    </style:style>
    <style:style style:name="T24" style:family="text">
      <style:text-properties style:text-position="0% 100%" fo:font-size="10pt" style:font-size-asian="10pt" style:font-size-complex="10pt"/>
    </style:style>
    <style:style style:name="T25" style:family="text">
      <style:text-properties fo:color="#000000" style:text-underline-style="none"/>
    </style:style>
    <style:style style:name="T26"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draw:rect text:anchor-type="as-char" style:rel-width="100%" draw:z-index="3" draw:style-name="gr2" draw:text-style-name="P85" svg:width="0.0012in" svg:height="0.0213in"><text:p/></draw:rect></text:span><text:span text:style-name="T1"><draw:rect text:anchor-type="as-char" style:rel-width="100%" draw:z-index="2" draw:style-name="gr1" draw:text-style-name="P85" svg:width="0.0012in" svg:height="0.0213in"><text:p/></draw:rect></text:span><text:span text:style-name="T1">Alphabet/Goog</text:span><text:span text:style-name="T2">le A-Z</text:span></text:p>
      <text:p text:style-name="P4"/>
      <text:p text:style-name="P2"><text:span text:style-name="T12">This document was created as a labour of love (and personal challenge!) to support a presentation I created many years about the use of Google products in Education — at a time when Google Apps was just starting to gain in popularity. </text:span></text:p>
      <text:p text:style-name="P5"/>
      <text:p text:style-name="P2"><text:span text:style-name="T12">I have attempted to keep it up to date as I learn about new content, but sadly, Google seems to think this document contains inappropriate content and keeps flagging it. Originally this wasn’t such a problem as it only restricted me from sharing the document with others, but lately the document has been blocked from even being viewed at all. </text:span></text:p>
      <text:p text:style-name="P5"/>
      <text:p text:style-name="P2"><draw:frame draw:style-name="fr1" draw:name="image1.png" text:anchor-type="as-char" svg:width="7.0417in" svg:height="0.4689in" draw:z-index="0"><draw:image xlink:href="Pictures/10000201000002A40000002D8D4270368C366B3A.png" xlink:type="simple" xlink:show="embed" xlink:actuate="onLoad" loext:mime-type="image/png"/></draw:frame></text:p>
      <text:p text:style-name="P5"/>
      <text:p text:style-name="P2"><text:span text:style-name="T12">To get around this I am going to start keeping my GitHub copy of the document up-to-date and will share it from there, at least until I can successfully get the document reviewed and unflagged as including inappropriate content. </text:span></text:p>
      <text:p text:style-name="P5"/>
      <text:p text:style-name="P2"><text:span text:style-name="T3">Anything missing? Contact me at </text:span><text:a xlink:type="simple" xlink:href="mailto:pbeens@gmail.com" text:style-name="ListLabel_20_1" text:visited-style-name="ListLabel_20_1"><text:span text:style-name="T8">pbeens@gmail.com</text:span></text:a><text:span text:style-name="T3"> or </text:span><text:a xlink:type="simple" xlink:href="http://www.google.com/url?q=http%3A%2F%2Fwww.twitter.com%2Fpbeens&amp;sa=D&amp;sntz=1&amp;usg=AFQjCNHMcYnvG19vXmDkm2kI2d0DpdzshQ" text:style-name="ListLabel_20_1" text:visited-style-name="ListLabel_20_1"><text:span text:style-name="T8">@pbeens</text:span></text:a><text:span text:style-name="T3">. Thanks! ~Peter</text:span></text:p>
      <text:p text:style-name="P5"/>
      <text:p text:style-name="P5"/>
      <text:p text:style-name="P2"><draw:rect text:anchor-type="as-char" style:rel-width="100%" draw:z-index="0" draw:style-name="gr1" draw:text-style-name="P85" svg:width="0.0012in" svg:height="0.0213in"><text:p/></draw:rect></text:p>
      <text:p text:style-name="P4"/>
      <text:p text:style-name="P2"><text:a xlink:type="simple" xlink:href="#lbgkay4g4kq2" text:style-name="ListLabel_20_2" text:visited-style-name="ListLabel_20_2"><text:span text:style-name="T9">0</text:span></text:a><text:span text:style-name="T4"> </text:span><text:a xlink:type="simple" xlink:href="#whyrcw1lldrd" text:style-name="ListLabel_20_2" text:visited-style-name="ListLabel_20_2"><text:span text:style-name="T9">A</text:span></text:a><text:span text:style-name="T4"> </text:span><text:a xlink:type="simple" xlink:href="#567z4ykbg6vh" text:style-name="ListLabel_20_2" text:visited-style-name="ListLabel_20_2"><text:span text:style-name="T9">B</text:span></text:a><text:span text:style-name="T4"> </text:span><text:a xlink:type="simple" xlink:href="#c9licsxx145l" text:style-name="ListLabel_20_2" text:visited-style-name="ListLabel_20_2"><text:span text:style-name="T9">C</text:span></text:a><text:span text:style-name="T4"> </text:span><text:a xlink:type="simple" xlink:href="#g5b537blz12x" text:style-name="ListLabel_20_2" text:visited-style-name="ListLabel_20_2"><text:span text:style-name="T9">D</text:span></text:a><text:span text:style-name="T4"> </text:span><text:a xlink:type="simple" xlink:href="#spi8z4qa1uib" text:style-name="ListLabel_20_2" text:visited-style-name="ListLabel_20_2"><text:span text:style-name="T9">E</text:span></text:a><text:span text:style-name="T4"> </text:span><text:a xlink:type="simple" xlink:href="#8dnjgrb4v9oi" text:style-name="ListLabel_20_2" text:visited-style-name="ListLabel_20_2"><text:span text:style-name="T9">F</text:span></text:a><text:span text:style-name="T4"> </text:span><text:a xlink:type="simple" xlink:href="#j7wgw3b1g01d" text:style-name="ListLabel_20_2" text:visited-style-name="ListLabel_20_2"><text:span text:style-name="T9">G</text:span></text:a><text:span text:style-name="T4"> </text:span><text:a xlink:type="simple" xlink:href="#izjqbhjywian" text:style-name="ListLabel_20_2" text:visited-style-name="ListLabel_20_2"><text:span text:style-name="T9">H</text:span></text:a><text:span text:style-name="T4"> </text:span><text:a xlink:type="simple" xlink:href="#3nzx1xpsux5" text:style-name="ListLabel_20_2" text:visited-style-name="ListLabel_20_2"><text:span text:style-name="T9">I</text:span></text:a><text:span text:style-name="T4"> </text:span><text:a xlink:type="simple" xlink:href="#13n17jsy7nl" text:style-name="ListLabel_20_2" text:visited-style-name="ListLabel_20_2"><text:span text:style-name="T9">J</text:span></text:a><text:span text:style-name="T4"> </text:span><text:a xlink:type="simple" xlink:href="#gp1xiauhvbv" text:style-name="ListLabel_20_2" text:visited-style-name="ListLabel_20_2"><text:span text:style-name="T9">K</text:span></text:a><text:span text:style-name="T4"> </text:span><text:a xlink:type="simple" xlink:href="#3j9f43xwso0w" text:style-name="ListLabel_20_2" text:visited-style-name="ListLabel_20_2"><text:span text:style-name="T9">L</text:span></text:a><text:span text:style-name="T4"> </text:span><text:a xlink:type="simple" xlink:href="#w6j1us2wdxmk" text:style-name="ListLabel_20_2" text:visited-style-name="ListLabel_20_2"><text:span text:style-name="T9">M</text:span></text:a><text:span text:style-name="T4"> </text:span><text:a xlink:type="simple" xlink:href="#wi6ouin0f3h7" text:style-name="ListLabel_20_2" text:visited-style-name="ListLabel_20_2"><text:span text:style-name="T9">N</text:span></text:a><text:span text:style-name="T4"> </text:span><text:a xlink:type="simple" xlink:href="#q1727rjxh47f" text:style-name="ListLabel_20_2" text:visited-style-name="ListLabel_20_2"><text:span text:style-name="T9">O</text:span></text:a><text:span text:style-name="T4"> </text:span><text:a xlink:type="simple" xlink:href="#s0dheee3cfoi" text:style-name="ListLabel_20_2" text:visited-style-name="ListLabel_20_2"><text:span text:style-name="T9">P</text:span></text:a><text:span text:style-name="T4"> </text:span><text:a xlink:type="simple" xlink:href="#33m9q8dynwxa" text:style-name="ListLabel_20_2" text:visited-style-name="ListLabel_20_2"><text:span text:style-name="T9">Q</text:span></text:a><text:span text:style-name="T4"> </text:span><text:a xlink:type="simple" xlink:href="#7ukag65b6as3" text:style-name="ListLabel_20_2" text:visited-style-name="ListLabel_20_2"><text:span text:style-name="T9">R</text:span></text:a><text:span text:style-name="T4"> </text:span><text:a xlink:type="simple" xlink:href="#8xa1pzi64bwi" text:style-name="ListLabel_20_2" text:visited-style-name="ListLabel_20_2"><text:span text:style-name="T9">S</text:span></text:a><text:span text:style-name="T4"> </text:span><text:a xlink:type="simple" xlink:href="#8z7enzdpdwmf" text:style-name="ListLabel_20_2" text:visited-style-name="ListLabel_20_2"><text:span text:style-name="T9">T</text:span></text:a><text:span text:style-name="T4"> </text:span><text:a xlink:type="simple" xlink:href="#ualvqjorthm1" text:style-name="ListLabel_20_2" text:visited-style-name="ListLabel_20_2"><text:span text:style-name="T9">U</text:span></text:a><text:span text:style-name="T4"> </text:span><text:a xlink:type="simple" xlink:href="#tac0oemur74o" text:style-name="ListLabel_20_2" text:visited-style-name="ListLabel_20_2"><text:span text:style-name="T9">V</text:span></text:a><text:span text:style-name="T4"> </text:span><text:a xlink:type="simple" xlink:href="#cdj7ddm5yoef" text:style-name="ListLabel_20_2" text:visited-style-name="ListLabel_20_2"><text:span text:style-name="T9">W</text:span></text:a><text:span text:style-name="T4"> </text:span><text:a xlink:type="simple" xlink:href="#1s22lvfo4q3h" text:style-name="ListLabel_20_2" text:visited-style-name="ListLabel_20_2"><text:span text:style-name="T9">X</text:span></text:a><text:span text:style-name="T4"> </text:span><text:a xlink:type="simple" xlink:href="#726o1agpi9b8" text:style-name="ListLabel_20_2" text:visited-style-name="ListLabel_20_2"><text:span text:style-name="T9">Y</text:span></text:a><text:span text:style-name="T4"> </text:span><text:a xlink:type="simple" xlink:href="#emal92ayofzk" text:style-name="ListLabel_20_2" text:visited-style-name="ListLabel_20_2"><text:span text:style-name="T9">Z</text:span></text:a> </text:p>
      <text:p text:style-name="P2"><text:a xlink:type="simple" xlink:href="#ai6ubmmfyed2" text:style-name="ListLabel_20_3" text:visited-style-name="ListLabel_20_3"><text:span text:style-name="T13">Document Links</text:span></text:a></text:p>
      <text:p text:style-name="P2"><draw:rect text:anchor-type="as-char" style:rel-width="100%" draw:z-index="1" draw:style-name="gr1" draw:text-style-name="P85" svg:width="0.0012in" svg:height="0.0213in"><text:p/></draw:rect></text:p>
      <text:p text:style-name="P2"/>
      <text:p text:style-name="P3"><text:bookmark text:name="lbgkay4g4kq2"/></text:p>
      <text:p text:style-name="P3"><text:soft-page-break/><text:span text:style-name="T4">0-9</text:span></text:p>
      <text:p text:style-name="P4"/>
      <text:p text:style-name="P3"><text:span text:style-name="T4">+1 Button - </text:span><text:a xlink:type="simple" xlink:href="http://www.google.com/+1" text:style-name="ListLabel_20_2" text:visited-style-name="ListLabel_20_2"><text:span text:style-name="T9">www.google.com/+1</text:span></text:a></text:p>
      <text:p text:style-name="P3"><text:span text:style-name="T4">20 Things I Learned (eBook) - </text:span><text:a xlink:type="simple" xlink:href="http://www.20thingsilearned.com" text:style-name="ListLabel_20_2" text:visited-style-name="ListLabel_20_2"><text:span text:style-name="T9">www.20thingsilearned.com</text:span></text:a></text:p>
      <text:p text:style-name="P3"><text:span text:style-name="T4">3D Warehouse - </text:span><text:a xlink:type="simple" xlink:href="http://sketchup.google.com/3dwarehouse/" text:style-name="ListLabel_20_2" text:visited-style-name="ListLabel_20_2"><text:span text:style-name="T9">sketchup.google.com/3dwarehouse</text:span></text:a></text:p>
      <text:p text:style-name="P3"><text:bookmark text:name="whyrcw1lldrd"/></text:p>
      <text:p text:style-name="P3"><text:span text:style-name="T4">A</text:span></text:p>
      <text:p text:style-name="P4"/>
      <text:p text:style-name="P3"><text:span text:style-name="T4">A Google a Day - </text:span><text:a xlink:type="simple" xlink:href="http://www.agoogleaday.com/" text:style-name="ListLabel_20_2" text:visited-style-name="ListLabel_20_2"><text:span text:style-name="T9">www.agoogleaday.com</text:span></text:a></text:p>
      <text:p text:style-name="P3"><text:span text:style-name="T4">Aardvark (purchased by Google) - </text:span><text:a xlink:type="simple" xlink:href="http://vark.com/" text:style-name="ListLabel_20_2" text:visited-style-name="ListLabel_20_2"><text:span text:style-name="T9">vark.com</text:span></text:a></text:p>
      <text:p text:style-name="P11">About Me - <text:a xlink:type="simple" xlink:href="https://aboutme.google.com/" text:style-name="ListLabel_20_3" text:visited-style-name="ListLabel_20_3"><text:span text:style-name="T13">aboutme.google.com</text:span></text:a></text:p>
      <text:p text:style-name="P11">Accelerated Mobile Pages - <text:a xlink:type="simple" xlink:href="https://www.ampproject.org/" text:style-name="ListLabel_20_3" text:visited-style-name="ListLabel_20_3"><text:span text:style-name="T13">www.ampproject.org</text:span></text:a> </text:p>
      <text:p text:style-name="P11">Account Activity - <text:a xlink:type="simple" xlink:href="https://www.google.com/settings/activity" text:style-name="ListLabel_20_3" text:visited-style-name="ListLabel_20_3"><text:span text:style-name="T13">www.google.com/settings/activity</text:span></text:a></text:p>
      <text:p text:style-name="P3"><text:span text:style-name="T4">Accounts - </text:span><text:a xlink:type="simple" xlink:href="https://www.google.com/accounts" text:style-name="ListLabel_20_2" text:visited-style-name="ListLabel_20_2"><text:span text:style-name="T9">www.google.com/accounts</text:span></text:a></text:p>
      <text:p text:style-name="P3">Add-ons for Google Docs and Sheets - <text:a xlink:type="simple" xlink:href="http://googledrive.blogspot.com/2014/03/add-ons.html" text:style-name="ListLabel_20_3" text:visited-style-name="ListLabel_20_3"><text:span text:style-name="T13">googledrive.blogspot.com/2014/03/add-ons.html</text:span></text:a></text:p>
      <text:p text:style-name="P3">AdWords - <text:a xlink:type="simple" xlink:href="http://adwords.google.com" text:style-name="ListLabel_20_4" text:visited-style-name="ListLabel_20_4"><text:span text:style-name="T17">adwords.google.com</text:span></text:a></text:p>
      <text:p text:style-name="P3"><text:span text:style-name="T4">AdSense - </text:span><text:a xlink:type="simple" xlink:href="https://www.google.com/adsense" text:style-name="ListLabel_20_2" text:visited-style-name="ListLabel_20_2"><text:span text:style-name="T9">www.google.com/adsense</text:span></text:a></text:p>
      <text:p text:style-name="P3">Advanced Image Search - <text:a xlink:type="simple" xlink:href="http://www.google.com/advanced_image_search" text:style-name="ListLabel_20_3" text:visited-style-name="ListLabel_20_3"><text:span text:style-name="T13">www.google.com/advanced_image_search</text:span></text:a></text:p>
      <text:p text:style-name="P3">AI Experiments - <text:a xlink:type="simple" xlink:href="https://experiments.withgoogle.com/ai" text:style-name="ListLabel_20_3" text:visited-style-name="ListLabel_20_3"><text:span text:style-name="T13">experiments.withgoogle.com/ai</text:span></text:a> </text:p>
      <text:p text:style-name="P3"><text:span text:style-name="T4">Ajax Tutorial - </text:span><text:a xlink:type="simple" xlink:href="http://code.google.com/edu/ajax/tutorials/ajax-tutorial.html" text:style-name="ListLabel_20_2" text:visited-style-name="ListLabel_20_2"><text:span text:style-name="T9">code.google.com/edu/ajax/tutorials/ajax-tutorial.html</text:span></text:a></text:p>
      <text:p text:style-name="P3">Album Archive - <text:a xlink:type="simple" xlink:href="https://get.google.com/albumarchive" text:style-name="ListLabel_20_3" text:visited-style-name="ListLabel_20_3"><text:span text:style-name="T13">get.google.com/albumarchive</text:span></text:a> </text:p>
      <text:p text:style-name="P3"><text:soft-page-break/><text:span text:style-name="T4">Alerts - </text:span><text:a xlink:type="simple" xlink:href="http://alerts.google.com" text:style-name="ListLabel_20_2" text:visited-style-name="ListLabel_20_2"><text:span text:style-name="T9">alerts.google.com</text:span></text:a><text:span text:style-name="T4"> </text:span></text:p>
      <text:p text:style-name="P3">Allo - <text:a xlink:type="simple" xlink:href="https://allo.google.com/" text:style-name="ListLabel_20_3" text:visited-style-name="ListLabel_20_3"><text:span text:style-name="T13">allo.google.com</text:span></text:a></text:p>
      <text:p text:style-name="P11">AMP (Accelerated Mobile Pages) - <text:a xlink:type="simple" xlink:href="https://www.ampproject.org/" text:style-name="ListLabel_20_3" text:visited-style-name="ListLabel_20_3"><text:span text:style-name="T13">www.ampproject.org</text:span></text:a></text:p>
      <text:p text:style-name="P3">Alphabet - <text:a xlink:type="simple" xlink:href="https://abc.xyz/" text:style-name="ListLabel_20_3" text:visited-style-name="ListLabel_20_3"><text:span text:style-name="T13">abc.xyz</text:span></text:a> </text:p>
      <text:p text:style-name="P3"><text:span text:style-name="T4">Analytics - </text:span><text:a xlink:type="simple" xlink:href="http://www.google.com/analytics/" text:style-name="ListLabel_20_2" text:visited-style-name="ListLabel_20_2"><text:span text:style-name="T9">www.google.com/analytics</text:span></text:a></text:p>
      <text:p text:style-name="P10">Android - <text:a xlink:type="simple" xlink:href="http://www.google.com/android" text:style-name="ListLabel_20_3" text:visited-style-name="ListLabel_20_3"><text:span text:style-name="T13">www.google.com/android</text:span></text:a></text:p>
      <text:p text:style-name="P10">Android Device Manager - <text:a xlink:type="simple" xlink:href="https://www.google.com/android/devicemanager" text:style-name="ListLabel_20_3" text:visited-style-name="ListLabel_20_3"><text:span text:style-name="T13">www.google.com/android/devicemanager</text:span></text:a></text:p>
      <text:p text:style-name="P3"><text:span text:style-name="T4">Answers - </text:span><text:a xlink:type="simple" xlink:href="http://answers.google.com" text:style-name="ListLabel_20_2" text:visited-style-name="ListLabel_20_2"><text:span text:style-name="T9">answers.google.com</text:span></text:a><text:span text:style-name="T4"> (retired)</text:span></text:p>
      <text:p text:style-name="P3"><text:span text:style-name="T4">App Engine - </text:span><text:a xlink:type="simple" xlink:href="http://appengine.google.com" text:style-name="ListLabel_20_2" text:visited-style-name="ListLabel_20_2"><text:span text:style-name="T9">appengine.google.com</text:span></text:a><text:span text:style-name="T4"> </text:span></text:p>
      <text:p text:style-name="P3"><text:span text:style-name="T4">App Inventor - </text:span><text:a xlink:type="simple" xlink:href="http://appinventor.googlelabs.com" text:style-name="ListLabel_20_2" text:visited-style-name="ListLabel_20_2"><text:span text:style-name="T9">appinventor.googlelabs.com</text:span></text:a><text:span text:style-name="T4"> (now </text:span><text:a xlink:type="simple" xlink:href="http://appinventor.mit.edu/" text:style-name="ListLabel_20_3" text:visited-style-name="ListLabel_20_3"><text:span text:style-name="T13">appinventor.mit.edu</text:span></text:a>)</text:p>
      <text:p text:style-name="P3"><text:span text:style-name="T4">App Spot - </text:span><text:a xlink:type="simple" xlink:href="http://www.appspot.com" text:style-name="ListLabel_20_2" text:visited-style-name="ListLabel_20_2"><text:span text:style-name="T9">www.appspot.com</text:span></text:a><text:span text:style-name="T4"> (forwards to App Engine)</text:span></text:p>
      <text:p text:style-name="P3">Applied Digital Skills - <text:a xlink:type="simple" xlink:href="https://applieddigitalskills.withgoogle.com/" text:style-name="ListLabel_20_3" text:visited-style-name="ListLabel_20_3"><text:span text:style-name="T13">applieddigitalskills.withgoogle.com</text:span></text:a> </text:p>
      <text:p text:style-name="P3">Area 120 - <text:a xlink:type="simple" xlink:href="https://area120.google.com/" text:style-name="ListLabel_20_3" text:visited-style-name="ListLabel_20_3"><text:span text:style-name="T13">area120.google.com</text:span></text:a> </text:p>
      <text:p text:style-name="P3"><text:span text:style-name="T4">Art Project - </text:span><text:a xlink:type="simple" xlink:href="http://www.google.com/url?q=http%3A%2F%2Fwww.googleartproject.com%2F&amp;sa=D&amp;sntz=1&amp;usg=AFQjCNEz1UgGYqa9413rDurb4oywwcwnHw" text:style-name="ListLabel_20_2" text:visited-style-name="ListLabel_20_2"><text:span text:style-name="T9">www.googleartproject.com</text:span></text:a></text:p>
      <text:p text:style-name="P3">Artists and Machine Intelligence - <text:a xlink:type="simple" xlink:href="https://ami.withgoogle.com/" text:style-name="ListLabel_20_3" text:visited-style-name="ListLabel_20_3"><text:span text:style-name="T13">ami.withgoogle.com</text:span></text:a> </text:p>
      <text:p text:style-name="P3">Atmosphere - <text:a xlink:type="simple" xlink:href="https://atmosphere.withgoogle.com/" text:style-name="ListLabel_20_3" text:visited-style-name="ListLabel_20_3"><text:span text:style-name="T13">atmosphere.withgoogle.com</text:span></text:a> </text:p>
      <text:p text:style-name="P3">Authorship - <text:a xlink:type="simple" xlink:href="https://plus.google.com/authorship" text:style-name="ListLabel_20_3" text:visited-style-name="ListLabel_20_3"><text:span text:style-name="T13">plus.google.com/authorship</text:span></text:a></text:p>
      <text:p text:style-name="P3">Auto Awesome - <text:a xlink:type="simple" xlink:href="https://support.google.com/plus/answer/3113884?hl=en" text:style-name="ListLabel_20_3" text:visited-style-name="ListLabel_20_3"><text:span text:style-name="T13">support.google.com/plus/answer/3113884?hl=en</text:span></text:a></text:p>
      <text:p text:style-name="P3">Auto Awesome Photobombs with David Hasselhoff - <text:a xlink:type="simple" xlink:href="http://goo.gl/WesR8B" text:style-name="ListLabel_20_3" text:visited-style-name="ListLabel_20_3"><text:span text:style-name="T13">goo.gl/WesR8B</text:span></text:a><text:span text:style-name="T20"><text:note text:id="ftn1" text:note-class="footnote"><text:note-citation>1</text:note-citation><text:note-body><text:p text:style-name="P13"><text:span text:style-name="T20"/><text:span text:style-name="T22"> Forwards to </text:span><text:a xlink:type="simple" xlink:href="http://googleblog.blogspot.com/2014/03/introducing-auto-awesome-photobombs.html" text:style-name="Internet_20_link" text:visited-style-name="Visited_20_Internet_20_Link"><text:span text:style-name="T14">http://googleblog.blogspot.com/2014/03/introducing-auto-awesome-photobombs.html</text:span></text:a><text:span text:style-name="T22"> </text:span></text:p></text:note-body></text:note></text:span></text:p>
      <text:p text:style-name="P3">Automatic Statistician (Google-funded) - <text:a xlink:type="simple" xlink:href="http://www.automaticstatistician.com" text:style-name="ListLabel_20_3" text:visited-style-name="ListLabel_20_3"><text:span text:style-name="T13">www.automaticstatistician.com</text:span></text:a><text:span text:style-name="T20"><text:note text:id="ftn2" text:note-class="footnote"><text:note-citation>2</text:note-citation><text:note-body><text:p text:style-name="P14"><text:span text:style-name="T20"/><text:span text:style-name="T22"> Announced December 2014 at </text:span><text:a xlink:type="simple" xlink:href="http://googleresearch.blogspot.ca/2014/12/automatically-making-sense-of-data.html" text:style-name="Internet_20_link" text:visited-style-name="Visited_20_Internet_20_Link"><text:span text:style-name="T14">http://googleresearch.blogspot.ca/2014/12/automatically-making-sense-of-data.html</text:span></text:a><text:span text:style-name="T22"> </text:span></text:p></text:note-body></text:note></text:span> </text:p>
      <text:p text:style-name="P3"><text:bookmark text:name="567z4ykbg6vh"/></text:p>
      <text:p text:style-name="P3"><text:soft-page-break/><text:span text:style-name="T4">B</text:span></text:p>
      <text:p text:style-name="P4"/>
      <text:p text:style-name="P3">Baseline Research - WSJ article: <text:a xlink:type="simple" xlink:href="http://goo.gl/gNNoXC" text:style-name="ListLabel_20_3" text:visited-style-name="ListLabel_20_3"><text:span text:style-name="T13">goo.gl/gNNoXC</text:span></text:a></text:p>
      <text:p text:style-name="P3">Be Internet Awesome - <text:a xlink:type="simple" xlink:href="https://beinternetawesome.withgoogle.com/" text:style-name="ListLabel_20_3" text:visited-style-name="ListLabel_20_3"><text:span text:style-name="T13">beinternetawesome.withgoogle.com</text:span></text:a> </text:p>
      <text:p text:style-name="P3">BigQuery - <text:a xlink:type="simple" xlink:href="https://cloud.google.com/bigquery/" text:style-name="ListLabel_20_3" text:visited-style-name="ListLabel_20_3"><text:span text:style-name="T13">cloud.google.com/bigquery</text:span></text:a> </text:p>
      <text:p text:style-name="P3">Big Picture Group - <text:a xlink:type="simple" xlink:href="http://research.google.com/bigpicture/" text:style-name="ListLabel_20_3" text:visited-style-name="ListLabel_20_3"><text:span text:style-name="T13">research.google.com/bigpicture</text:span></text:a></text:p>
      <text:p text:style-name="P3">Blockly<text:span text:style-name="T20"><text:note text:id="ftn3" text:note-class="footnote"><text:note-citation>3</text:note-citation><text:note-body><text:p text:style-name="P15"><text:span text:style-name="T20"/><text:span text:style-name="T22"> Has moved to </text:span><text:a xlink:type="simple" xlink:href="https://developers.google.com/blockly/" text:style-name="Internet_20_link" text:visited-style-name="Visited_20_Internet_20_Link"><text:span text:style-name="T14">https://developers.google.com/blockly/</text:span></text:a><text:span text:style-name="T22"> </text:span></text:p></text:note-body></text:note></text:span> - <text:a xlink:type="simple" xlink:href="http://code.google.com/p/google-blockly/" text:style-name="ListLabel_20_3" text:visited-style-name="ListLabel_20_3"><text:span text:style-name="T13">code.google.com/p/google-blockly</text:span></text:a> (now <text:a xlink:type="simple" xlink:href="https://developers.google.com/blockly/" text:style-name="ListLabel_20_3" text:visited-style-name="ListLabel_20_3"><text:span text:style-name="T13">developers.google.com/blockly</text:span></text:a>) </text:p>
      <text:p text:style-name="P3">Blocks - <text:a xlink:type="simple" xlink:href="https://vr.google.com/blocks/" text:style-name="ListLabel_20_3" text:visited-style-name="ListLabel_20_3"><text:span text:style-name="T13">vr.google.com/blocks</text:span></text:a> </text:p>
      <text:p text:style-name="P3"><text:span text:style-name="T4">Blog - </text:span><text:a xlink:type="simple" xlink:href="http://googleblog.blogspot.com/" text:style-name="ListLabel_20_2" text:visited-style-name="ListLabel_20_2"><text:span text:style-name="T9">googleblog.blogspot.com</text:span></text:a> (also <text:a xlink:type="simple" xlink:href="https://blog.google/" text:style-name="ListLabel_20_3" text:visited-style-name="ListLabel_20_3"><text:span text:style-name="T13">blog.google</text:span></text:a>) </text:p>
      <text:p text:style-name="P3">Blog Search - <text:a xlink:type="simple" xlink:href="http://www.google.com/blogsearch" text:style-name="ListLabel_20_4" text:visited-style-name="ListLabel_20_4"><text:span text:style-name="T17">www.google.com/blogsearch</text:span></text:a></text:p>
      <text:p text:style-name="P3"><text:span text:style-name="T4">Blogger - </text:span><text:a xlink:type="simple" xlink:href="http://www.blogger.com" text:style-name="ListLabel_20_2" text:visited-style-name="ListLabel_20_2"><text:span text:style-name="T9">www.blogger.com</text:span></text:a></text:p>
      <text:p text:style-name="P3"><text:span text:style-name="T4">Body Browser - </text:span><text:a xlink:type="simple" xlink:href="http://bodybrowser.googlelabs.com/" text:style-name="ListLabel_20_2" text:visited-style-name="ListLabel_20_2"><text:span text:style-name="T9">bodybrowser.googlelabs.com</text:span></text:a></text:p>
      <text:p text:style-name="P3"><text:span text:style-name="T4">Bookmarks - </text:span><text:a xlink:type="simple" xlink:href="http://bookmarks.google.com" text:style-name="ListLabel_20_2" text:visited-style-name="ListLabel_20_2"><text:span text:style-name="T9">bookmarks.google.com</text:span></text:a><text:span text:style-name="T4"> </text:span></text:p>
      <text:p text:style-name="P3"><text:span text:style-name="T4">Books - </text:span><text:a xlink:type="simple" xlink:href="http://books.google.com/" text:style-name="ListLabel_20_2" text:visited-style-name="ListLabel_20_2"><text:span text:style-name="T9">books.google.com</text:span></text:a></text:p>
      <text:p text:style-name="P3">Boston Marathon Explosions Person Finder<text:span text:style-name="T20"><text:note text:id="ftn4" text:note-class="footnote"><text:note-citation>4</text:note-citation><text:note-body><text:p text:style-name="P16"><text:span text:style-name="T20"/><text:span text:style-name="T22"> No longer active.</text:span></text:p></text:note-body></text:note></text:span> - <text:a xlink:type="simple" xlink:href="http://google.org/personfinder/2013-boston-explosions/" text:style-name="ListLabel_20_3" text:visited-style-name="ListLabel_20_3"><text:span text:style-name="T13">google.org/personfinder/2013-boston-explosions</text:span></text:a></text:p>
      <text:p text:style-name="P3">Brain - <text:a xlink:type="simple" xlink:href="http://research.google.com/teams/brain/" text:style-name="ListLabel_20_3" text:visited-style-name="ListLabel_20_3"><text:span text:style-name="T13">research.google.com/teams/brain</text:span></text:a> </text:p>
      <text:p text:style-name="P3"><text:span text:style-name="T4">Breadcrumb - </text:span><text:a xlink:type="simple" xlink:href="http://breadcrumb.googlelabs.com/" text:style-name="ListLabel_20_2" text:visited-style-name="ListLabel_20_2"><text:span text:style-name="T9">breadcrumb.googlelabs.com</text:span></text:a><text:span text:style-name="T10"> (retired; URL no longer w</text:span>orking<text:span text:style-name="T10">)</text:span></text:p>
      <text:p text:style-name="P3"><text:span text:style-name="T4">Browser Sync - </text:span><text:a xlink:type="simple" xlink:href="http://www.google.com/tools/firefox/browsersync/" text:style-name="ListLabel_20_2" text:visited-style-name="ListLabel_20_2"><text:span text:style-name="T9">www.google.com/tools/firefox/browsersync/</text:span></text:a><text:span text:style-name="T4"> (retired)</text:span></text:p>
      <text:p text:style-name="P3">Business (My) - <text:a xlink:type="simple" xlink:href="http://business.google.com" text:style-name="ListLabel_20_3" text:visited-style-name="ListLabel_20_3"><text:span text:style-name="T13">business.google.com</text:span></text:a> </text:p>
      <text:p text:style-name="P3">Business Photos - <text:a xlink:type="simple" xlink:href="http://maps.google.com/help/maps/businessphotos/" text:style-name="ListLabel_20_3" text:visited-style-name="ListLabel_20_3"><text:span text:style-name="T13">maps.google.com/help/maps/businessphotos</text:span></text:a><text:span text:style-name="T20"><text:note text:id="ftn5" text:note-class="footnote"><text:note-citation>5</text:note-citation><text:note-body><text:p text:style-name="P17"><text:span text:style-name="T20"/><text:span text:style-name="T22"> Now forwards to </text:span><text:a xlink:type="simple" xlink:href="https://www.google.com/streetview/earn/" text:style-name="Internet_20_link" text:visited-style-name="Visited_20_Internet_20_Link"><text:span text:style-name="T14">https://www.google.com/streetview/earn/</text:span></text:a><text:span text:style-name="T22"> </text:span></text:p></text:note-body></text:note></text:span></text:p>
      <text:p text:style-name="P19">Build - <text:a xlink:type="simple" xlink:href="http://www.buildwithchrome.com" text:style-name="ListLabel_20_3" text:visited-style-name="ListLabel_20_3"><text:span text:style-name="T13">www.buildwithchrome.com</text:span></text:a><text:span text:style-name="T20"><text:note text:id="ftn6" text:note-class="footnote"><text:note-citation>6</text:note-citation><text:note-body><text:p text:style-name="P18"><text:span text:style-name="T20"/><text:span text:style-name="T22"> A partnership between Google Chrome and LEGO® Australia</text:span></text:p></text:note-body></text:note></text:span> </text:p>
      <text:p text:style-name="P19"><text:soft-page-break/>Bump - <text:a xlink:type="simple" xlink:href="https://bu.mp/" text:style-name="ListLabel_20_3" text:visited-style-name="ListLabel_20_3"><text:span text:style-name="T13">bu.mp</text:span></text:a><text:span text:style-name="T20"><text:note text:id="ftn7" text:note-class="footnote"><text:note-citation>7</text:note-citation><text:note-body><text:p text:style-name="P20"><text:span text:style-name="T20"/><text:span text:style-name="T22"> Acquired by Google in September 2013. See </text:span><text:a xlink:type="simple" xlink:href="http://blog.bu.mp/post/61411611006/bump-google" text:style-name="Internet_20_link" text:visited-style-name="Visited_20_Internet_20_Link"><text:span text:style-name="T14">http://blog.bu.mp/post/61411611006/bump-google</text:span></text:a><text:span text:style-name="T22"> for details.</text:span></text:p></text:note-body></text:note></text:span> (retired<text:span text:style-name="T20"><text:note text:id="ftn8" text:note-class="footnote"><text:note-citation>8</text:note-citation><text:note-body><text:p text:style-name="P21"><text:span text:style-name="T20"/><text:span text:style-name="T22"> Retirement announced December 2013 at </text:span><text:a xlink:type="simple" xlink:href="http://blog.bu.mp/post/71781606704/all-good-things" text:style-name="Internet_20_link" text:visited-style-name="Visited_20_Internet_20_Link"><text:span text:style-name="T14">http://blog.bu.mp/post/71781606704/all-good-things</text:span></text:a></text:p></text:note-body></text:note></text:span>)</text:p>
      <text:p text:style-name="P3"><text:span text:style-name="T4">Buzz - </text:span><text:a xlink:type="simple" xlink:href="http://buzz.google.com" text:style-name="ListLabel_20_2" text:visited-style-name="ListLabel_20_2"><text:span text:style-name="T9">buzz.google.com</text:span></text:a><text:span text:style-name="T4"> (retired)</text:span></text:p>
      <text:p text:style-name="P3"><text:bookmark text:name="c9licsxx145l"/></text:p>
      <text:p text:style-name="P3"><text:span text:style-name="T4">C</text:span></text:p>
      <text:p text:style-name="P4"/>
      <text:p text:style-name="P3"><text:span text:style-name="T4">Calculator - </text:span><text:a xlink:type="simple" xlink:href="http://www.google.com" text:style-name="ListLabel_20_2" text:visited-style-name="ListLabel_20_2"><text:span text:style-name="T9">www.google.com</text:span></text:a><text:span text:style-name="T4"> (just enter the numbers to calculate!)</text:span></text:p>
      <text:p text:style-name="P3"><text:span text:style-name="T4">Calendar - </text:span><text:a xlink:type="simple" xlink:href="http://calendar.google.com" text:style-name="ListLabel_20_2" text:visited-style-name="ListLabel_20_2"><text:span text:style-name="T9">calendar.google.com</text:span></text:a></text:p>
      <text:p text:style-name="P3">Canvas - <text:a xlink:type="simple" xlink:href="https://canvas.apps.chrome/" text:style-name="ListLabel_20_3" text:visited-style-name="ListLabel_20_3"><text:span text:style-name="T13">canvas.apps.chrome</text:span></text:a><text:span text:style-name="T20"><text:note text:id="ftn9" text:note-class="footnote"><text:note-citation>9</text:note-citation><text:note-body><text:p text:style-name="P22"><text:span text:style-name="T20"/><text:span text:style-name="T22"> Released December 2018. For a great overview visit </text:span><text:a xlink:type="simple" xlink:href="https://chromeunboxed.com/news/chrome-canvas-draw-chromebook-google-web-app/" text:style-name="Internet_20_link" text:visited-style-name="Visited_20_Internet_20_Link"><text:span text:style-name="T14">https://chromeunboxed.com/news/chrome-canvas-draw-chromebook-google-web-app/</text:span></text:a><text:span text:style-name="T22"> </text:span></text:p></text:note-body></text:note></text:span> </text:p>
      <text:p text:style-name="P3">Cardboard - <text:a xlink:type="simple" xlink:href="https://www.google.com/get/cardboard" text:style-name="ListLabel_20_3" text:visited-style-name="ListLabel_20_3"><text:span text:style-name="T13">www.google.com/get/cardboard</text:span></text:a> (now forwards to <text:a xlink:type="simple" xlink:href="https://vr.google.com/cardboard/" text:style-name="ListLabel_20_3" text:visited-style-name="ListLabel_20_3"><text:span text:style-name="T13">vr.google.com/cardboard</text:span></text:a>)</text:p>
      <text:p text:style-name="P3">Cast - <text:a xlink:type="simple" xlink:href="http://cast.google.com" text:style-name="ListLabel_20_3" text:visited-style-name="ListLabel_20_3"><text:span text:style-name="T13">cast.google.com</text:span></text:a></text:p>
      <text:p text:style-name="P3">Cast for Audio - <text:a xlink:type="simple" xlink:href="https://www.google.com/cast/audio/" text:style-name="ListLabel_20_3" text:visited-style-name="ListLabel_20_3"><text:span text:style-name="T13">www.google.com/cast/audio/</text:span></text:a> </text:p>
      <text:p text:style-name="P3">Catalogs - <text:a xlink:type="simple" xlink:href="http://www.google.com/catalogs" text:style-name="ListLabel_20_4" text:visited-style-name="ListLabel_20_4"><text:span text:style-name="T17">www.google.com/catalogs</text:span></text:a></text:p>
      <text:p text:style-name="P3"><text:span text:style-name="T4">Chart API - </text:span><text:a xlink:type="simple" xlink:href="http://code.google.com/apis/chart/" text:style-name="ListLabel_20_2" text:visited-style-name="ListLabel_20_2"><text:span text:style-name="T9">code.google.com/apis/chart</text:span></text:a></text:p>
      <text:p text:style-name="P3"><text:span text:style-name="T4">Checkout - </text:span><text:a xlink:type="simple" xlink:href="https://checkout.google.com" text:style-name="ListLabel_20_2" text:visited-style-name="ListLabel_20_2"><text:span text:style-name="T9">checkout.google.com</text:span></text:a><text:span text:style-name="T4"> </text:span></text:p>
      <text:p text:style-name="P3">Crisis Maps - <text:a xlink:type="simple" xlink:href="https://google.org/crisismap/weather_and_events" text:style-name="ListLabel_20_3" text:visited-style-name="ListLabel_20_3"><text:span text:style-name="T13">google.org/crisismap/weather_and_events</text:span></text:a> </text:p>
      <text:p text:style-name="P3"><text:span text:style-name="T4">Chrome - </text:span><text:a xlink:type="simple" xlink:href="http://chrome.google.com/" text:style-name="ListLabel_20_2" text:visited-style-name="ListLabel_20_2"><text:span text:style-name="T9">chrome.google.com</text:span></text:a><text:span text:style-name="T4"> </text:span></text:p>
      <text:p text:style-name="P3">Chrome Cleanup Tool - <text:a xlink:type="simple" xlink:href="https://www.google.com/chrome/cleanup-tool/" text:style-name="ListLabel_20_3" text:visited-style-name="ListLabel_20_3"><text:span text:style-name="T13">www.google.com/chrome/cleanup-tool</text:span></text:a> </text:p>
      <text:p text:style-name="P3">Chrome Cube Lab - <text:a xlink:type="simple" xlink:href="https://chrome.com/cubelab" text:style-name="ListLabel_20_3" text:visited-style-name="ListLabel_20_3"><text:span text:style-name="T13">chrome.com/cubelab</text:span></text:a></text:p>
      <text:p text:style-name="P3"><text:span text:style-name="T4">Chrome Experiments - </text:span><text:a xlink:type="simple" xlink:href="http://www.chromeexperiments.com/" text:style-name="ListLabel_20_2" text:visited-style-name="ListLabel_20_2"><text:span text:style-name="T9">www.chromeexperiments.com</text:span></text:a></text:p>
      <text:p text:style-name="P3">Chrome Music Lab - <text:a xlink:type="simple" xlink:href="https://musiclab.chromeexperiments.com/" text:style-name="ListLabel_20_3" text:visited-style-name="ListLabel_20_3"><text:span text:style-name="T13">musiclab.chromeexperiments.com</text:span></text:a> </text:p>
      <text:p text:style-name="P3">Chrome Multitask Mode - <text:a xlink:type="simple" xlink:href="https://www.google.com/intl/en/chrome/multitask.html" text:style-name="ListLabel_20_3" text:visited-style-name="ListLabel_20_3"><text:span text:style-name="T13">www.google.com/intl/en/chrome/multitask.html</text:span></text:a> <text:span text:style-name="T12">April Fools!</text:span></text:p>
      <text:p text:style-name="P3"><text:soft-page-break/><text:span text:style-name="T4">Chrome OS - </text:span><text:a xlink:type="simple" xlink:href="http://www.google.com/chromeos/" text:style-name="ListLabel_20_2" text:visited-style-name="ListLabel_20_2"><text:span text:style-name="T9">www.google.com/chromeos</text:span></text:a></text:p>
      <text:p text:style-name="P3">Chrome Remote Desktop - <text:a xlink:type="simple" xlink:href="https://chrome.google.com/webstore/detail/gbchcmhmhahfdphkhkmpfmihenigjmpp" text:style-name="ListLabel_20_4" text:visited-style-name="ListLabel_20_4"><text:span text:style-name="T17">chrome.google.com/..../detail/gbchcmhmhahfdphkhkmpfmihenigjmpp</text:span></text:a></text:p>
      <text:p text:style-name="P3"><text:span text:style-name="T4">Chrome Web Store - </text:span><text:a xlink:type="simple" xlink:href="http://chrome.google.com/webstore" text:style-name="ListLabel_20_2" text:visited-style-name="ListLabel_20_2"><text:span text:style-name="T9">chrome.google.com/webstore</text:span></text:a></text:p>
      <text:p text:style-name="P3">Chromebox for Meetings - <text:a xlink:type="simple" xlink:href="http://www.google.com/intl/en/chrome/business/solutions/for-meetings.html" text:style-name="ListLabel_20_3" text:visited-style-name="ListLabel_20_3"><text:span text:style-name="T13">www.google.com/intl/en/chrome/business/solutions/for-meetings.html</text:span></text:a><text:span text:style-name="T20"><text:note text:id="ftn10" text:note-class="footnote"><text:note-citation>10</text:note-citation><text:note-body><text:p text:style-name="P23"><text:span text:style-name="T20"/><text:span text:style-name="T22"> Announced February 2014 at </text:span><text:a xlink:type="simple" xlink:href="http://googleblog.blogspot.com/2014/02/chromebox-now-for-simpler-and-better.html" text:style-name="Internet_20_link" text:visited-style-name="Visited_20_Internet_20_Link"><text:span text:style-name="T14">http://googleblog.blogspot.com/2014/02/chromebox-now-for-simpler-and-better.html</text:span></text:a></text:p></text:note-body></text:note></text:span></text:p>
      <text:p text:style-name="P3">Chromecast - <text:a xlink:type="simple" xlink:href="https://chromecast.com" text:style-name="ListLabel_20_3" text:visited-style-name="ListLabel_20_3"><text:span text:style-name="T13">https://chromecast.com</text:span></text:a> (also <text:a xlink:type="simple" xlink:href="http://www.google.com/chromecast" text:style-name="ListLabel_20_3" text:visited-style-name="ListLabel_20_3"><text:span text:style-name="T13">www.google.com/chromecast</text:span></text:a>)</text:p>
      <text:p text:style-name="P3"><text:span text:style-name="T4">Chromium - </text:span><text:a xlink:type="simple" xlink:href="http://www.chromium.org/Home" text:style-name="ListLabel_20_2" text:visited-style-name="ListLabel_20_2"><text:span text:style-name="T9">www.chromium.org/Home</text:span></text:a></text:p>
      <text:p text:style-name="P3"><text:span text:style-name="T4">Chromium OS - </text:span><text:a xlink:type="simple" xlink:href="http://www.chromium.org/chromium-os" text:style-name="ListLabel_20_2" text:visited-style-name="ListLabel_20_2"><text:span text:style-name="T9">www.chromium.org/chromium-os</text:span></text:a><text:span text:style-name="T4"> (see also Chrome OS)</text:span></text:p>
      <text:p text:style-name="P3">Classroom - <text:a xlink:type="simple" xlink:href="https://classroom.google.com" text:style-name="ListLabel_20_3" text:visited-style-name="ListLabel_20_3"><text:span text:style-name="T13">classroom.google.com</text:span></text:a> </text:p>
      <text:p text:style-name="P3">Closure Tools - <text:a xlink:type="simple" xlink:href="https://code.google.com/closure/" text:style-name="ListLabel_20_4" text:visited-style-name="ListLabel_20_4"><text:span text:style-name="T17">code.google.com/closure</text:span></text:a></text:p>
      <text:p text:style-name="P3"><text:span text:style-name="T4">Cloud Connect for Microsoft Office - </text:span><text:a xlink:type="simple" xlink:href="http://tools.google.com/dlpage/cloudconnect" text:style-name="ListLabel_20_2" text:visited-style-name="ListLabel_20_2"><text:span text:style-name="T9">tools.google.com/dlpage/cloudconnect</text:span></text:a></text:p>
      <text:p text:style-name="P11">Cloud Dataproc - <text:a xlink:type="simple" xlink:href="https://cloud.google.com/dataproc/" text:style-name="ListLabel_20_3" text:visited-style-name="ListLabel_20_3"><text:span text:style-name="T13">cloud.google.com/dataproc</text:span></text:a> </text:p>
      <text:p text:style-name="P11">Cloud Identity and Access Management - <text:a xlink:type="simple" xlink:href="https://cloud.google.com/iam/" text:style-name="ListLabel_20_3" text:visited-style-name="ListLabel_20_3"><text:span text:style-name="T13">cloud.google.com/iam</text:span></text:a> </text:p>
      <text:p text:style-name="P11">Cloud Platform - <text:a xlink:type="simple" xlink:href="http://cloud.google.com" text:style-name="ListLabel_20_3" text:visited-style-name="ListLabel_20_3"><text:span text:style-name="T13">cloud.google.com</text:span></text:a> </text:p>
      <text:p text:style-name="P3"><text:span text:style-name="T4">Cloud Print - </text:span><text:a xlink:type="simple" xlink:href="http://www.google.com/cloudprint" text:style-name="ListLabel_20_2" text:visited-style-name="ListLabel_20_2"><text:span text:style-name="T9">www.google.com/cloudprint</text:span></text:a></text:p>
      <text:p text:style-name="P3">Cloud Storage Nearline - <text:a xlink:type="simple" xlink:href="https://cloud.google.com/storage-nearline/" text:style-name="ListLabel_20_3" text:visited-style-name="ListLabel_20_3"><text:span text:style-name="T13">cloud.google.com/storage-nearline</text:span></text:a></text:p>
      <text:p text:style-name="P3">Cloud Vision API - <text:a xlink:type="simple" xlink:href="https://cloud.google.com/vision/" text:style-name="ListLabel_20_3" text:visited-style-name="ListLabel_20_3"><text:span text:style-name="T13">cloud.google.com/vision</text:span></text:a> </text:p>
      <text:p text:style-name="P3">Code Jam - <text:a xlink:type="simple" xlink:href="https://code.google.com/codejam/" text:style-name="ListLabel_20_3" text:visited-style-name="ListLabel_20_3"><text:span text:style-name="T13">code.google.com/codejam</text:span></text:a> </text:p>
      <text:p text:style-name="P3"><text:span text:style-name="T4">Code University - </text:span><text:a xlink:type="simple" xlink:href="https://developers.google.com/university/" text:style-name="ListLabel_20_5" text:visited-style-name="ListLabel_20_5"><text:span text:style-name="T11">https://developers.google.com/university</text:span></text:a><text:span text:style-name="T20"><text:note text:id="ftn11" text:note-class="footnote"><text:note-citation>11</text:note-citation><text:note-body><text:p text:style-name="P24"><text:span text:style-name="T20"/><text:span text:style-name="T22"> Was </text:span><text:a xlink:type="simple" xlink:href="http://code.google.com/edu/" text:style-name="Internet_20_link" text:visited-style-name="Visited_20_Internet_20_Link"><text:span text:style-name="T17">code.google.com/edu</text:span></text:a><text:span text:style-name="T22"> until Google Code’s retirement.</text:span></text:p></text:note-body></text:note></text:span></text:p>
      <text:p text:style-name="P12">Code-in - <text:a xlink:type="simple" xlink:href="https://developers.google.com/open-source/gci" text:style-name="ListLabel_20_3" text:visited-style-name="ListLabel_20_3"><text:span text:style-name="T13">https://developers.google.com/open-source/gci</text:span></text:a><text:span text:style-name="T20"><text:note text:id="ftn12" text:note-class="footnote"><text:note-citation>12</text:note-citation><text:note-body><text:p text:style-name="P25"><text:span text:style-name="T20"/><text:span text:style-name="T22"> Was </text:span><text:a xlink:type="simple" xlink:href="http://code.google.com/gci" text:style-name="Internet_20_link" text:visited-style-name="Visited_20_Internet_20_Link"><text:span text:style-name="T13">code.google.com/gci</text:span></text:a><text:span text:style-name="T22"> until Google Code’s retirement. </text:span></text:p></text:note-body></text:note></text:span></text:p>
      <text:p text:style-name="P3"><text:span text:style-name="T4">Codesearch - </text:span><text:a xlink:type="simple" xlink:href="http://www.google.com/codesearch" text:style-name="ListLabel_20_2" text:visited-style-name="ListLabel_20_2"><text:span text:style-name="T9">www.google.com/codesearch</text:span></text:a></text:p>
      <text:p text:style-name="P3">Collections - <text:a xlink:type="simple" xlink:href="https://code.google.com/p/google-collections/" text:style-name="ListLabel_20_3" text:visited-style-name="ListLabel_20_3"><text:span text:style-name="T13">code.google.com/p/google-collections</text:span></text:a><text:span text:style-name="T20"><text:note text:id="ftn13" text:note-class="footnote"><text:note-citation>13</text:note-citation><text:note-body><text:p text:style-name="P26"><text:span text:style-name="T20"/><text:span text:style-name="T22"> Was renamed Guava and moved to </text:span><text:a xlink:type="simple" xlink:href="https://code.google.com/p/guava-libraries/" text:style-name="Internet_20_link" text:visited-style-name="Visited_20_Internet_20_Link"><text:span text:style-name="T14">https://code.google.com/p/guava-libraries</text:span></text:a><text:span text:style-name="T22"> then migrated to </text:span><text:a xlink:type="simple" xlink:href="https://github.com/google/guava" text:style-name="Internet_20_link" text:visited-style-name="Visited_20_Internet_20_Link"><text:span text:style-name="T14">https://github.com/google/guava</text:span></text:a><text:span text:style-name="T22">. </text:span></text:p></text:note-body></text:note></text:span> </text:p>
      <text:p text:style-name="P3"><text:soft-page-break/>Computational Thinking for Educators - <text:a xlink:type="simple" xlink:href="https://computationalthinkingcourse.withgoogle.com" text:style-name="ListLabel_20_3" text:visited-style-name="ListLabel_20_3"><text:span text:style-name="T13">computationalthinkingcourse.withgoogle.com</text:span></text:a> </text:p>
      <text:p text:style-name="P10"><text:span text:style-name="T23">Computational Thinking, Exploring - </text:span><text:a xlink:type="simple" xlink:href="http://www.google.com/edu/computational-thinking" text:style-name="ListLabel_20_3" text:visited-style-name="ListLabel_20_3"><text:span text:style-name="T13">www.google.com/edu/computational-thinking</text:span></text:a></text:p>
      <text:p text:style-name="P10">Computer Science Custom Search - <text:a xlink:type="simple" xlink:href="http://www.cs4hs.com/resources/cscs.html" text:style-name="ListLabel_20_3" text:visited-style-name="ListLabel_20_3"><text:span text:style-name="T13">www.cs4hs.com/resources/cscs.html</text:span></text:a> </text:p>
      <text:p text:style-name="P10">Computer Science for Education Research - <text:a xlink:type="simple" xlink:href="https://edu.google.com/resources/computerscience/research/" text:style-name="ListLabel_20_3" text:visited-style-name="ListLabel_20_3"><text:span text:style-name="T13">edu.google.com/resources/computerscience/research</text:span></text:a> </text:p>
      <text:p text:style-name="P10">Computer Science for High School - <text:a xlink:type="simple" xlink:href="http://www.cs4hs.com/" text:style-name="ListLabel_20_3" text:visited-style-name="ListLabel_20_3"><text:span text:style-name="T13">www.cs4hs.com</text:span></text:a> </text:p>
      <text:p text:style-name="P10">Consumer Surveys - <text:a xlink:type="simple" xlink:href="https://www.google.com/insights/consumersurveys" text:style-name="ListLabel_20_3" text:visited-style-name="ListLabel_20_3"><text:span text:style-name="T13">www.google.com/insights/consumersurveys</text:span></text:a> | <text:a xlink:type="simple" xlink:href="https://plus.google.com/u/0/+GoogleConsumerSurveys/posts" text:style-name="ListLabel_20_3" text:visited-style-name="ListLabel_20_3"><text:span text:style-name="T13">G+</text:span></text:a> | <text:a xlink:type="simple" xlink:href="https://twitter.com/google_surveys" text:style-name="ListLabel_20_3" text:visited-style-name="ListLabel_20_3"><text:span text:style-name="T13">Twitter</text:span></text:a></text:p>
      <text:p text:style-name="P10">Contacts - <text:a xlink:type="simple" xlink:href="http://contacts.google.com" text:style-name="ListLabel_20_3" text:visited-style-name="ListLabel_20_3"><text:span text:style-name="T13">contacts.google.com</text:span></text:a></text:p>
      <text:p text:style-name="P10">Contributor - <text:a xlink:type="simple" xlink:href="http://contributor.google.com/" text:style-name="ListLabel_20_3" text:visited-style-name="ListLabel_20_3"><text:span text:style-name="T13">contributor.google.com</text:span></text:a></text:p>
      <text:p text:style-name="P3"><text:span text:style-name="T4">Correlate - </text:span><text:a xlink:type="simple" xlink:href="http://www.google.com/trends/correlate/" text:style-name="ListLabel_20_4" text:visited-style-name="ListLabel_20_4"><text:span text:style-name="T17">www.google.com/trends/correlate</text:span></text:a> (was <text:a xlink:type="simple" xlink:href="http://correlate.googlelabs.com/" text:style-name="ListLabel_20_2" text:visited-style-name="ListLabel_20_2"><text:span text:style-name="T9">correlate.googlelabs.com</text:span></text:a><text:span text:style-name="T10">)</text:span></text:p>
      <text:p text:style-name="P3"><text:span text:style-name="T4">Coupons - </text:span><text:a xlink:type="simple" xlink:href="http://code.google.com/apis/coupons/" text:style-name="ListLabel_20_2" text:visited-style-name="ListLabel_20_2"><text:span text:style-name="T9">code.google.com/apis/coupons</text:span></text:a><text:span text:style-name="T4"> (retired</text:span><text:span text:style-name="T7"><text:note text:id="ftn14" text:note-class="footnote"><text:note-citation>14</text:note-citation><text:note-body><text:p text:style-name="P27"><text:span text:style-name="T20"/><text:span text:style-name="T22"> Forwards to </text:span><text:a xlink:type="simple" xlink:href="https://developers.google.com/coupons" text:style-name="Internet_20_link" text:visited-style-name="Visited_20_Internet_20_Link"><text:span text:style-name="T14">developers.google.com/coupons</text:span></text:a><text:span text:style-name="T22"> which has a message about using Google Places to update any business listings.</text:span></text:p></text:note-body></text:note></text:span><text:span text:style-name="T4">)</text:span></text:p>
      <text:p text:style-name="P3">Course Builder - <text:a xlink:type="simple" xlink:href="https://code.google.com/p/course-builder/" text:style-name="ListLabel_20_3" text:visited-style-name="ListLabel_20_3"><text:span text:style-name="T13">code.google.com/p/course-builder</text:span></text:a></text:p>
      <text:p text:style-name="P3"><text:span text:style-name="T4">Crisis Response - </text:span><text:a xlink:type="simple" xlink:href="http://www.google.com/crisisresponse/" text:style-name="ListLabel_20_2" text:visited-style-name="ListLabel_20_2"><text:span text:style-name="T9">www.google.com/crisisresponse</text:span></text:a></text:p>
      <text:p text:style-name="P3">CS First - <text:a xlink:type="simple" xlink:href="http://www.cs-first.com/" text:style-name="ListLabel_20_3" text:visited-style-name="ListLabel_20_3"><text:span text:style-name="T13">www.cs-first.com</text:span></text:a> </text:p>
      <text:p text:style-name="P3">Cultural Institute - <text:a xlink:type="simple" xlink:href="http://www.google.com/culturalinstitute/home" text:style-name="ListLabel_20_3" text:visited-style-name="ListLabel_20_3"><text:span text:style-name="T13">www.google.com/culturalinstitute</text:span></text:a></text:p>
      <text:p text:style-name="P3">Currents - <text:a xlink:type="simple" xlink:href="http://www.google.com/producer/currents" text:style-name="ListLabel_20_4" text:visited-style-name="ListLabel_20_4"><text:span text:style-name="T17">www.google.com/producer/currents</text:span></text:a></text:p>
      <text:p text:style-name="P3">Currents (G Suite) - See <text:a xlink:type="simple" xlink:href="https://gsuiteupdates.googleblog.com/2019/04/currents-for-gsuite.html" text:style-name="ListLabel_20_3" text:visited-style-name="ListLabel_20_3"><text:span text:style-name="T13">announcement</text:span></text:a></text:p>
      <text:p text:style-name="P3">Currents Producer - <text:a xlink:type="simple" xlink:href="https://www.google.com/producer" text:style-name="ListLabel_20_4" text:visited-style-name="ListLabel_20_4"><text:span text:style-name="T17">www.google.com/producer</text:span></text:a></text:p>
      <text:p text:style-name="P3"><text:span text:style-name="T4">Custom Search Engine - </text:span><text:a xlink:type="simple" xlink:href="http://www.google.com/cse/" text:style-name="ListLabel_20_2" text:visited-style-name="ListLabel_20_2"><text:span text:style-name="T9">www.google.com/cse</text:span></text:a></text:p>
      <text:p text:style-name="P3"><text:bookmark text:name="g5b537blz12x"/></text:p>
      <text:p text:style-name="P3"><text:span text:style-name="T4">D</text:span></text:p>
      <text:p text:style-name="P4"/>
      <text:p text:style-name="P3"><text:soft-page-break/>Dart - <text:a xlink:type="simple" xlink:href="http://www.dartlang.org" text:style-name="ListLabel_20_4" text:visited-style-name="ListLabel_20_4"><text:span text:style-name="T17">www.dartlang.org</text:span></text:a></text:p>
      <text:p text:style-name="P3">Dart for Publishers - <text:a xlink:type="simple" xlink:href="http://www.google.com/doubleclick/publishers/dart.html" text:style-name="ListLabel_20_4" text:visited-style-name="ListLabel_20_4"><text:span text:style-name="T17">www.google.com/doubleclick/publishers/dart.html</text:span></text:a></text:p>
      <text:p text:style-name="P3"><text:span text:style-name="T4">Dashboard Widgets - </text:span><text:a xlink:type="simple" xlink:href="http://www.google.com/macwidgets/index.html" text:style-name="ListLabel_20_2" text:visited-style-name="ListLabel_20_2"><text:span text:style-name="T9">www.google.com/macwidgets</text:span></text:a><text:span text:style-name="T4"> (Mac only)</text:span></text:p>
      <text:p text:style-name="P3">Data Gif Maker - <text:a xlink:type="simple" xlink:href="https://datagifmaker.withgoogle.com/edit" text:style-name="ListLabel_20_3" text:visited-style-name="ListLabel_20_3"><text:span text:style-name="T13">datagifmaker.withgoogle.com</text:span></text:a> </text:p>
      <text:p text:style-name="P3">Data Liberation - <text:a xlink:type="simple" xlink:href="http://www.dataliberation.org/" text:style-name="ListLabel_20_3" text:visited-style-name="ListLabel_20_3"><text:span text:style-name="T13">www.dataliberation.org</text:span></text:a></text:p>
      <text:p text:style-name="P3">Data Studio - <text:a xlink:type="simple" xlink:href="https://datastudio.google.com" text:style-name="ListLabel_20_3" text:visited-style-name="ListLabel_20_3"><text:span text:style-name="T13">datastudio.google.com</text:span></text:a> </text:p>
      <text:p text:style-name="P3">Dataproc - <text:a xlink:type="simple" xlink:href="https://cloud.google.com/dataproc/" text:style-name="ListLabel_20_3" text:visited-style-name="ListLabel_20_3"><text:span text:style-name="T13">cloud.google.com/dataproc</text:span></text:a> </text:p>
      <text:p text:style-name="P3">Daydream - <text:a xlink:type="simple" xlink:href="https://vr.google.com/daydream/" text:style-name="ListLabel_20_3" text:visited-style-name="ListLabel_20_3"><text:span text:style-name="T13">vr.google.com/daydream</text:span></text:a> </text:p>
      <text:p text:style-name="P3">DeepMind - <text:a xlink:type="simple" xlink:href="https://deepmind.com/" text:style-name="ListLabel_20_3" text:visited-style-name="ListLabel_20_3"><text:span text:style-name="T13">deepmind.com</text:span></text:a><text:span text:style-name="T20"><text:note text:id="ftn15" text:note-class="footnote"><text:note-citation>15</text:note-citation><text:note-body><text:p text:style-name="P28"><text:span text:style-name="T20"/><text:span text:style-name="T22"> Acquire by Google in 2014. </text:span><text:a xlink:type="simple" xlink:href="https://en.wikipedia.org/wiki/DeepMind" text:style-name="Internet_20_link" text:visited-style-name="Visited_20_Internet_20_Link"><text:span text:style-name="T14">https://en.wikipedia.org/wiki/DeepMind</text:span></text:a><text:span text:style-name="T22"> </text:span></text:p></text:note-body></text:note></text:span> </text:p>
      <text:p text:style-name="P3">Demo Slam - <text:a xlink:type="simple" xlink:href="http://www.demoslam.com/" text:style-name="ListLabel_20_3" text:visited-style-name="ListLabel_20_3"><text:span text:style-name="T13">www.demoslam.com</text:span></text:a></text:p>
      <text:p text:style-name="P3">Design - <text:a xlink:type="simple" xlink:href="https://design.google.com/" text:style-name="ListLabel_20_3" text:visited-style-name="ListLabel_20_3"><text:span text:style-name="T13">design.google.com</text:span></text:a> </text:p>
      <text:p text:style-name="P3">Digital Citizenship and Safety Course - <text:a xlink:type="simple" xlink:href="https://edutrainingcenter.withgoogle.com/digital_citizenship" text:style-name="ListLabel_20_3" text:visited-style-name="ListLabel_20_3"><text:span text:style-name="T13">edutrainingcenter.withgoogle.com/digital_citizenship</text:span></text:a> </text:p>
      <text:p text:style-name="P3">Digital Garage - <text:a xlink:type="simple" xlink:href="https://learndigital.withgoogle.com/digitalgarage" text:style-name="ListLabel_20_3" text:visited-style-name="ListLabel_20_3"><text:span text:style-name="T13">learndigital.withgoogle.com/digitalgarage</text:span></text:a> </text:p>
      <text:p text:style-name="P3"><text:span text:style-name="T4">Directory - </text:span><text:a xlink:type="simple" xlink:href="http://www.google.com/dirhp" text:style-name="ListLabel_20_2" text:visited-style-name="ListLabel_20_2"><text:span text:style-name="T9">www.google.com/dirhp</text:span></text:a><text:span text:style-name="T4"> (retired)</text:span></text:p>
      <text:p text:style-name="P3">Diversity@Google - <text:a xlink:type="simple" xlink:href="http://www.google.com/diversity/" text:style-name="ListLabel_20_4" text:visited-style-name="ListLabel_20_4"><text:span text:style-name="T17">www.google.com/diversity</text:span></text:a></text:p>
      <text:p text:style-name="P3"><text:span text:style-name="T4">Docs - </text:span><text:a xlink:type="simple" xlink:href="http://docs.google.com" text:style-name="ListLabel_20_2" text:visited-style-name="ListLabel_20_2"><text:span text:style-name="T9">docs.google.com</text:span></text:a><text:span text:style-name="T20"><text:note text:id="ftn16" text:note-class="footnote"><text:note-citation>16</text:note-citation><text:note-body><text:p text:style-name="P6"><text:span text:style-name="T20"/><text:span text:style-name="T22"> Forwards to </text:span><text:a xlink:type="simple" xlink:href="https://drive.google.com" text:style-name="Internet_20_link" text:visited-style-name="Visited_20_Internet_20_Link"><text:span text:style-name="T14">drive.google.com</text:span></text:a><text:span text:style-name="T22"> if you have a Google Drive account, effective April 24, 2012. Follow-up: Noticed today (in 2018) that docs.google.com is working again. Not sure when this reverted. </text:span></text:p></text:note-body></text:note></text:span></text:p>
      <text:p text:style-name="P10">Docs Demo: Masters Edition -<text:a xlink:type="simple" xlink:href="http://www.google.com/campaigns/gonegoogle/masters-demo/" text:style-name="ListLabel_20_3" text:visited-style-name="ListLabel_20_3"><text:span text:style-name="T13">www.google.com/campaigns/gonegoogle/masters-demo/</text:span></text:a> </text:p>
      <text:p text:style-name="P10">Docs Templates - <text:a xlink:type="simple" xlink:href="https://docs.google.com/templates" text:style-name="ListLabel_20_3" text:visited-style-name="ListLabel_20_3"><text:span text:style-name="T13">docs.google.com/templates</text:span></text:a><text:span text:style-name="T20"><text:note text:id="ftn17" text:note-class="footnote"><text:note-citation>17</text:note-citation><text:note-body><text:p text:style-name="P29"><text:span text:style-name="T20"/><text:span text:style-name="T22"> Forwards to </text:span><text:a xlink:type="simple" xlink:href="https://drive.google.com/templates" text:style-name="Internet_20_link" text:visited-style-name="Visited_20_Internet_20_Link"><text:span text:style-name="T14">drive.google.com/templates</text:span></text:a><text:span text:style-name="T22"> if you have a Google Drive account, effective April 24, 2012.</text:span></text:p></text:note-body></text:note></text:span></text:p>
      <text:p text:style-name="P10">Docs Viewer - <text:a xlink:type="simple" xlink:href="https://docs.google.com/viewer" text:style-name="ListLabel_20_3" text:visited-style-name="ListLabel_20_3"><text:span text:style-name="T13">docs.google.com/viewer</text:span></text:a></text:p>
      <text:p text:style-name="P10">Domains - <text:a xlink:type="simple" xlink:href="https://domains.google.com" text:style-name="ListLabel_20_3" text:visited-style-name="ListLabel_20_3"><text:span text:style-name="T13">domains.google.com</text:span></text:a> &amp; <text:a xlink:type="simple" xlink:href="https://domains.google" text:style-name="ListLabel_20_3" text:visited-style-name="ListLabel_20_3"><text:span text:style-name="T13">domains.google</text:span></text:a></text:p>
      <text:p text:style-name="P10">Doodle 4 Google - <text:a xlink:type="simple" xlink:href="http://www.google.com/doodle4google/" text:style-name="ListLabel_20_3" text:visited-style-name="ListLabel_20_3"><text:span text:style-name="T13">www.google.com/doodle4google</text:span></text:a></text:p>
      <text:p text:style-name="P10"><text:soft-page-break/>Doodles - <text:a xlink:type="simple" xlink:href="http://www.google.com/doodles" text:style-name="ListLabel_20_3" text:visited-style-name="ListLabel_20_3"><text:span text:style-name="T13">www.google.com/doodles</text:span></text:a></text:p>
      <text:p text:style-name="P3"><text:span text:style-name="T4">DoubleClick - </text:span><text:a xlink:type="simple" xlink:href="http://www.google.com/doubleclick/" text:style-name="ListLabel_20_2" text:visited-style-name="ListLabel_20_2"><text:span text:style-name="T9">www.google.com/doubleclick</text:span></text:a></text:p>
      <text:p text:style-name="P3">Drive - <text:a xlink:type="simple" xlink:href="https://drive.google.com/" text:style-name="ListLabel_20_3" text:visited-style-name="ListLabel_20_3"><text:span text:style-name="T13">drive.google.com</text:span></text:a> (<text:a xlink:type="simple" xlink:href="https://plus.google.com/+GoogleDrive/posts" text:style-name="ListLabel_20_3" text:visited-style-name="ListLabel_20_3"><text:span text:style-name="T13">Google+</text:span></text:a>, <text:a xlink:type="simple" xlink:href="https://twitter.com/googledrive" text:style-name="ListLabel_20_3" text:visited-style-name="ListLabel_20_3"><text:span text:style-name="T13">Twitter</text:span></text:a>, <text:a xlink:type="simple" xlink:href="https://tools.google.com/dlpage/drive" text:style-name="ListLabel_20_3" text:visited-style-name="ListLabel_20_3"><text:span text:style-name="T13">download</text:span></text:a>)</text:p>
      <text:p text:style-name="P3">Duo - <text:a xlink:type="simple" xlink:href="https://duo.google.com/" text:style-name="ListLabel_20_3" text:visited-style-name="ListLabel_20_3"><text:span text:style-name="T13">duo.google.com</text:span></text:a> </text:p>
      <text:p text:style-name="P3">Duplex - <text:a xlink:type="simple" xlink:href="https://ai.googleblog.com/2018/05/duplex-ai-system-for-natural-conversation.html" text:style-name="ListLabel_20_3" text:visited-style-name="ListLabel_20_3"><text:span text:style-name="T13">ai.googleblog.com/2018/05/duplex-ai-system-for-natural-conversation.html</text:span></text:a><text:span text:style-name="T20"><text:note text:id="ftn18" text:note-class="footnote"><text:note-citation>18</text:note-citation><text:note-body><text:p text:style-name="P30"><text:span text:style-name="T20"/><text:span text:style-name="T22"> Announced May 8, 2018</text:span></text:p></text:note-body></text:note></text:span></text:p>
      <text:p text:style-name="P3"><text:bookmark text:name="spi8z4qa1uib"/></text:p>
      <text:p text:style-name="P3"><text:span text:style-name="T4">E</text:span></text:p>
      <text:p text:style-name="P4"/>
      <text:p text:style-name="P3"><text:span text:style-name="T4">Earth - </text:span><text:a xlink:type="simple" xlink:href="http://earth.google.com" text:style-name="ListLabel_20_2" text:visited-style-name="ListLabel_20_2"><text:span text:style-name="T9">earth.google.com</text:span></text:a></text:p>
      <text:p text:style-name="P3"><text:span text:style-name="T4">Earth Engine - </text:span><text:a xlink:type="simple" xlink:href="http://www.google.org/earthengine/" text:style-name="ListLabel_20_2" text:visited-style-name="ListLabel_20_2"><text:span text:style-name="T9">www.google.org/earthengine</text:span></text:a></text:p>
      <text:p text:style-name="P3">Earth Flight Simulator - <text:a xlink:type="simple" xlink:href="https://support.google.com/earth/answer/148089?hl=en&amp;topic=2376993&amp;ctx=topic" text:style-name="ListLabel_20_3" text:visited-style-name="ListLabel_20_3"><text:span text:style-name="T13">https://support.google.com/...2376993&amp;ctx=topic</text:span></text:a> </text:p>
      <text:p text:style-name="P3"><text:span text:style-name="T4">Earth Outreach - </text:span><text:a xlink:type="simple" xlink:href="http://earth.google.com/outreach/" text:style-name="ListLabel_20_2" text:visited-style-name="ListLabel_20_2"><text:span text:style-name="T9">earth.google.com/outreach</text:span></text:a></text:p>
      <text:p text:style-name="P3"><text:span text:style-name="T4">eBooks - </text:span><text:a xlink:type="simple" xlink:href="http://ebooks.google.com" text:style-name="ListLabel_20_2" text:visited-style-name="ListLabel_20_2"><text:span text:style-name="T9">ebooks.google.com</text:span></text:a><text:span text:style-name="T20"><text:note text:id="ftn19" text:note-class="footnote"><text:note-citation>19</text:note-citation><text:note-body><text:p text:style-name="P31"><text:span text:style-name="T20"/><text:span text:style-name="T22"> Forwards to </text:span><text:a xlink:type="simple" xlink:href="https://play.google.com/store/books" text:style-name="Internet_20_link" text:visited-style-name="Visited_20_Internet_20_Link"><text:span text:style-name="T14">play.google.com/store/books</text:span></text:a><text:span text:style-name="T22"> </text:span></text:p></text:note-body></text:note></text:span></text:p>
      <text:p text:style-name="P3">Eclipse Megamovie 2017 - <text:a xlink:type="simple" xlink:href="https://eclipsemega.movie/" text:style-name="ListLabel_20_3" text:visited-style-name="ListLabel_20_3"><text:span text:style-name="T13">eclipsemega.movie</text:span></text:a> </text:p>
      <text:p text:style-name="P3"><text:span text:style-name="T4">Editions - never released; became Google eBooks</text:span></text:p>
      <text:p text:style-name="P3"><text:span text:style-name="T4">Election Center - </text:span><text:a xlink:type="simple" xlink:href="http://electioncenter.googlelabs.com/" text:style-name="ListLabel_20_2" text:visited-style-name="ListLabel_20_2"><text:span text:style-name="T9">electioncenter.googlelabs.com</text:span></text:a></text:p>
      <text:p text:style-name="P3">Enhanced Campaigns - <text:a xlink:type="simple" xlink:href="http://www.google.com/adwords/enhancedcampaigns/" text:style-name="ListLabel_20_3" text:visited-style-name="ListLabel_20_3"><text:span text:style-name="T13">www.google.com/adwords/enhancedcampaigns</text:span></text:a></text:p>
      <text:p text:style-name="P3">Expeditions - <text:a xlink:type="simple" xlink:href="https://www.google.com/edu/expeditions/" text:style-name="ListLabel_20_3" text:visited-style-name="ListLabel_20_3"><text:span text:style-name="T13">www.google.com/edu/expeditions</text:span></text:a> </text:p>
      <text:p text:style-name="P3"><text:bookmark text:name="8dnjgrb4v9oi"/></text:p>
      <text:p text:style-name="P3"><text:span text:style-name="T4">F</text:span></text:p>
      <text:p text:style-name="P4"/>
      <text:p text:style-name="P3"><text:soft-page-break/>Family Link<text:span text:style-name="T20"><text:note text:id="ftn20" text:note-class="footnote"><text:note-citation>20</text:note-citation><text:note-body><text:p text:style-name="P32"><text:span text:style-name="T20"/><text:span text:style-name="T22"> Announced March 15, 2017 </text:span><text:a xlink:type="simple" xlink:href="https://blog.google/topics/families/introducing-family-link-app-helping-families-navigate-technology-together/" text:style-name="Internet_20_link" text:visited-style-name="Visited_20_Internet_20_Link"><text:span text:style-name="T14">https://blog.google/topics/families/introducing-family-link-app-helping-families-navigate-technology-together</text:span></text:a><text:span text:style-name="T22"> </text:span></text:p></text:note-body></text:note></text:span> - <text:a xlink:type="simple" xlink:href="https://families.google.com/familylink/" text:style-name="ListLabel_20_3" text:visited-style-name="ListLabel_20_3"><text:span text:style-name="T13">families.google.com/familylink</text:span></text:a> </text:p>
      <text:p text:style-name="P3"><text:span text:style-name="T4">Fastflip - </text:span><text:a xlink:type="simple" xlink:href="http://fastflip.googlelabs.com/" text:style-name="ListLabel_20_2" text:visited-style-name="ListLabel_20_2"><text:span text:style-name="T9">fastflip.googlelabs.com</text:span></text:a></text:p>
      <text:p text:style-name="P3"><text:span text:style-name="T4">Feedburner - </text:span><text:a xlink:type="simple" xlink:href="http://feedburner.google.com" text:style-name="ListLabel_20_2" text:visited-style-name="ListLabel_20_2"><text:span text:style-name="T9">feedburner.google.com</text:span></text:a></text:p>
      <text:p text:style-name="P3">Fi - <text:a xlink:type="simple" xlink:href="https://fi.google.com" text:style-name="ListLabel_20_3" text:visited-style-name="ListLabel_20_3"><text:span text:style-name="T13">fi.google.com</text:span></text:a><text:span text:style-name="T20"><text:note text:id="ftn21" text:note-class="footnote"><text:note-citation>21</text:note-citation><text:note-body><text:p text:style-name="P33"><text:span text:style-name="T20"/><text:span text:style-name="T22"> Announced April 23, 2015</text:span></text:p></text:note-body></text:note></text:span> </text:p>
      <text:p text:style-name="P3">Fiber - <text:a xlink:type="simple" xlink:href="https://fiber.google.com" text:style-name="ListLabel_20_3" text:visited-style-name="ListLabel_20_3"><text:span text:style-name="T13">fiber.google.com</text:span></text:a></text:p>
      <text:p text:style-name="P3">Fiber for Communities - <text:a xlink:type="simple" xlink:href="http://www.fiberforcommunities.com/" text:style-name="ListLabel_20_4" text:visited-style-name="ListLabel_20_4"><text:span text:style-name="T17">fiberforcommunities.com</text:span></text:a></text:p>
      <text:p text:style-name="P3">Field Trip - <text:a xlink:type="simple" xlink:href="http://www.fieldtripper.com/" text:style-name="ListLabel_20_3" text:visited-style-name="ListLabel_20_3"><text:span text:style-name="T13">www.fieldtripper.com</text:span></text:a></text:p>
      <text:p text:style-name="P3">Files - <text:a xlink:type="simple" xlink:href="https://files.google.com/" text:style-name="ListLabel_20_3" text:visited-style-name="ListLabel_20_3"><text:span text:style-name="T13">files.google.com</text:span></text:a> </text:p>
      <text:p text:style-name="P3">Files Go - <text:a xlink:type="simple" xlink:href="https://filesgo.google.com" text:style-name="ListLabel_20_3" text:visited-style-name="ListLabel_20_3"><text:span text:style-name="T13">filesgo.google.com</text:span></text:a><text:span text:style-name="T20"><text:note text:id="ftn22" text:note-class="footnote"><text:note-citation>22</text:note-citation><text:note-body><text:p text:style-name="P34"><text:span text:style-name="T20"/><text:span text:style-name="T22"> Now redirects to </text:span><text:a xlink:type="simple" xlink:href="https://files.google.com/" text:style-name="Internet_20_link" text:visited-style-name="Visited_20_Internet_20_Link"><text:span text:style-name="T14">https://files.google.com</text:span></text:a><text:span text:style-name="T22"> (effective November 2018)</text:span></text:p></text:note-body></text:note></text:span><text:span text:style-name="T20">,</text:span><text:span text:style-name="T20"><text:note text:id="ftn23" text:note-class="footnote"><text:note-citation>23</text:note-citation><text:note-body><text:p text:style-name="P35"><text:span text:style-name="T20"/><text:span text:style-name="T22"> Renamed Files by Google November 2018. See </text:span><text:a xlink:type="simple" xlink:href="https://www.blog.google/technology/next-billion-users/files-by-google/" text:style-name="Internet_20_link" text:visited-style-name="Visited_20_Internet_20_Link"><text:span text:style-name="T14">https://www.blog.google/technology/next-billion-users/files-by-google/</text:span></text:a><text:span text:style-name="T22"> for details. </text:span></text:p></text:note-body></text:note></text:span> </text:p>
      <text:p text:style-name="P3"><text:span text:style-name="T4">Finance - </text:span><text:a xlink:type="simple" xlink:href="http://finance.google.com" text:style-name="ListLabel_20_2" text:visited-style-name="ListLabel_20_2"><text:span text:style-name="T9">finance.google.com</text:span></text:a></text:p>
      <text:p text:style-name="P3">Firebase - <text:a xlink:type="simple" xlink:href="https://firebase.google.com/" text:style-name="ListLabel_20_3" text:visited-style-name="ListLabel_20_3"><text:span text:style-name="T13">firebase.google.com</text:span></text:a> </text:p>
      <text:p text:style-name="P3">Fit - <text:a xlink:type="simple" xlink:href="http://fit.google.com" text:style-name="ListLabel_20_3" text:visited-style-name="ListLabel_20_3"><text:span text:style-name="T13">fit.google.com</text:span></text:a> | <text:a xlink:type="simple" xlink:href="https://www.google.com/fit/" text:style-name="ListLabel_20_3" text:visited-style-name="ListLabel_20_3"><text:span text:style-name="T13">www.google.com/fit</text:span></text:a> (two different sites)</text:p>
      <text:p text:style-name="P3">Flights - <text:a xlink:type="simple" xlink:href="http://www.google.com/flights/" text:style-name="ListLabel_20_4" text:visited-style-name="ListLabel_20_4"><text:span text:style-name="T17">www.google.com/flights</text:span></text:a><text:span text:style-name="T26"> </text:span></text:p>
      <text:p text:style-name="P3">Flu Trends - <text:a xlink:type="simple" xlink:href="http://www.google.org/flutrends" text:style-name="ListLabel_20_3" text:visited-style-name="ListLabel_20_3"><text:span text:style-name="T13">www.google.org/flutrends</text:span></text:a></text:p>
      <text:p text:style-name="P3">Flutter - <text:a xlink:type="simple" xlink:href="https://flutterapp.com/" text:style-name="ListLabel_20_3" text:visited-style-name="ListLabel_20_3"><text:span text:style-name="T13">flutterapp.com</text:span></text:a><text:span text:style-name="T20"><text:note text:id="ftn24" text:note-class="footnote"><text:note-citation>24</text:note-citation><text:note-body><text:p text:style-name="P36"><text:span text:style-name="T20"/><text:span text:style-name="T22"> Acquired by Google in October 2013. See </text:span><text:a xlink:type="simple" xlink:href="http://goo.gl/EKZ774" text:style-name="Internet_20_link" text:visited-style-name="Visited_20_Internet_20_Link"><text:span text:style-name="T14">http://goo.gl/EKZ774</text:span></text:a><text:span text:style-name="T22"> for details.</text:span></text:p></text:note-body></text:note></text:span></text:p>
      <text:p text:style-name="P3">Flutter (new) - <text:a xlink:type="simple" xlink:href="https://flutter.io/" text:style-name="ListLabel_20_3" text:visited-style-name="ListLabel_20_3"><text:span text:style-name="T13">flutter.io</text:span></text:a><text:span text:style-name="T20"><text:note text:id="ftn25" text:note-class="footnote"><text:note-citation>25</text:note-citation><text:note-body><text:p text:style-name="P37"><text:span text:style-name="T20"/><text:span text:style-name="T22"> Intro article: </text:span><text:a xlink:type="simple" xlink:href="https://www.creativebloq.com/how-to/google-flutter-guide" text:style-name="Internet_20_link" text:visited-style-name="Visited_20_Internet_20_Link"><text:span text:style-name="T14">https://www.creativebloq.com/how-to/google-flutter-guide</text:span></text:a><text:span text:style-name="T22">, October 2018</text:span></text:p></text:note-body></text:note></text:span> </text:p>
      <text:p text:style-name="P3"><text:span text:style-name="T4">Follow Finder - </text:span><text:a xlink:type="simple" xlink:href="http://followfinder.googlelabs.com/" text:style-name="ListLabel_20_2" text:visited-style-name="ListLabel_20_2"><text:span text:style-name="T9">followfinder.googlelabs.com</text:span></text:a> (retired in 2011)</text:p>
      <text:p text:style-name="P3">Fonts - <text:a xlink:type="simple" xlink:href="http://www.google.com/fonts" text:style-name="ListLabel_20_3" text:visited-style-name="ListLabel_20_3"><text:span text:style-name="T13">www.google.com/fonts</text:span></text:a> | <text:a xlink:type="simple" xlink:href="https://github.com/google/fonts" text:style-name="ListLabel_20_3" text:visited-style-name="ListLabel_20_3"><text:span text:style-name="T13">github.com/google/fonts</text:span></text:a> </text:p>
      <text:p text:style-name="P3"><text:span text:style-name="T4">For Educators - </text:span><text:a xlink:type="simple" xlink:href="http://www.google.com/educators" text:style-name="ListLabel_20_2" text:visited-style-name="ListLabel_20_2"><text:span text:style-name="T9">www.google.com/educators</text:span></text:a></text:p>
      <text:p text:style-name="P3">Freebase - <text:a xlink:type="simple" xlink:href="http://www.freebase.com/" text:style-name="ListLabel_20_3" text:visited-style-name="ListLabel_20_3"><text:span text:style-name="T13">www.freebase.com</text:span></text:a></text:p>
      <text:p text:style-name="P3"><text:span text:style-name="T4">Friend Connect - </text:span><text:a xlink:type="simple" xlink:href="http://www.google.com/friendconnect" text:style-name="ListLabel_20_2" text:visited-style-name="ListLabel_20_2"><text:span text:style-name="T9">www.google.com/friendconnect</text:span></text:a></text:p>
      <text:p text:style-name="P3"><text:soft-page-break/>Frightgeist - <text:a xlink:type="simple" xlink:href="https://frightgeist.withgoogle.com/" text:style-name="ListLabel_20_3" text:visited-style-name="ListLabel_20_3"><text:span text:style-name="T13">frightgeist.withgoogle.com</text:span></text:a></text:p>
      <text:p text:style-name="P3">FruitGames - <text:a xlink:type="simple" xlink:href="https://www.google.com/doodles/fruitgames" text:style-name="ListLabel_20_3" text:visited-style-name="ListLabel_20_3"><text:span text:style-name="T13">www.google.com/doodles/fruitgames</text:span></text:a><text:span text:style-name="T20"><text:note text:id="ftn26" text:note-class="footnote"><text:note-citation>26</text:note-citation><text:note-body><text:p text:style-name="P38"><text:span text:style-name="T20"/><text:span text:style-name="T22"> Olympics-themed Google Doodle games, only available until August 21, 2016</text:span></text:p></text:note-body></text:note></text:span></text:p>
      <text:p text:style-name="P3"><text:span text:style-name="T4">Fusion Tables - </text:span><text:a xlink:type="simple" xlink:href="http://www.google.com/fusiontables" text:style-name="ListLabel_20_2" text:visited-style-name="ListLabel_20_2"><text:span text:style-name="T9">www.google.com/fusiontables</text:span></text:a><text:span text:style-name="T4"> </text:span></text:p>
      <text:p text:style-name="P3"><text:bookmark text:name="j7wgw3b1g01d"/></text:p>
      <text:p text:style-name="P3"><text:span text:style-name="T4">G</text:span></text:p>
      <text:p text:style-name="P4"/>
      <text:p text:style-name="P3">Gboard<text:span text:style-name="T20"><text:note text:id="ftn27" text:note-class="footnote"><text:note-citation>27</text:note-citation><text:note-body><text:p text:style-name="P39"><text:span text:style-name="T20"/><text:span text:style-name="T22"> Announced May 12, 2016 </text:span><text:a xlink:type="simple" xlink:href="https://blog.google/products/search/gboard-search-gifs-emojis-keyboard/" text:style-name="Internet_20_link" text:visited-style-name="Visited_20_Internet_20_Link"><text:span text:style-name="T14">https://blog.google/products/search/gboard-search-gifs-emojis-keyboard/</text:span></text:a><text:span text:style-name="T22"> </text:span></text:p></text:note-body></text:note></text:span> - <text:a xlink:type="simple" xlink:href="https://support.google.com/websearch/answer/6380730" text:style-name="ListLabel_20_3" text:visited-style-name="ListLabel_20_3"><text:span text:style-name="T13">support.google.com/websearch/answer/6380730</text:span></text:a> </text:p>
      <text:p text:style-name="P3">Glass - <text:a xlink:type="simple" xlink:href="http://glass.google.com" text:style-name="ListLabel_20_3" text:visited-style-name="ListLabel_20_3"><text:span text:style-name="T13">glass.google.com</text:span></text:a></text:p>
      <text:p text:style-name="P3"><text:span text:style-name="T4">Gmail - </text:span><text:a xlink:type="simple" xlink:href="http://www.gmail.com" text:style-name="ListLabel_20_2" text:visited-style-name="ListLabel_20_2"><text:span text:style-name="T9">www.gmail.com</text:span></text:a></text:p>
      <text:p text:style-name="P12">Gmail Blue - <text:a xlink:type="simple" xlink:href="http://www.gmail.com/blue" text:style-name="ListLabel_20_3" text:visited-style-name="ListLabel_20_3"><text:span text:style-name="T13">www.gmail.com/blue</text:span></text:a> <text:span text:style-name="T12">April Fools!</text:span></text:p>
      <text:p text:style-name="P3"><text:span text:style-name="T4">Gmail Motion - </text:span><text:a xlink:type="simple" xlink:href="http://mail.google.com/mail/help/motion.html" text:style-name="ListLabel_20_2" text:visited-style-name="ListLabel_20_2"><text:span text:style-name="T9">mail.google.com/mail/help/motion.html</text:span></text:a><text:span text:style-name="T4"> </text:span><text:span text:style-name="T3">April Fools!</text:span></text:p>
      <text:p text:style-name="P3">Gmail Notifier - <text:a xlink:type="simple" xlink:href="http://toolbar.google.com/gmail-helper" text:style-name="ListLabel_20_4" text:visited-style-name="ListLabel_20_4"><text:span text:style-name="T17">toolbar.google.com/gmail-helper</text:span></text:a> </text:p>
      <text:p text:style-name="P3"><text:span text:style-name="T4">Go - </text:span><text:a xlink:type="simple" xlink:href="http://golang.org/" text:style-name="ListLabel_20_2" text:visited-style-name="ListLabel_20_2"><text:span text:style-name="T9">golang.org/</text:span></text:a></text:p>
      <text:p text:style-name="P3"><text:span text:style-name="T4">Goggles - </text:span><text:a xlink:type="simple" xlink:href="http://www.google.com/mobile/goggles" text:style-name="ListLabel_20_2" text:visited-style-name="ListLabel_20_2"><text:span text:style-name="T9">www.google.com/mobile/goggles</text:span></text:a><text:span text:style-name="T20"><text:note text:id="ftn28" text:note-class="footnote"><text:note-citation>28</text:note-citation><text:note-body><text:p text:style-name="P40"><text:span text:style-name="T20"/><text:span text:style-name="T22"> Retirement announced August 16, 2018 </text:span><text:a xlink:type="simple" xlink:href="https://www.androidpolice.com/2018/08/16/google-goggles-dead-now-prompts-users-install-lens/" text:style-name="Internet_20_link" text:visited-style-name="Visited_20_Internet_20_Link"><text:span text:style-name="T14">https://www.androidpolice.com/2018/08/16/google-goggles-dead-now-prompts-users-install-lens/</text:span></text:a><text:span text:style-name="T22"> </text:span></text:p></text:note-body></text:note></text:span></text:p>
      <text:p text:style-name="P3">Gone Google Campaign - <text:a xlink:type="simple" xlink:href="http://www.google.com/gonegoogle" text:style-name="ListLabel_20_3" text:visited-style-name="ListLabel_20_3"><text:span text:style-name="T13">www.google.com/gonegoogle</text:span></text:a></text:p>
      <text:p text:style-name="P3"><text:span text:style-name="T4">Goobuntu - </text:span><text:a xlink:type="simple" xlink:href="http://en.wikipedia.org/wiki/Goobuntu" text:style-name="ListLabel_20_2" text:visited-style-name="ListLabel_20_2"><text:span text:style-name="T9">en.wikipedia.org/wiki/Goobuntu</text:span></text:a></text:p>
      <text:p text:style-name="P3">Good to Know - <text:a xlink:type="simple" xlink:href="http://www.google.com/goodtoknow/" text:style-name="ListLabel_20_4" text:visited-style-name="ListLabel_20_4"><text:span text:style-name="T17">www.google.com/goodtoknow</text:span></text:a></text:p>
      <text:p text:style-name="P3"><text:span text:style-name="T4">Goog 411 - </text:span><text:a xlink:type="simple" xlink:href="http://www.google.com/goog411/" text:style-name="ListLabel_20_2" text:visited-style-name="ListLabel_20_2"><text:span text:style-name="T9">www.google.com/goog411/</text:span></text:a><text:span text:style-name="T4"> (retired in 2012)</text:span></text:p>
      <text:p text:style-name="P3"><text:span text:style-name="T4">Google - </text:span><text:a xlink:type="simple" xlink:href="http://www.google.com" text:style-name="ListLabel_20_2" text:visited-style-name="ListLabel_20_2"><text:span text:style-name="T9">www.google.com</text:span></text:a><text:span text:style-name="T4"> </text:span></text:p>
      <text:p text:style-name="P12"><text:span text:style-name="T4">Google Apps for EDU - </text:span><text:a xlink:type="simple" xlink:href="http://www.google.com/a/help/intl/en/edu" text:style-name="ListLabel_20_2" text:visited-style-name="ListLabel_20_2"><text:span text:style-name="T9">www.google.com/a/help/intl/en/edu</text:span></text:a></text:p>
      <text:p text:style-name="P12">Google Brain Team - <text:a xlink:type="simple" xlink:href="https://research.google.com/teams/brain/" text:style-name="ListLabel_20_3" text:visited-style-name="ListLabel_20_3"><text:span text:style-name="T13">research.google.com/teams/brain</text:span></text:a> </text:p>
      <text:p text:style-name="P12"><text:soft-page-break/>Google Cemetary - <text:a xlink:type="simple" xlink:href="https://gcemetery.co" text:style-name="ListLabel_20_3" text:visited-style-name="ListLabel_20_3"><text:span text:style-name="T13">gcemetery.co</text:span></text:a><text:span text:style-name="T20"><text:note text:id="ftn29" text:note-class="footnote"><text:note-citation>29</text:note-citation><text:note-body><text:p text:style-name="P41"><text:span text:style-name="T20"/><text:span text:style-name="T22"> Not a Google product but I decided to include it anyway! </text:span></text:p></text:note-body></text:note></text:span> </text:p>
      <text:p text:style-name="P1">Google Code - <text:a xlink:type="simple" xlink:href="http://code.google.com/" text:style-name="ListLabel_20_4" text:visited-style-name="ListLabel_20_4"><text:span text:style-name="T17">code.google.com</text:span></text:a><text:span text:style-name="T20"><text:note text:id="ftn30" text:note-class="footnote"><text:note-citation>30</text:note-citation><text:note-body><text:p text:style-name="P42"><text:span text:style-name="T20"/><text:span text:style-name="T22"> Retirement phaseout beginning March 2015. See </text:span><text:a xlink:type="simple" xlink:href="http://goo.gl/W9VX5L" text:style-name="Internet_20_link" text:visited-style-name="Visited_20_Internet_20_Link"><text:span text:style-name="T14">http://goo.gl/W9VX5L</text:span></text:a><text:span text:style-name="T22"> for details.</text:span></text:p></text:note-body></text:note></text:span></text:p>
      <text:p text:style-name="P1">Google Code Archive - <text:a xlink:type="simple" xlink:href="https://code.google.com/archive" text:style-name="ListLabel_20_3" text:visited-style-name="ListLabel_20_3"><text:span text:style-name="T13">code.google.com/archive</text:span></text:a> </text:p>
      <text:p text:style-name="P1">Google Developers - <text:a xlink:type="simple" xlink:href="https://developers.google.com/" text:style-name="ListLabel_20_3" text:visited-style-name="ListLabel_20_3"><text:span text:style-name="T13">developers.google.com</text:span></text:a> </text:p>
      <text:p text:style-name="P12">Google Digital Literacy Tour<text:span text:style-name="T20"><text:note text:id="ftn31" text:note-class="footnote"><text:note-citation>31</text:note-citation><text:note-body><text:p text:style-name="P7"><text:span text:style-name="T20"/><text:span text:style-name="T5"> </text:span><text:span text:style-name="T6">Created by iKeepsafe, but Google partnered in its creation. From the iKeepsafe website: </text:span><text:span text:style-name="T22">“iKeepsafe is dedicated to the education of families on how to stay safe online. That’s why we’ve teamed up with Google to develop curriculum that educators can use in the classroom to teach what it means to be a responsible digital citizen.”</text:span></text:p></text:note-body></text:note></text:span> - <text:a xlink:type="simple" xlink:href="http://www.ikeepsafe.org/for-educators/google-digital-literacy-tour/" text:style-name="ListLabel_20_4" text:visited-style-name="ListLabel_20_4"><text:span text:style-name="T17">www.ikeepsafe.org/for-educators/google-digital-literacy-tour</text:span></text:a></text:p>
      <text:p text:style-name="P3">Google Gadgets Editor - <text:a xlink:type="simple" xlink:href="http://code.google.com/apis/gadgets/docs/tools.html#GGE" text:style-name="ListLabel_20_4" text:visited-style-name="ListLabel_20_4"><text:span text:style-name="T17">code.google.com/apis/gadgets/docs/tools.html#GGE</text:span></text:a></text:p>
      <text:p text:style-name="P11">Google Handwriting Input<text:span text:style-name="T20"><text:note text:id="ftn32" text:note-class="footnote"><text:note-citation>32</text:note-citation><text:note-body><text:p text:style-name="P43"><text:span text:style-name="T20"/><text:span text:style-name="T22"> Full URL: </text:span><text:a xlink:type="simple" xlink:href="http://googleresearch.blogspot.com/2015/04/google-handwriting-input-in-82.html" text:style-name="Internet_20_link" text:visited-style-name="Visited_20_Internet_20_Link"><text:span text:style-name="T14">http://googleresearch.blogspot.com/2015/04/google-handwriting-input-in-82.html</text:span></text:a></text:p></text:note-body></text:note></text:span> - <text:a xlink:type="simple" xlink:href="http://goo.gl/gS5gcr" text:style-name="ListLabel_20_3" text:visited-style-name="ListLabel_20_3"><text:span text:style-name="T13">goo.gl/gS5gcr</text:span></text:a> </text:p>
      <text:p text:style-name="P11">Google in Education - <text:a xlink:type="simple" xlink:href="http://www.google.com/edu/teachers/" text:style-name="ListLabel_20_3" text:visited-style-name="ListLabel_20_3"><text:span text:style-name="T13">www.google.com/edu/teachers</text:span></text:a></text:p>
      <text:p text:style-name="P3">Google in Education (2nd site) - <text:a xlink:type="simple" xlink:href="https://educourses.withgoogle.com/" text:style-name="ListLabel_20_3" text:visited-style-name="ListLabel_20_3"><text:span text:style-name="T13">educourses.withgoogle.com</text:span></text:a> | <text:a xlink:type="simple" xlink:href="https://educourses.withgoogle.com/course" text:style-name="ListLabel_20_3" text:visited-style-name="ListLabel_20_3"><text:span text:style-name="T13">Online Courses</text:span></text:a> | <text:a xlink:type="simple" xlink:href="https://educourses.withgoogle.com/101" text:style-name="ListLabel_20_3" text:visited-style-name="ListLabel_20_3"><text:span text:style-name="T13">Internet 101</text:span></text:a> | <text:a xlink:type="simple" xlink:href="https://educourses.withgoogle.com/overview/preview" text:style-name="ListLabel_20_3" text:visited-style-name="ListLabel_20_3"><text:span text:style-name="T13">Apps for Education</text:span></text:a> | <text:a xlink:type="simple" xlink:href="https://educourses.withgoogle.com/gmail/preview" text:style-name="ListLabel_20_3" text:visited-style-name="ListLabel_20_3"><text:span text:style-name="T13">Gmail</text:span></text:a> | <text:a xlink:type="simple" xlink:href="https://educourses.withgoogle.com/drive/preview" text:style-name="ListLabel_20_3" text:visited-style-name="ListLabel_20_3"><text:span text:style-name="T13">Drive</text:span></text:a> | <text:a xlink:type="simple" xlink:href="https://educourses.withgoogle.com/chrome/preview" text:style-name="ListLabel_20_3" text:visited-style-name="ListLabel_20_3"><text:span text:style-name="T13">Chrome and Chromebooks for Education</text:span></text:a></text:p>
      <text:p text:style-name="P3">Google News Initiative<text:span text:style-name="T20"><text:note text:id="ftn33" text:note-class="footnote"><text:note-citation>33</text:note-citation><text:note-body><text:p text:style-name="P45"><text:span text:style-name="T20"/><text:span text:style-name="T22"> Announced March 20, 2016 </text:span><text:a xlink:type="simple" xlink:href="https://blog.google/topics/google-news-initiative/announcing-google-news-initiative/" text:style-name="Internet_20_link" text:visited-style-name="Visited_20_Internet_20_Link"><text:span text:style-name="T14">https://blog.google/topics/google-news-initiative/announcing-google-news-initiative/</text:span></text:a><text:span text:style-name="T22"> </text:span></text:p></text:note-body></text:note></text:span> - <text:a xlink:type="simple" xlink:href="https://newsinitiative.withgoogle.com/" text:style-name="ListLabel_20_3" text:visited-style-name="ListLabel_20_3"><text:span text:style-name="T13">newsinitiative.withgoogle.com</text:span></text:a> </text:p>
      <text:p text:style-name="P3">Google Open Source - <text:a xlink:type="simple" xlink:href="https://opensource.google.com/" text:style-name="ListLabel_20_3" text:visited-style-name="ListLabel_20_3"><text:span text:style-name="T13">opensource.google.com</text:span></text:a> </text:p>
      <text:p text:style-name="P3">Google Message Continuity - <text:a xlink:type="simple" xlink:href="http://www.google.com/postini/continuity.html" text:style-name="ListLabel_20_4" text:visited-style-name="ListLabel_20_4"><text:span text:style-name="T17">www.google.com/postini/continuity.html</text:span></text:a> (<text:a xlink:type="simple" xlink:href="http://googleblog.blogspot.com/2012/01/renewing-old-resolutions-for-new-year.html" text:style-name="ListLabel_20_4" text:visited-style-name="ListLabel_20_4"><text:span text:style-name="T17">retired</text:span></text:a>)</text:p>
      <text:p text:style-name="P3">Google Ratings<text:span text:style-name="T20"><text:note text:id="ftn34" text:note-class="footnote"><text:note-citation>34</text:note-citation><text:note-body><text:p text:style-name="P46"><text:span text:style-name="T20"/><text:span text:style-name="T22"> Appears to be a site used by Google for conducting surveys. Without a specific address on this domain, it just forwards to Google. </text:span></text:p></text:note-body></text:note></text:span> - <text:a xlink:type="simple" xlink:href="https://survey.googleratings.com" text:style-name="ListLabel_20_3" text:visited-style-name="ListLabel_20_3"><text:span text:style-name="T13">survey.googleratings.com</text:span></text:a></text:p>
      <text:p text:style-name="P3">Google with SSL - <text:a xlink:type="simple" xlink:href="https://encrypted.google.com/" text:style-name="ListLabel_20_4" text:visited-style-name="ListLabel_20_4"><text:span text:style-name="T17">http</text:span></text:a><text:a xlink:type="simple" xlink:href="https://encrypted.google.com/" text:style-name="ListLabel_20_6" text:visited-style-name="ListLabel_20_6"><text:span text:style-name="T18">s</text:span></text:a><text:a xlink:type="simple" xlink:href="https://encrypted.google.com/" text:style-name="ListLabel_20_4" text:visited-style-name="ListLabel_20_4"><text:span text:style-name="T17">://encrypted.google.com</text:span></text:a></text:p>
      <text:p text:style-name="P3">Green - <text:a xlink:type="simple" xlink:href="http://www.google.com/green/" text:style-name="ListLabel_20_4" text:visited-style-name="ListLabel_20_4"><text:span text:style-name="T17">www.google.com/green</text:span></text:a></text:p>
      <text:p text:style-name="P3"><text:span text:style-name="T4">Groups - </text:span><text:a xlink:type="simple" xlink:href="http://groups.google.com" text:style-name="ListLabel_20_2" text:visited-style-name="ListLabel_20_2"><text:span text:style-name="T9">groups.google.com</text:span></text:a></text:p>
      <text:p text:style-name="P3">Grow with Google - <text:a xlink:type="simple" xlink:href="https://grow.google/" text:style-name="ListLabel_20_3" text:visited-style-name="ListLabel_20_3"><text:span text:style-name="T13">grow.google</text:span></text:a> </text:p>
      <text:p text:style-name="P3"><text:bookmark text:name="izjqbhjywian"/></text:p>
      <text:p text:style-name="P3"><text:span text:style-name="T4">H</text:span></text:p>
      <text:p text:style-name="P4"/>
      <text:p text:style-name="P3">Handwrite - <text:a xlink:type="simple" xlink:href="http://googleblog.blogspot.ca/2012/07/make-your-mark-on-google-with-handwrite.html" text:style-name="ListLabel_20_3" text:visited-style-name="ListLabel_20_3"><text:span text:style-name="T13">googleblog.blogspot.ca/2012/07/make-your-mark-on-google-with-handwrite.html</text:span></text:a></text:p>
      <text:p text:style-name="P3"><text:soft-page-break/>Hangouts - <text:a xlink:type="simple" xlink:href="http://hangouts.google.com" text:style-name="ListLabel_20_3" text:visited-style-name="ListLabel_20_3"><text:span text:style-name="T13">hangouts.google.com</text:span></text:a></text:p>
      <text:p text:style-name="P3"><text:span text:style-name="T4">Health - </text:span><text:a xlink:type="simple" xlink:href="http://health.google.com" text:style-name="ListLabel_20_2" text:visited-style-name="ListLabel_20_2"><text:span text:style-name="T9">health.google.com</text:span></text:a><text:span text:style-name="T4"> (</text:span><text:span text:style-name="T10">ret</text:span>ired<text:span text:style-name="T4"> January 1, 2012</text:span><text:span text:style-name="T7"><text:note text:id="ftn35" text:note-class="footnote"><text:note-citation>35</text:note-citation><text:note-body><text:p text:style-name="P47"><text:span text:style-name="T20"/><text:span text:style-name="T22"> See </text:span><text:a xlink:type="simple" xlink:href="http://googleblog.blogspot.ca/2011/06/update-on-google-health-and-google.html" text:style-name="Internet_20_link" text:visited-style-name="Visited_20_Internet_20_Link"><text:span text:style-name="T14">http://googleblog.blogspot.ca/2011/06/update-on-google-health-and-google.html</text:span></text:a><text:span text:style-name="T22"> for details.</text:span></text:p></text:note-body></text:note></text:span><text:span text:style-name="T4">)</text:span></text:p>
      <text:p text:style-name="P3">Helpouts - <text:a xlink:type="simple" xlink:href="https://helpouts.google.com" text:style-name="ListLabel_20_3" text:visited-style-name="ListLabel_20_3"><text:span text:style-name="T13">helpouts.google.com</text:span></text:a> (retired April 20, 2015<text:span text:style-name="T20"><text:note text:id="ftn36" text:note-class="footnote"><text:note-citation>36</text:note-citation><text:note-body><text:p text:style-name="P48"><text:span text:style-name="T20"/><text:span text:style-name="T22"> See </text:span><text:a xlink:type="simple" xlink:href="https://support.google.com/helpouts/answer/6167468?authuser=0" text:style-name="Internet_20_link" text:visited-style-name="Visited_20_Internet_20_Link"><text:span text:style-name="T14">https://support.google.com/helpouts/answer/6167468?authuser=0</text:span></text:a><text:span text:style-name="T22"> for details.</text:span></text:p></text:note-body></text:note></text:span>)</text:p>
      <text:p text:style-name="P3">Home - <text:a xlink:type="simple" xlink:href="https://home.google.com/" text:style-name="ListLabel_20_3" text:visited-style-name="ListLabel_20_3"><text:span text:style-name="T13">home.google.com</text:span></text:a> </text:p>
      <text:p text:style-name="P3">Home Service Ads - <text:a xlink:type="simple" xlink:href="https://www.google.com/adwords/express/home-service-ads/" text:style-name="ListLabel_20_3" text:visited-style-name="ListLabel_20_3"><text:span text:style-name="T13">www.google.com/adwords/express/home-service-ads</text:span></text:a> </text:p>
      <text:p text:style-name="P3">HotPot - <text:a xlink:type="simple" xlink:href="https://hotpot.google.com" text:style-name="ListLabel_20_3" text:visited-style-name="ListLabel_20_3"><text:span text:style-name="T13">hotpot.google.com</text:span></text:a> (forwards to Google)</text:p>
      <text:p text:style-name="P3">Hotel Finder - <text:a xlink:type="simple" xlink:href="http://www.google.com/hotelfinder/" text:style-name="ListLabel_20_4" text:visited-style-name="ListLabel_20_4"><text:span text:style-name="T17">www.google.com/hotelfinder</text:span></text:a></text:p>
      <text:p text:style-name="P3"><text:bookmark text:name="3nzx1xpsux5"/></text:p>
      <text:p text:style-name="P3"><text:span text:style-name="T4">I</text:span></text:p>
      <text:p text:style-name="P4"/>
      <text:p text:style-name="P3"><text:span text:style-name="T4">I/O - </text:span><text:a xlink:type="simple" xlink:href="https://www.google.com/events/io" text:style-name="ListLabel_20_5" text:visited-style-name="ListLabel_20_5"><text:span text:style-name="T11">www.google.com/events/io</text:span></text:a><text:span text:style-name="T4"> </text:span></text:p>
      <text:p text:style-name="P3">IgniteCS - <text:a xlink:type="simple" xlink:href="https://ignitecs.withgoogle.com/" text:style-name="ListLabel_20_3" text:visited-style-name="ListLabel_20_3"><text:span text:style-name="T13">ignitecs.withgoogle.com</text:span></text:a> </text:p>
      <text:p text:style-name="P3"><text:span text:style-name="T4">iGoogle - </text:span><text:a xlink:type="simple" xlink:href="http://www.google.com/ig" text:style-name="ListLabel_20_2" text:visited-style-name="ListLabel_20_2"><text:span text:style-name="T9">www.google.com/ig</text:span></text:a> (retired November 1, 2013<text:span text:style-name="T20"><text:note text:id="ftn37" text:note-class="footnote"><text:note-citation>37</text:note-citation><text:note-body><text:p text:style-name="P49"><text:span text:style-name="T20"/><text:span text:style-name="T22"> See </text:span><text:a xlink:type="simple" xlink:href="https://support.google.com/websearch/answer/2664197" text:style-name="Internet_20_link" text:visited-style-name="Visited_20_Internet_20_Link"><text:span text:style-name="T14">https://support.google.com/websearch/answer/2664197</text:span></text:a><text:span text:style-name="T22"> for details.</text:span></text:p></text:note-body></text:note></text:span>)</text:p>
      <text:p text:style-name="P3"><text:span text:style-name="T4">Image Chart Editor - </text:span><text:a xlink:type="simple" xlink:href="http://imagecharteditor.appspot.com" text:style-name="ListLabel_20_2" text:visited-style-name="ListLabel_20_2"><text:span text:style-name="T9">imagecharteditor.appspot.com</text:span></text:a><text:span text:style-name="T26"> </text:span></text:p>
      <text:p text:style-name="P3">Image Labeler - <text:a xlink:type="simple" xlink:href="http://images.google.com/imagelabeler/" text:style-name="ListLabel_20_3" text:visited-style-name="ListLabel_20_3"><text:span text:style-name="T13">images.google.com/imagelabeler</text:span></text:a><text:span text:style-name="T20"><text:note text:id="ftn38" text:note-class="footnote"><text:note-citation>38</text:note-citation><text:note-body><text:p text:style-name="P50"><text:span text:style-name="T20"/><text:span text:style-name="T22"> Retired in 2011. See </text:span><text:a xlink:type="simple" xlink:href="http://en.wikipedia.org/wiki/Google_Image_Labeler" text:style-name="Internet_20_link" text:visited-style-name="Visited_20_Internet_20_Link"><text:span text:style-name="T14">http://en.wikipedia.org/wiki/Google_Image_Labeler</text:span></text:a><text:span text:style-name="T22"> for details.</text:span></text:p></text:note-body></text:note></text:span></text:p>
      <text:p text:style-name="P3"><text:span text:style-name="T4">Images - </text:span><text:a xlink:type="simple" xlink:href="http://images.google.com" text:style-name="ListLabel_20_2" text:visited-style-name="ListLabel_20_2"><text:span text:style-name="T9">images.google.com</text:span></text:a></text:p>
      <text:p text:style-name="P3"><text:span text:style-name="T4">Image Swirl - </text:span><text:a xlink:type="simple" xlink:href="http://image-swirl.googlelabs.com/" text:style-name="ListLabel_20_2" text:visited-style-name="ListLabel_20_2"><text:span text:style-name="T9">image-swirl.googlelabs.com</text:span></text:a></text:p>
      <text:p text:style-name="P3"><text:span text:style-name="T4">In Quotes - </text:span><text:a xlink:type="simple" xlink:href="http://labs.google.com/inquotes/" text:style-name="ListLabel_20_2" text:visited-style-name="ListLabel_20_2"><text:span text:style-name="T9">labs.google.com/inquotes</text:span></text:a></text:p>
      <text:p text:style-name="P3">Inbox - <text:a xlink:type="simple" xlink:href="https://inbox.google.com" text:style-name="ListLabel_20_3" text:visited-style-name="ListLabel_20_3"><text:span text:style-name="T13">inbox.google.com</text:span></text:a><text:span text:style-name="T20"><text:note text:id="ftn39" text:note-class="footnote"><text:note-citation>39</text:note-citation><text:note-body><text:p text:style-name="P51"><text:span text:style-name="T20"/><text:span text:style-name="T22"> Retired in 2018. See </text:span><text:a xlink:type="simple" xlink:href="https://www.blog.google/products/gmail/inbox-signing-find-your-favorite-features-new-gmail/" text:style-name="Internet_20_link" text:visited-style-name="Visited_20_Internet_20_Link"><text:span text:style-name="T14">https://www.blog.google/products/gmail/inbox-signing-find-your-favorite-features-new-gmail/</text:span></text:a><text:span text:style-name="T22"> </text:span></text:p></text:note-body></text:note></text:span></text:p>
      <text:p text:style-name="P3">Input Tools - <text:a xlink:type="simple" xlink:href="https://www.google.com/inputtools/try/" text:style-name="ListLabel_20_3" text:visited-style-name="ListLabel_20_3"><text:span text:style-name="T13">www.google.com/inputtools</text:span></text:a> </text:p>
      <text:p text:style-name="P3"><text:span text:style-name="T4">Insights - </text:span><text:a xlink:type="simple" xlink:href="http://www.google.com/insights/search" text:style-name="ListLabel_20_2" text:visited-style-name="ListLabel_20_2"><text:span text:style-name="T9">www.google.com/insights/search</text:span></text:a></text:p>
      <text:p text:style-name="P3"><text:soft-page-break/><text:span text:style-name="T4">Instant Search - </text:span><text:a xlink:type="simple" xlink:href="http://instant.google.com" text:style-name="ListLabel_20_2" text:visited-style-name="ListLabel_20_2"><text:span text:style-name="T9">instant.google.com</text:span></text:a></text:p>
      <text:p text:style-name="P3"><text:bookmark text:name="13n17jsy7nl"/></text:p>
      <text:p text:style-name="P3"><text:span text:style-name="T4">J</text:span></text:p>
      <text:p text:style-name="P4"/>
      <text:p text:style-name="P3">Jamboard - <text:a xlink:type="simple" xlink:href="https://gsuite.google.com/products/jamboard/" text:style-name="ListLabel_20_3" text:visited-style-name="ListLabel_20_3"><text:span text:style-name="T13">gsuite.google.com/products/jamboard</text:span></text:a></text:p>
      <text:p text:style-name="P3"><text:span text:style-name="T4">Japan Person Finder - </text:span><text:a xlink:type="simple" xlink:href="http://google.org/personfinder/japan" text:style-name="ListLabel_20_3" text:visited-style-name="ListLabel_20_3"><text:span text:style-name="T13">google.org/personfinder/japan</text:span></text:a><text:span text:style-name="T20"><text:note text:id="ftn40" text:note-class="footnote"><text:note-citation>40</text:note-citation><text:note-body><text:p text:style-name="P52"><text:span text:style-name="T20"/><text:span text:style-name="T22"> Updated from </text:span><text:a xlink:type="simple" xlink:href="https://japan.person-finder.appspot.com/" text:style-name="Internet_20_link" text:visited-style-name="Visited_20_Internet_20_Link"><text:span text:style-name="T14">https://japan.person-finder.appspot.com/</text:span></text:a></text:p></text:note-body></text:note></text:span></text:p>
      <text:p text:style-name="P3">Jigsaw - <text:a xlink:type="simple" xlink:href="https://jigsaw.google.com/" text:style-name="ListLabel_20_3" text:visited-style-name="ListLabel_20_3"><text:span text:style-name="T13">jigsaw.google.com</text:span></text:a> </text:p>
      <text:p text:style-name="P3"><text:span text:style-name="T4">Jobs - </text:span><text:a xlink:type="simple" xlink:href="http://jobs.google.com" text:style-name="ListLabel_20_2" text:visited-style-name="ListLabel_20_2"><text:span text:style-name="T9">jobs.google.com</text:span></text:a></text:p>
      <text:p text:style-name="P3">Jump - <text:a xlink:type="simple" xlink:href="https://vr.google.com/jump/" text:style-name="ListLabel_20_3" text:visited-style-name="ListLabel_20_3"><text:span text:style-name="T13">vr.google.com/jump</text:span></text:a> </text:p>
      <text:p text:style-name="P3"><text:bookmark text:name="gp1xiauhvbv"/></text:p>
      <text:p text:style-name="P3"><text:span text:style-name="T4">K</text:span></text:p>
      <text:p text:style-name="P4"/>
      <text:p text:style-name="P3">Keep - <text:a xlink:type="simple" xlink:href="https://keep.google.com/" text:style-name="ListLabel_20_3" text:visited-style-name="ListLabel_20_3"><text:span text:style-name="T13">keep.google.com</text:span></text:a> (was <text:a xlink:type="simple" xlink:href="https://drive.google.com/keep/" text:style-name="ListLabel_20_3" text:visited-style-name="ListLabel_20_3"><text:span text:style-name="T13">drive.google.com/keep</text:span></text:a>) </text:p>
      <text:p text:style-name="P3"><text:span text:style-name="T4">Keyword Tool - </text:span><text:a xlink:type="simple" xlink:href="http://www.google.com/url?q=http%3A%2F%2Fwww.googlekeywordtool.com%2F&amp;sa=D&amp;sntz=1&amp;usg=AFQjCNGeYPlotB5MKMCJwUrGLdHDKQ59yQ" text:style-name="ListLabel_20_2" text:visited-style-name="ListLabel_20_2"><text:span text:style-name="T9">www.googlekeywordtool.com</text:span></text:a></text:p>
      <text:p text:style-name="P3"><text:span text:style-name="T4">Knol - </text:span><text:a xlink:type="simple" xlink:href="http://knol.google.com/" text:style-name="ListLabel_20_2" text:visited-style-name="ListLabel_20_2"><text:span text:style-name="T9">knol.google.com</text:span></text:a></text:p>
      <text:p text:style-name="P3">Knowledge Graph - <text:a xlink:type="simple" xlink:href="http://googleblog.blogspot.ca/2012/05/introducing-knowledge-graph-things-not.html" text:style-name="ListLabel_20_3" text:visited-style-name="ListLabel_20_3"><text:span text:style-name="T13">googleblog.blogspot.ca/2012/05/introducing-knowledge-graph-things-not.html</text:span></text:a></text:p>
      <text:p text:style-name="P54">(also <text:a xlink:type="simple" xlink:href="http://www.google.com/insidesearch/features/search/knowledge.html" text:style-name="ListLabel_20_3" text:visited-style-name="ListLabel_20_3"><text:span text:style-name="T13">www.google.com/insidesearch/features/search/knowledge.html</text:span></text:a><text:span text:style-name="T20"><text:note text:id="ftn41" text:note-class="footnote"><text:note-citation>41</text:note-citation><text:note-body><text:p text:style-name="P53"><text:span text:style-name="T20"/><text:span text:style-name="T22"> Released August 9, 2012 to all English speaking countries</text:span></text:p></text:note-body></text:note></text:span>)</text:p>
      <text:p text:style-name="P3"><text:bookmark text:name="3j9f43xwso0w"/></text:p>
      <text:p text:style-name="P3"><text:span text:style-name="T4">L</text:span></text:p>
      <text:p text:style-name="P4"/>
      <text:p text:style-name="P3"><text:span text:style-name="T4">Labs - </text:span><text:a xlink:type="simple" xlink:href="http://www.googlelabs.com/" text:style-name="ListLabel_20_2" text:visited-style-name="ListLabel_20_2"><text:span text:style-name="T9">www.googlelabs.com</text:span></text:a> (retired in 2011; now forwards to Google main page)</text:p>
      <text:p text:style-name="P3"><text:soft-page-break/><text:span text:style-name="T4">Latitude - </text:span><text:a xlink:type="simple" xlink:href="http://latitude.google.com" text:style-name="ListLabel_20_2" text:visited-style-name="ListLabel_20_2"><text:span text:style-name="T9">latitude.google.com</text:span></text:a> (retired August 9, 2013)</text:p>
      <text:p text:style-name="P3">Learn with Google AI - <text:a xlink:type="simple" xlink:href="https://ai.google/education" text:style-name="ListLabel_20_3" text:visited-style-name="ListLabel_20_3"><text:span text:style-name="T13">ai.google/education</text:span></text:a> </text:p>
      <text:p text:style-name="P3"><office:annotation office:name="__Annotation__1729_1738652867"><dc:date>0000-00-00T00:00:00</dc:date><text:p>Anyone have a direct link? —pb</text:p><text:p>eens</text:p><text:p/><text:p><text:s/>—pbeens</text:p></office:annotation>Levity Algorithm<office:annotation-end office:name="__Annotation__1729_1738652867"/> - [<text:a xlink:type="simple" xlink:href="http://www.youtube.com/watch?feature=player_embedded&amp;v=M278uLalYTo" text:style-name="ListLabel_20_3" text:visited-style-name="ListLabel_20_3"><text:span text:style-name="T13">video</text:span></text:a>]</text:p>
      <text:p text:style-name="P3"><text:span text:style-name="T4">Listen - </text:span><text:a xlink:type="simple" xlink:href="http://listen.googlelabs.com/" text:style-name="ListLabel_20_2" text:visited-style-name="ListLabel_20_2"><text:span text:style-name="T9">listen.googlelabs.com</text:span></text:a><text:span text:style-name="T4"> (for Android only)</text:span></text:p>
      <text:p text:style-name="P3">Lively - <text:a xlink:type="simple" xlink:href="http://en.wikipedia.org/wiki/Google_Lively" text:style-name="ListLabel_20_3" text:visited-style-name="ListLabel_20_3"><text:span text:style-name="T13">en.wikipedia.org/wiki/Google_Lively</text:span></text:a> </text:p>
      <text:p text:style-name="P3"><text:span text:style-name="T4">Logos - </text:span><text:a xlink:type="simple" xlink:href="http://www.google.com/logos" text:style-name="ListLabel_20_2" text:visited-style-name="ListLabel_20_2"><text:span text:style-name="T9">www.google.com/logos</text:span></text:a></text:p>
      <text:p text:style-name="P3">Loon - <text:a xlink:type="simple" xlink:href="http://www.google.com/loon/" text:style-name="ListLabel_20_3" text:visited-style-name="ListLabel_20_3"><text:span text:style-name="T13">www.google.com/loon</text:span></text:a></text:p>
      <text:p text:style-name="P3"><text:span text:style-name="T4">Lunar X Prize - </text:span><text:a xlink:type="simple" xlink:href="http://www.google.com/url?q=http%3A%2F%2Fwww.googlelunarxprize.org%2F&amp;sa=D&amp;sntz=1&amp;usg=AFQjCNELsMnOA5bkuDhtLMOEvXJ3Ajx7gw" text:style-name="ListLabel_20_2" text:visited-style-name="ListLabel_20_2"><text:span text:style-name="T9">www.googlelunarxprize.org</text:span></text:a></text:p>
      <text:p text:style-name="P3"><text:bookmark text:name="w6j1us2wdxmk"/></text:p>
      <text:p text:style-name="P3"><text:span text:style-name="T4">M</text:span></text:p>
      <text:p text:style-name="P4"/>
      <text:p text:style-name="Standard">Made with Code - <text:a xlink:type="simple" xlink:href="https://www.madewithcode.com" text:style-name="ListLabel_20_3" text:visited-style-name="ListLabel_20_3"><text:span text:style-name="T13">www.madewithcode.com</text:span></text:a></text:p>
      <text:p text:style-name="Standard">Magenta - <text:a xlink:type="simple" xlink:href="https://magenta.tensorflow.org/" text:style-name="ListLabel_20_3" text:visited-style-name="ListLabel_20_3"><text:span text:style-name="T13">magenta.tensorflow.org</text:span></text:a> </text:p>
      <text:p text:style-name="Standard"><text:span text:style-name="T23">Map Maker - </text:span><text:a xlink:type="simple" xlink:href="http://mapmaker.google.com" text:style-name="ListLabel_20_7" text:visited-style-name="ListLabel_20_7"><text:span text:style-name="T15">mapmaker.google.com</text:span></text:a></text:p>
      <text:p text:style-name="Standard"><text:span text:style-name="T23">Maps - </text:span><text:a xlink:type="simple" xlink:href="http://maps.google.com" text:style-name="ListLabel_20_7" text:visited-style-name="ListLabel_20_7"><text:span text:style-name="T15">maps.google.com</text:span></text:a></text:p>
      <text:p text:style-name="P3">Maps Engine Lite - <text:a xlink:type="simple" xlink:href="https://mapsengine.google.com/" text:style-name="ListLabel_20_3" text:visited-style-name="ListLabel_20_3"><text:span text:style-name="T13">mapsengine.google.com</text:span></text:a></text:p>
      <text:p text:style-name="P3">Maps Floor Plans - <text:a xlink:type="simple" xlink:href="http://maps.google.com/help/maps/floorplans/" text:style-name="ListLabel_20_3" text:visited-style-name="ListLabel_20_3"><text:span text:style-name="T13">maps.google.com/help/maps/floorplans</text:span></text:a></text:p>
      <text:p text:style-name="P3">Maps for 8-bit NES - <text:a xlink:type="simple" xlink:href="http://maps.google.com/?t=8&amp;utm_campaign=8bit" text:style-name="ListLabel_20_3" text:visited-style-name="ListLabel_20_3"><text:span text:style-name="T13">maps.google.com/?t=8&amp;utm_campaign=8bit</text:span></text:a> <text:span text:style-name="T12">April Fools!</text:span></text:p>
      <text:p text:style-name="P3">Maps: Pokémon Challenge - <text:a xlink:type="simple" xlink:href="http://www.youtube.com/watch?v=4YMD6xELI_k" text:style-name="ListLabel_20_3" text:visited-style-name="ListLabel_20_3"><text:span text:style-name="T13">www.youtube.com/watch?v=4YMD6xELI_k</text:span></text:a> <text:span text:style-name="T12">April Fools!</text:span></text:p>
      <text:p text:style-name="P3">Mars - <text:a xlink:type="simple" xlink:href="http://www.google.com/mars/" text:style-name="ListLabel_20_3" text:visited-style-name="ListLabel_20_3"><text:span text:style-name="T13">www.google.com/mars</text:span></text:a><text:span text:style-name="T26"> </text:span></text:p>
      <text:p text:style-name="P3">Memories for the Future<text:span text:style-name="T20"><text:note text:id="ftn42" text:note-class="footnote"><text:note-citation>42</text:note-citation><text:note-body><text:p text:style-name="P55"><text:span text:style-name="T20"/><text:span text:style-name="T22"> See </text:span><text:a xlink:type="simple" xlink:href="https://googleblog.blogspot.com/2011/12/experience-tsunami-affected-areas-of.html" text:style-name="Internet_20_link" text:visited-style-name="Visited_20_Internet_20_Link"><text:span text:style-name="T14">https://googleblog.blogspot.com/2011/12/experience-tsunami-affected-areas-of.html</text:span></text:a><text:span text:style-name="T22"> for details.</text:span></text:p></text:note-body></text:note></text:span> - <text:a xlink:type="simple" xlink:href="http://www.miraikioku.com/streetview/en/" text:style-name="ListLabel_20_3" text:visited-style-name="ListLabel_20_3"><text:span text:style-name="T13">www.miraikioku.com/streetview/en</text:span></text:a></text:p>
      <text:p text:style-name="P3"><text:soft-page-break/><text:span text:style-name="T4">Mobile - </text:span><text:a xlink:type="simple" xlink:href="http://m.google.com" text:style-name="ListLabel_20_2" text:visited-style-name="ListLabel_20_2"><text:span text:style-name="T9">m.google.com</text:span></text:a><text:span text:style-name="T4"> </text:span></text:p>
      <text:p text:style-name="P3"><text:span text:style-name="T4">Mobile Blog - </text:span><text:a xlink:type="simple" xlink:href="http://googlemobile.blogspot.com/" text:style-name="ListLabel_20_2" text:visited-style-name="ListLabel_20_2"><text:span text:style-name="T9">googlemobile.blogspot.com</text:span></text:a></text:p>
      <text:p text:style-name="P3"><text:span text:style-name="T4">Moderator - </text:span><text:a xlink:type="simple" xlink:href="http://www.google.com/moderator" text:style-name="ListLabel_20_2" text:visited-style-name="ListLabel_20_2"><text:span text:style-name="T9">www.google.com/moderator</text:span></text:a></text:p>
      <text:p text:style-name="P3">Mortgages - <text:a xlink:type="simple" xlink:href="http://www.google.com/compare/mortgages" text:style-name="ListLabel_20_3" text:visited-style-name="ListLabel_20_3"><text:span text:style-name="T13">www.google.com/compare/mortgages</text:span></text:a></text:p>
      <text:p text:style-name="P3">Motion Stills - <text:a xlink:type="simple" xlink:href="https://get.google.com/motionstills/" text:style-name="ListLabel_20_3" text:visited-style-name="ListLabel_20_3"><text:span text:style-name="T13">get.google.com/motionstills</text:span></text:a> </text:p>
      <text:p text:style-name="P3"><text:span text:style-name="T4">Music - </text:span><text:a xlink:type="simple" xlink:href="http://music.google.com" text:style-name="ListLabel_20_2" text:visited-style-name="ListLabel_20_2"><text:span text:style-name="T9">music.google.com</text:span></text:a></text:p>
      <text:p text:style-name="P3">Music Key - <text:a xlink:type="simple" xlink:href="https://www.youtube.com/musickey" text:style-name="ListLabel_20_3" text:visited-style-name="ListLabel_20_3"><text:span text:style-name="T13">www.youtube.com/musickey</text:span></text:a></text:p>
      <text:p text:style-name="P3">Music Timeline - <text:a xlink:type="simple" xlink:href="http://research.google.com/bigpicture/music/" text:style-name="ListLabel_20_3" text:visited-style-name="ListLabel_20_3"><text:span text:style-name="T13">research.google.com/bigpicture/music</text:span></text:a> </text:p>
      <text:p text:style-name="P3">My Activity - <text:a xlink:type="simple" xlink:href="https://myactivity.google.com" text:style-name="ListLabel_20_3" text:visited-style-name="ListLabel_20_3"><text:span text:style-name="T13">myactivity.google.com</text:span></text:a> </text:p>
      <text:p text:style-name="P3">My Business - <text:a xlink:type="simple" xlink:href="http://business.google.com" text:style-name="ListLabel_20_3" text:visited-style-name="ListLabel_20_3"><text:span text:style-name="T13">business.google.com</text:span></text:a> </text:p>
      <text:p text:style-name="P3"><text:bookmark text:name="wi6ouin0f3h7"/></text:p>
      <text:p text:style-name="P3"><text:span text:style-name="T4">N</text:span></text:p>
      <text:p text:style-name="P4"/>
      <text:p text:style-name="P3">Nearline - <text:a xlink:type="simple" xlink:href="https://cloud.google.com/storage-nearline/" text:style-name="ListLabel_20_3" text:visited-style-name="ListLabel_20_3"><text:span text:style-name="T13">cloud.google.com/storage-nearline</text:span></text:a> </text:p>
      <text:p text:style-name="P3">Needlebase - <text:a xlink:type="simple" xlink:href="http://needlebase.com/" text:style-name="ListLabel_20_4" text:visited-style-name="ListLabel_20_4"><text:span text:style-name="T17">needlebase.com</text:span></text:a> (<text:a xlink:type="simple" xlink:href="http://googleblog.blogspot.com/2012/01/renewing-old-resolutions-for-new-year.html" text:style-name="ListLabel_20_4" text:visited-style-name="ListLabel_20_4"><text:span text:style-name="T17">retired</text:span></text:a> June 1, 2012)</text:p>
      <text:p text:style-name="P3"><text:span text:style-name="T4">New - </text:span><text:a xlink:type="simple" xlink:href="http://www.google.com/newproducts/" text:style-name="ListLabel_20_2" text:visited-style-name="ListLabel_20_2"><text:span text:style-name="T9">www.google.com/newproducts</text:span></text:a><text:span text:style-name="T20"><text:note text:id="ftn43" text:note-class="footnote"><text:note-citation>43</text:note-citation><text:note-body><text:p text:style-name="P56"><text:span text:style-name="T20"/><text:span text:style-name="T22"> Now forwards to </text:span><text:a xlink:type="simple" xlink:href="http://www.google.com/about/" text:style-name="Internet_20_link" text:visited-style-name="Visited_20_Internet_20_Link"><text:span text:style-name="T14">http://www.google.com/about/</text:span></text:a><text:span text:style-name="T22"> </text:span></text:p></text:note-body></text:note></text:span></text:p>
      <text:p text:style-name="P3"><text:span text:style-name="T4">News - </text:span><text:a xlink:type="simple" xlink:href="http://news.google.com" text:style-name="ListLabel_20_2" text:visited-style-name="ListLabel_20_2"><text:span text:style-name="T9">news.google.com</text:span></text:a></text:p>
      <text:p text:style-name="P3">News Archive Search - <text:a xlink:type="simple" xlink:href="http://news.google.com/newspapers" text:style-name="ListLabel_20_3" text:visited-style-name="ListLabel_20_3"><text:span text:style-name="T13">news.google.com/newspapers</text:span></text:a></text:p>
      <text:p text:style-name="P3"><text:span text:style-name="T4">News Badges - </text:span><text:a xlink:type="simple" xlink:href="http://googlesystem.blogspot.com/2011/07/google-news-badges.html" text:style-name="ListLabel_20_2" text:visited-style-name="ListLabel_20_2"><text:span text:style-name="T9">googlesystem.blogspot.com/2011/07/google-news-badges.html</text:span></text:a></text:p>
      <text:p text:style-name="P12"><text:span text:style-name="T4">News Timeline - </text:span><text:a xlink:type="simple" xlink:href="http://newstimeline.googlelabs.com/" text:style-name="ListLabel_20_2" text:visited-style-name="ListLabel_20_2"><text:span text:style-name="T9">newstimeline.googlelabs.com</text:span></text:a> (retired in 2011; now forwards to Google News)</text:p>
      <text:p text:style-name="P12">Nexus - <text:a xlink:type="simple" xlink:href="http://nexus.google.com" text:style-name="ListLabel_20_3" text:visited-style-name="ListLabel_20_3"><text:span text:style-name="T13">nexus.google.com</text:span></text:a></text:p>
      <text:p text:style-name="P12"><text:soft-page-break/>Ngram Viewer - <text:a xlink:type="simple" xlink:href="http://books.google.com/ngrams" text:style-name="ListLabel_20_3" text:visited-style-name="ListLabel_20_3"><text:span text:style-name="T13">books.google.com/ngrams</text:span></text:a></text:p>
      <text:p text:style-name="P12">Nik Collection by Google - <text:a xlink:type="simple" xlink:href="http://www.niksoftware.com/nikcollection/usa/intro.html" text:style-name="ListLabel_20_3" text:visited-style-name="ListLabel_20_3"><text:span text:style-name="T13">www.niksoftware.com</text:span></text:a><text:span text:style-name="T20"><text:note text:id="ftn44" text:note-class="footnote"><text:note-citation>44</text:note-citation><text:note-body><text:p text:style-name="P57"><text:span text:style-name="T20"/><text:span text:style-name="T22"> Forwards to </text:span><text:a xlink:type="simple" xlink:href="https://www.google.com/nikcollection/" text:style-name="Internet_20_link" text:visited-style-name="Visited_20_Internet_20_Link"><text:span text:style-name="T14">https://www.google.com/nikcollection/</text:span></text:a><text:span text:style-name="T22"> </text:span></text:p></text:note-body></text:note></text:span><text:span text:style-name="T20">,</text:span><text:span text:style-name="T20"><text:note text:id="ftn45" text:note-class="footnote"><text:note-citation>45</text:note-citation><text:note-body><text:p text:style-name="P58"><text:span text:style-name="T20"/><text:span text:style-name="T22"> Link now dead</text:span></text:p></text:note-body></text:note></text:span></text:p>
      <text:p text:style-name="P12">Nose - <text:a xlink:type="simple" xlink:href="http://www.google.com/landing/nose/" text:style-name="ListLabel_20_3" text:visited-style-name="ListLabel_20_3"><text:span text:style-name="T13">www.google.com/landing/nose</text:span></text:a> </text:p>
      <text:p text:style-name="P12"><text:span text:style-name="T4">Notebook - </text:span><text:a xlink:type="simple" xlink:href="http://notebook.google.com" text:style-name="ListLabel_20_2" text:visited-style-name="ListLabel_20_2"><text:span text:style-name="T9">notebook.google.com</text:span></text:a> (retired July 2012)</text:p>
      <text:p text:style-name="P12">Noto Fonts - <text:a xlink:type="simple" xlink:href="https://www.google.com/get/noto/" text:style-name="ListLabel_20_3" text:visited-style-name="ListLabel_20_3"><text:span text:style-name="T13">www.google.com/get/noto</text:span></text:a></text:p>
      <text:p text:style-name="P3">Now - <text:a xlink:type="simple" xlink:href="http://www.google.com/landing/now" text:style-name="ListLabel_20_3" text:visited-style-name="ListLabel_20_3"><text:span text:style-name="T13">www.google.com/landing/now</text:span></text:a></text:p>
      <text:p text:style-name="P3">NSynth Super - <text:a xlink:type="simple" xlink:href="https://nsynthsuper.withgoogle.com/" text:style-name="ListLabel_20_3" text:visited-style-name="ListLabel_20_3"><text:span text:style-name="T13">nsynthsuper.withgoogle.com</text:span></text:a> </text:p>
      <text:p text:style-name="P3"><text:bookmark text:name="q1727rjxh47f"/></text:p>
      <text:p text:style-name="P3"><text:span text:style-name="T4">O</text:span></text:p>
      <text:p text:style-name="P4"/>
      <text:p text:style-name="P3"><text:span text:style-name="T4">Offers - </text:span><text:a xlink:type="simple" xlink:href="http://www.google.com/offers" text:style-name="ListLabel_20_2" text:visited-style-name="ListLabel_20_2"><text:span text:style-name="T9">www.google.com/offers</text:span></text:a></text:p>
      <text:p text:style-name="P3">One - <text:a xlink:type="simple" xlink:href="https://one.google.com" text:style-name="ListLabel_20_3" text:visited-style-name="ListLabel_20_3"><text:span text:style-name="T13">one.google.com</text:span></text:a> </text:p>
      <text:p text:style-name="P3">One Today - <text:a xlink:type="simple" xlink:href="https://onetoday.google.com/" text:style-name="ListLabel_20_3" text:visited-style-name="ListLabel_20_3"><text:span text:style-name="T13">onetoday.google.com</text:span></text:a> </text:p>
      <text:p text:style-name="P3">OnHub - <text:a xlink:type="simple" xlink:href="https://on.google.com/hub/" text:style-name="ListLabel_20_3" text:visited-style-name="ListLabel_20_3"><text:span text:style-name="T13">on.google.com/hub/</text:span></text:a></text:p>
      <text:p text:style-name="P3"><text:span text:style-name="T4">One Pass - </text:span><text:a xlink:type="simple" xlink:href="http://www.google.com/onepass" text:style-name="ListLabel_20_2" text:visited-style-name="ListLabel_20_2"><text:span text:style-name="T9">www.google.com/onepass</text:span></text:a></text:p>
      <text:p text:style-name="P3">Online Marketing Challenge - <text:a xlink:type="simple" xlink:href="http://www.google.com/onlinechallenge/" text:style-name="ListLabel_20_3" text:visited-style-name="ListLabel_20_3"><text:span text:style-name="T13">www.google.com/onlinechallenge</text:span></text:a></text:p>
      <text:p text:style-name="P3">Open Source - <text:a xlink:type="simple" xlink:href="https://opensource.google.com/" text:style-name="ListLabel_20_3" text:visited-style-name="ListLabel_20_3"><text:span text:style-name="T13">opensource.google.com</text:span></text:a> </text:p>
      <text:p text:style-name="P3">Oppia - <text:a xlink:type="simple" xlink:href="https://code.google.com/p/oppia/" text:style-name="ListLabel_20_3" text:visited-style-name="ListLabel_20_3"><text:span text:style-name="T13">code.google.com/p/oppia</text:span></text:a><text:span text:style-name="T20"><text:note text:id="ftn46" text:note-class="footnote"><text:note-citation>46</text:note-citation><text:note-body><text:p text:style-name="P59"><text:span text:style-name="T20"/><text:span text:style-name="T22"> Announced February 2014</text:span></text:p></text:note-body></text:note></text:span> <text:span text:style-name="T20"><text:note text:id="ftn47" text:note-class="footnote"><text:note-citation>47</text:note-citation><text:note-body><text:p text:style-name="P60"><text:span text:style-name="T20"/><text:span text:style-name="T22"> See also </text:span><text:a xlink:type="simple" xlink:href="https://www.oppia.org/" text:style-name="Internet_20_link" text:visited-style-name="Visited_20_Internet_20_Link"><text:span text:style-name="T14">https://www.oppia.org</text:span></text:a><text:span text:style-name="T22"> </text:span></text:p></text:note-body></text:note></text:span></text:p>
      <text:p text:style-name="P3"><text:span text:style-name="T4">Orkut - </text:span><text:a xlink:type="simple" xlink:href="http://www.orkut.com/" text:style-name="ListLabel_20_2" text:visited-style-name="ListLabel_20_2"><text:span text:style-name="T9">www.orkut.com</text:span></text:a></text:p>
      <text:p text:style-name="P3"><text:bookmark text:name="s0dheee3cfoi"/></text:p>
      <text:p text:style-name="P3"><text:span text:style-name="T4">P</text:span></text:p>
      <text:p text:style-name="P4"><text:soft-page-break/></text:p>
      <text:p text:style-name="P3"><text:span text:style-name="T4">Pacman - </text:span><text:a xlink:type="simple" xlink:href="http://www.google.com/pacman/" text:style-name="ListLabel_20_2" text:visited-style-name="ListLabel_20_2"><text:span text:style-name="T9">www.google.com/pacman</text:span></text:a></text:p>
      <text:p text:style-name="P3"><text:span text:style-name="T4">Page Creator - </text:span><text:a xlink:type="simple" xlink:href="http://pages.google.com" text:style-name="ListLabel_20_2" text:visited-style-name="ListLabel_20_2"><text:span text:style-name="T9">pages.google.com</text:span></text:a><text:span text:style-name="T4"> (retired)</text:span></text:p>
      <text:p text:style-name="P3">Page Speed Online - <text:a xlink:type="simple" xlink:href="https://developers.google.com/pagespeed/" text:style-name="ListLabel_20_4" text:visited-style-name="ListLabel_20_4"><text:span text:style-name="T17">developers.google.com/pagespeed</text:span></text:a></text:p>
      <text:p text:style-name="P3"><text:span text:style-name="T4">Panoramio - </text:span><text:a xlink:type="simple" xlink:href="http://www.panoramio.com/" text:style-name="ListLabel_20_2" text:visited-style-name="ListLabel_20_2"><text:span text:style-name="T9">www.panoramio.com</text:span></text:a></text:p>
      <text:p text:style-name="P3">Password Checkup (Chrome extension) - <text:a xlink:type="simple" xlink:href="https://chrome.google.com/webstore/detail/password-checkup/pncabnpcffmalkkjpajodfhijclecjno/" text:style-name="ListLabel_20_3" text:visited-style-name="ListLabel_20_3"><text:span text:style-name="T13">https://chrome.google.com/webstore/detail/password-checkup/pncabnpcffmalkkjpajodfhijclecjno/</text:span></text:a></text:p>
      <text:p text:style-name="P3">Person Finder - <text:a xlink:type="simple" xlink:href="http://google.org/personfinder" text:style-name="ListLabel_20_3" text:visited-style-name="ListLabel_20_3"><text:span text:style-name="T13">google.org/personfinder</text:span></text:a></text:p>
      <text:p text:style-name="P3"><text:span text:style-name="T4">Phone - </text:span><text:a xlink:type="simple" xlink:href="http://www.google.com/phone" text:style-name="ListLabel_20_2" text:visited-style-name="ListLabel_20_2"><text:span text:style-name="T9">www.google.com/phone</text:span></text:a></text:p>
      <text:p text:style-name="P3">Photos - <text:a xlink:type="simple" xlink:href="https://photos.google.com" text:style-name="ListLabel_20_3" text:visited-style-name="ListLabel_20_3"><text:span text:style-name="T13">photos.google.com</text:span></text:a><text:span text:style-name="T20"><text:note text:id="ftn48" text:note-class="footnote"><text:note-citation>48</text:note-citation><text:note-body><text:p text:style-name="P61"><text:span text:style-name="T20"/><text:span text:style-name="T22"> Before official </text:span><text:a xlink:type="simple" xlink:href="http://googleblog.blogspot.com/2015/05/picture-this-fresh-approach-to-photos.html" text:style-name="Internet_20_link" text:visited-style-name="Visited_20_Internet_20_Link"><text:span text:style-name="T14">announcement</text:span></text:a><text:span text:style-name="T22"> (May 28, 2015), was forwarding to </text:span><text:a xlink:type="simple" xlink:href="https://plus.google.com/photos" text:style-name="Internet_20_link" text:visited-style-name="Visited_20_Internet_20_Link"><text:span text:style-name="T14">https://plus.google.com/photos</text:span></text:a><text:span text:style-name="T22"> </text:span></text:p></text:note-body></text:note></text:span> </text:p>
      <text:p text:style-name="P3">PhotoScan - <text:a xlink:type="simple" xlink:href="https://www.google.com/photos/scan/" text:style-name="ListLabel_20_3" text:visited-style-name="ListLabel_20_3"><text:span text:style-name="T13">www.google.com/photos/scan</text:span></text:a> </text:p>
      <text:p text:style-name="P3"><text:span text:style-name="T4">Photovine - </text:span><text:a xlink:type="simple" xlink:href="http://photovine.com/" text:style-name="ListLabel_20_2" text:visited-style-name="ListLabel_20_2"><text:span text:style-name="T9">photovine.com</text:span></text:a><text:span text:style-name="T26"> </text:span>(retired March 6, 2012)</text:p>
      <text:p text:style-name="P3"><text:span text:style-name="T4">Picasa - </text:span><text:a xlink:type="simple" xlink:href="http://picasa.google.com" text:style-name="ListLabel_20_2" text:visited-style-name="ListLabel_20_2"><text:span text:style-name="T9">picasa.google.com</text:span></text:a><text:span text:style-name="T26"> </text:span></text:p>
      <text:p text:style-name="P3"><text:span text:style-name="T4">Picasa Web Albums - </text:span><text:a xlink:type="simple" xlink:href="http://picasaweb.google.com" text:style-name="ListLabel_20_2" text:visited-style-name="ListLabel_20_2"><text:span text:style-name="T9">picasaweb.google.com</text:span></text:a></text:p>
      <text:p text:style-name="P3">Picnik - <text:a xlink:type="simple" xlink:href="http://www.picnik.com" text:style-name="ListLabel_20_4" text:visited-style-name="ListLabel_20_4"><text:span text:style-name="T17">www.picnik.com</text:span></text:a> (<text:a xlink:type="simple" xlink:href="http://googleblog.blogspot.com/2012/01/renewing-old-resolutions-for-new-year.html" text:style-name="ListLabel_20_4" text:visited-style-name="ListLabel_20_4"><text:span text:style-name="T17">retired</text:span></text:a> April 19, 2012)</text:p>
      <text:p text:style-name="P3">Pixel - <text:a xlink:type="simple" xlink:href="https://pixel.google.com" text:style-name="ListLabel_20_3" text:visited-style-name="ListLabel_20_3"><text:span text:style-name="T13">pixel.google.com</text:span></text:a></text:p>
      <text:p text:style-name="P3"><text:span text:style-name="T4">Places - </text:span><text:a xlink:type="simple" xlink:href="http://places.google.com" text:style-name="ListLabel_20_2" text:visited-style-name="ListLabel_20_2"><text:span text:style-name="T9">places.google.com</text:span></text:a></text:p>
      <text:p text:style-name="P3">Play - <text:a xlink:type="simple" xlink:href="https://play.google.com" text:style-name="ListLabel_20_3" text:visited-style-name="ListLabel_20_3"><text:span text:style-name="T13">play.google.com</text:span></text:a></text:p>
      <text:p text:style-name="P12"><text:span text:style-name="T4">Plus - </text:span><text:a xlink:type="simple" xlink:href="http://plus.google.com" text:style-name="ListLabel_20_2" text:visited-style-name="ListLabel_20_2"><text:span text:style-name="T9">plus.google.com</text:span></text:a></text:p>
      <text:p text:style-name="P12">Podcasts - <text:a xlink:type="simple" xlink:href="https://www.google.com/podcasts" text:style-name="ListLabel_20_3" text:visited-style-name="ListLabel_20_3"><text:span text:style-name="T13">www.google.com/podcasts</text:span></text:a> </text:p>
      <text:p text:style-name="P3"><text:a xlink:type="simple" xlink:href="http://www.google.com/policies/" text:style-name="ListLabel_20_8" text:visited-style-name="ListLabel_20_8">Policies &amp; Principles</text:a> - <text:a xlink:type="simple" xlink:href="http://www.google.com/policies/" text:style-name="ListLabel_20_4" text:visited-style-name="ListLabel_20_4"><text:span text:style-name="T17">www.google.com/policies</text:span></text:a></text:p>
      <text:p text:style-name="P3"><text:span text:style-name="T4">Power Meter</text:span><text:span text:style-name="T20"><text:note text:id="ftn49" text:note-class="footnote"><text:note-citation>49</text:note-citation><text:note-body><text:p text:style-name="P62"><text:span text:style-name="T20"/><text:span text:style-name="T22"> For San Diego Gas &amp; Electric customers only</text:span></text:p></text:note-body></text:note></text:span><text:span text:style-name="T4"> - </text:span><text:a xlink:type="simple" xlink:href="http://www.google.com/powermeter" text:style-name="ListLabel_20_2" text:visited-style-name="ListLabel_20_2"><text:span text:style-name="T9">www.google.com/powermeter</text:span></text:a> <text:span text:style-name="T4">(</text:span><text:a xlink:type="simple" xlink:href="http://www.google.com/support/powermeter/bin/answer.py?hl=en&amp;answer=1340969" text:style-name="ListLabel_20_2" text:visited-style-name="ListLabel_20_2"><text:span text:style-name="T9">retired</text:span></text:a><text:span text:style-name="T4"> September </text:span>1<text:span text:style-name="T4">6, 2011)</text:span></text:p>
      <text:p text:style-name="P3"><text:soft-page-break/>Power Searching with Google - <text:a xlink:type="simple" xlink:href="http://www.powersearchingwithgoogle.com" text:style-name="ListLabel_20_3" text:visited-style-name="ListLabel_20_3"><text:span text:style-name="T13">www.powersearchingwithgoogle.com</text:span></text:a> (AKA Search Education)</text:p>
      <text:p text:style-name="P3">Product Forums - <text:a xlink:type="simple" xlink:href="https://productforums.google.com/" text:style-name="ListLabel_20_3" text:visited-style-name="ListLabel_20_3"><text:span text:style-name="T13">productforums.google.com</text:span></text:a> </text:p>
      <text:p text:style-name="P3"><text:span text:style-name="T4">Products - </text:span><text:a xlink:type="simple" xlink:href="http://products.google.com" text:style-name="ListLabel_20_2" text:visited-style-name="ListLabel_20_2"><text:span text:style-name="T9">products.google.com</text:span></text:a></text:p>
      <text:p text:style-name="P3"><text:span text:style-name="T4">Profiles - </text:span><text:a xlink:type="simple" xlink:href="https://profiles.google.com/" text:style-name="ListLabel_20_2" text:visited-style-name="ListLabel_20_2"><text:span text:style-name="T9">profiles.google.com</text:span></text:a></text:p>
      <text:p text:style-name="P3">Project Ara - <text:a xlink:type="simple" xlink:href="http://www.projectara.com" text:style-name="ListLabel_20_3" text:visited-style-name="ListLabel_20_3"><text:span text:style-name="T13">www.projectara.com</text:span></text:a></text:p>
      <text:p text:style-name="P3">Project Glass<text:span text:style-name="T20"><text:note text:id="ftn50" text:note-class="footnote"><text:note-citation>50</text:note-citation><text:note-body><text:p text:style-name="P8"><text:span text:style-name="T20"/><text:span text:style-name="T22"> Concept only, announced officially via G+ April 4, 2012</text:span></text:p></text:note-body></text:note></text:span> - <text:a xlink:type="simple" xlink:href="https://plus.google.com/111626127367496192147/" text:style-name="ListLabel_20_3" text:visited-style-name="ListLabel_20_3"><text:span text:style-name="T13">plus.google.com/111626127367496192147</text:span></text:a></text:p>
      <text:p text:style-name="P3">Project Tango<text:span text:style-name="T20"><text:note text:id="ftn51" text:note-class="footnote"><text:note-citation>51</text:note-citation><text:note-body><text:p text:style-name="P63"><text:span text:style-name="T20"/><text:span text:style-name="T22"> Announced February 2014</text:span></text:p></text:note-body></text:note></text:span> - <text:a xlink:type="simple" xlink:href="http://www.google.com/atap/projecttango/" text:style-name="ListLabel_20_3" text:visited-style-name="ListLabel_20_3"><text:span text:style-name="T13">www.google.com/atap/projecttango</text:span></text:a></text:p>
      <text:p text:style-name="P3">Project Wycheproof - <text:a xlink:type="simple" xlink:href="https://github.com/google/wycheproof" text:style-name="ListLabel_20_3" text:visited-style-name="ListLabel_20_3"><text:span text:style-name="T13">github.com/google/wycheproof</text:span></text:a><text:span text:style-name="T20"><text:note text:id="ftn52" text:note-class="footnote"><text:note-citation>52</text:note-citation><text:note-body><text:p text:style-name="P64"><text:span text:style-name="T20"/><text:span text:style-name="T22"> Announced </text:span><text:a xlink:type="simple" xlink:href="https://security.googleblog.com/2016/12/project-wycheproof.html" text:style-name="Internet_20_link" text:visited-style-name="Visited_20_Internet_20_Link"><text:span text:style-name="T14">December 2016</text:span></text:a></text:p></text:note-body></text:note></text:span> </text:p>
      <text:p text:style-name="P3"><text:span text:style-name="T4">Public Data Explorer - </text:span><text:a xlink:type="simple" xlink:href="http://publicdata.google.com" text:style-name="ListLabel_20_2" text:visited-style-name="ListLabel_20_2"><text:span text:style-name="T9">publicdata.google.com</text:span></text:a></text:p>
      <text:p text:style-name="P3">Public DNS - <text:a xlink:type="simple" xlink:href="http://code.google.com/speed/public-dns/" text:style-name="ListLabel_20_3" text:visited-style-name="ListLabel_20_3"><text:span text:style-name="T13">code.google.com/speed/public-dns</text:span></text:a></text:p>
      <text:p text:style-name="P3"><text:span text:style-name="T4">Python Class - </text:span><text:a xlink:type="simple" xlink:href="http://code.google.com/edu/languages/google-python-class" text:style-name="ListLabel_20_2" text:visited-style-name="ListLabel_20_2"><text:span text:style-name="T9">code.google.com/edu/languages/google-python-class</text:span></text:a></text:p>
      <text:p text:style-name="P3"><text:span text:style-name="T4">Python Style Guide - </text:span><text:a xlink:type="simple" xlink:href="http://google-styleguide.googlecode.com/svn/trunk/pyguide.html" text:style-name="ListLabel_20_2" text:visited-style-name="ListLabel_20_2"><text:span text:style-name="T9">google-styleguide.googlecode.com/svn/trunk/pyguide.html</text:span></text:a></text:p>
      <text:p text:style-name="P3"><text:bookmark text:name="33m9q8dynwxa"/></text:p>
      <text:p text:style-name="P3"><text:span text:style-name="T4">Q</text:span></text:p>
      <text:p text:style-name="P4"/>
      <text:p text:style-name="P3">Quick, Draw - <text:a xlink:type="simple" xlink:href="https://quickdraw.withgoogle.com/" text:style-name="ListLabel_20_3" text:visited-style-name="ListLabel_20_3"><text:span text:style-name="T13">quickdraw.withgoogle.com</text:span></text:a> </text:p>
      <text:p text:style-name="P3">Quick Office - <text:a xlink:type="simple" xlink:href="https://support.google.com/quickoffice" text:style-name="ListLabel_20_3" text:visited-style-name="ListLabel_20_3"><text:span text:style-name="T13">support.google.com/quickoffice</text:span></text:a></text:p>
      <text:p text:style-name="P3"><text:span text:style-name="T4">Quick Search Box - </text:span><text:a xlink:type="simple" xlink:href="http://www.google.com/quicksearchbox/" text:style-name="ListLabel_20_2" text:visited-style-name="ListLabel_20_2"><text:span text:style-name="T9">www.google.com/quicksearchbox</text:span></text:a><text:span text:style-name="T4"> (Mac only)</text:span></text:p>
      <text:p text:style-name="P3"><text:bookmark text:name="7ukag65b6as3"/></text:p>
      <text:p text:style-name="P3"><text:span text:style-name="T4">R</text:span></text:p>
      <text:p text:style-name="P3"/>
      <text:p text:style-name="P3"><text:soft-page-break/>re:Work - <text:a xlink:type="simple" xlink:href="https://rework.withgoogle.com/" text:style-name="ListLabel_20_3" text:visited-style-name="ListLabel_20_3"><text:span text:style-name="T13">rework.withgoogle.com</text:span></text:a></text:p>
      <text:p text:style-name="P3"><text:span text:style-name="T4">Reader - </text:span><text:a xlink:type="simple" xlink:href="http://reader.google.com" text:style-name="ListLabel_20_2" text:visited-style-name="ListLabel_20_2"><text:span text:style-name="T9">reader.google.com</text:span></text:a><text:span text:style-name="T4"> </text:span>(<text:a xlink:type="simple" xlink:href="http://googleblog.blogspot.com.au/2013/03/a-second-spring-of-cleaning.html" text:style-name="ListLabel_20_3" text:visited-style-name="ListLabel_20_3"><text:span text:style-name="T13">retired</text:span></text:a> July 1, 2013)</text:p>
      <text:p text:style-name="P3"><text:span text:style-name="T4">Reader Play - </text:span><text:a xlink:type="simple" xlink:href="http://www.google.com/reader/play" text:style-name="ListLabel_20_2" text:visited-style-name="ListLabel_20_2"><text:span text:style-name="T9">www.google.com/reader/play</text:span></text:a></text:p>
      <text:p text:style-name="P3">Really Advanced Search - <text:a xlink:type="simple" xlink:href="http://www.google.com/js/reallyadvanced.html" text:style-name="ListLabel_20_3" text:visited-style-name="ListLabel_20_3"><text:span text:style-name="T13">www.google.com/js/reallyadvanced.html</text:span></text:a> <text:span text:style-name="T12">April Fools!</text:span></text:p>
      <text:p text:style-name="P3"><text:span text:style-name="T4">Realtime - </text:span><text:a xlink:type="simple" xlink:href="http://realtime.google.com" text:style-name="ListLabel_20_2" text:visited-style-name="ListLabel_20_2"><text:span text:style-name="T9">realtime.google.com</text:span></text:a><text:span text:style-name="T4"> (retired)</text:span></text:p>
      <text:p text:style-name="P3"><text:span text:style-name="T4">ReCAPTCHA - </text:span><text:a xlink:type="simple" xlink:href="http://www.google.com/recaptcha" text:style-name="ListLabel_20_2" text:visited-style-name="ListLabel_20_2"><text:span text:style-name="T9">www.google.com/recaptcha</text:span></text:a></text:p>
      <text:p text:style-name="P3"><text:span text:style-name="T4">Recipe View - </text:span><text:a xlink:type="simple" xlink:href="http://www.google.com/landing/recipes/" text:style-name="ListLabel_20_2" text:visited-style-name="ListLabel_20_2"><text:span text:style-name="T9">www.google.com/landing/recipes</text:span></text:a></text:p>
      <text:p text:style-name="P3">Refine<text:span text:style-name="T20"><text:note text:id="ftn53" text:note-class="footnote"><text:note-citation>53</text:note-citation><text:note-body><text:p text:style-name="P65"><text:span text:style-name="T20"/><text:span text:style-name="T24"> </text:span><text:span text:style-name="T22">F</text:span><text:span text:style-name="T24">ormerly Freebase Gridworks</text:span></text:p></text:note-body></text:note></text:span> - <text:a xlink:type="simple" xlink:href="http://code.google.com/p/google-refine/" text:style-name="ListLabel_20_3" text:visited-style-name="ListLabel_20_3"><text:span text:style-name="T13">code.google.com/p/google-refine</text:span></text:a></text:p>
      <text:p text:style-name="P3">Refuge Relief - <text:a xlink:type="simple" xlink:href="https://onetoday.google.com/page/refugeerelief" text:style-name="ListLabel_20_3" text:visited-style-name="ListLabel_20_3"><text:span text:style-name="T13">onetoday.google.com/page/refugeerelief</text:span></text:a> </text:p>
      <text:p text:style-name="P3">Research at Google - <text:a xlink:type="simple" xlink:href="http://research.google.com/" text:style-name="ListLabel_20_3" text:visited-style-name="ListLabel_20_3"><text:span text:style-name="T13">research.google.com</text:span></text:a> </text:p>
      <text:p text:style-name="P3">RISE - <text:a xlink:type="simple" xlink:href="http://www.google.com/diversity/rise/" text:style-name="ListLabel_20_4" text:visited-style-name="ListLabel_20_4"><text:span text:style-name="T17">www.google.com/diversity/rise</text:span></text:a> &amp; <text:a xlink:type="simple" xlink:href="http://www.google.com/edu/rise" text:style-name="ListLabel_20_3" text:visited-style-name="ListLabel_20_3"><text:span text:style-name="T13">www.google.com/edu/rise</text:span></text:a></text:p>
      <text:p text:style-name="P3">Royal Baby Card - <text:a xlink:type="simple" xlink:href="https://royalbabycard.withgoogle.com/" text:style-name="ListLabel_20_3" text:visited-style-name="ListLabel_20_3"><text:span text:style-name="T13">royalbabycard.withgoogle.com</text:span></text:a></text:p>
      <text:p text:style-name="P3"><text:bookmark text:name="8xa1pzi64bwi"/></text:p>
      <text:p text:style-name="P3"><text:span text:style-name="T4">S</text:span></text:p>
      <text:p text:style-name="P4"/>
      <text:p text:style-name="P3">Save to Google - <text:a xlink:type="simple" xlink:href="https://www.google.com/save" text:style-name="ListLabel_20_3" text:visited-style-name="ListLabel_20_3"><text:span text:style-name="T13">www.google.com/save</text:span></text:a> </text:p>
      <text:p text:style-name="P3">Save to Google (Chrome Extension) - <text:a xlink:type="simple" xlink:href="https://chrome.google.com/webstore/detail/save-to-google/meoeeoaohbmgbocpdpnjklmfmjjagkkf" text:style-name="ListLabel_20_3" text:visited-style-name="ListLabel_20_3"><text:span text:style-name="T13">chrome.google.com/….meoeeoaohbmgbocpdpnjklmfmjjagkkf</text:span></text:a> </text:p>
      <text:p text:style-name="P3"><text:span text:style-name="T4">Scholar - </text:span><text:a xlink:type="simple" xlink:href="http://scholar.google.com" text:style-name="ListLabel_20_2" text:visited-style-name="ListLabel_20_2"><text:span text:style-name="T9">scholar.google.com</text:span></text:a></text:p>
      <text:p text:style-name="P3"><text:span text:style-name="T4">Science Fair Portal - </text:span><text:a xlink:type="simple" xlink:href="http://www.google.com/events/isef/index.html" text:style-name="ListLabel_20_2" text:visited-style-name="ListLabel_20_2"><text:span text:style-name="T9">www.google.com/events/isef/index.html</text:span></text:a></text:p>
      <text:p text:style-name="P3">Screen Capture (Chrome Extension) - <text:a xlink:type="simple" xlink:href="https://chrome.google.com/extensions/detail/cpngackimfmofbokmjmljamhdncknpmg" text:style-name="ListLabel_20_3" text:visited-style-name="ListLabel_20_3"><text:span text:style-name="T13">chrome.google.com/….mofbokmjmljamhdncknpmg</text:span></text:a></text:p>
      <text:p text:style-name="P3">Scribe - <text:a xlink:type="simple" xlink:href="http://scribe.googlelabs.com/" text:style-name="ListLabel_20_4" text:visited-style-name="ListLabel_20_4"><text:span text:style-name="T17">scribe.googlelabs.com</text:span></text:a></text:p>
      <text:p text:style-name="P3"><text:soft-page-break/>Search Education - <text:a xlink:type="simple" xlink:href="http://www.powersearchingwithgoogle.com/" text:style-name="ListLabel_20_3" text:visited-style-name="ListLabel_20_3"><text:span text:style-name="T13">www.powersearchingwithgoogle.com</text:span></text:a> (AKA Power Searching with Google)</text:p>
      <text:p text:style-name="P3"><text:span text:style-name="T4">Search Stories - </text:span><text:a xlink:type="simple" xlink:href="http://www.youtube.com/user/SearchStories" text:style-name="ListLabel_20_2" text:visited-style-name="ListLabel_20_2"><text:span text:style-name="T9">www.youtube.com/user/SearchStories</text:span></text:a></text:p>
      <text:p text:style-name="P3"><text:span text:style-name="T4">Secure Search - </text:span><text:a xlink:type="simple" xlink:href="https://www.google.com/" text:style-name="ListLabel_20_2" text:visited-style-name="ListLabel_20_2"><text:span text:style-name="T9">https://www.google.com/</text:span></text:a><text:span text:style-name="T4"> (“https” instead of “http”)</text:span></text:p>
      <text:p text:style-name="P3"><text:span text:style-name="T4">Sets - </text:span><text:a xlink:type="simple" xlink:href="http://labs.google.com/sets" text:style-name="ListLabel_20_2" text:visited-style-name="ListLabel_20_2"><text:span text:style-name="T9">labs.google.com/sets</text:span></text:a></text:p>
      <text:p text:style-name="P3"><text:span text:style-name="T4">Shared Spaces - </text:span><text:a xlink:type="simple" xlink:href="http://sharedspaces.googlelabs.com/" text:style-name="ListLabel_20_2" text:visited-style-name="ListLabel_20_2"><text:span text:style-name="T9">sharedspaces.googlelabs.com/</text:span></text:a> (retired)</text:p>
      <text:p text:style-name="P3">Shopping Express - <text:a xlink:type="simple" xlink:href="https://www.google.com/express" text:style-name="ListLabel_20_3" text:visited-style-name="ListLabel_20_3"><text:span text:style-name="T13">www.google.com/express</text:span></text:a></text:p>
      <text:p text:style-name="P3"><text:span text:style-name="T4">Sitemap - </text:span><text:a xlink:type="simple" xlink:href="http://www.google.com/sitemap.xml" text:style-name="ListLabel_20_2" text:visited-style-name="ListLabel_20_2"><text:span text:style-name="T9">www.google.com/sitemap.xml</text:span></text:a></text:p>
      <text:p text:style-name="P3"><text:span text:style-name="T4">Sites - </text:span><text:a xlink:type="simple" xlink:href="http://sites.google.com/" text:style-name="ListLabel_20_2" text:visited-style-name="ListLabel_20_2"><text:span text:style-name="T9">sites.google.com</text:span></text:a></text:p>
      <text:p text:style-name="P3"><text:span text:style-name="T4">SketchUp - </text:span><text:a xlink:type="simple" xlink:href="http://sketchup.google.com" text:style-name="ListLabel_20_2" text:visited-style-name="ListLabel_20_2"><text:span text:style-name="T9">sketchup.google.com</text:span></text:a><text:span text:style-name="T20"><text:note text:id="ftn54" text:note-class="footnote"><text:note-citation>54</text:note-citation><text:note-body><text:p text:style-name="P66"><text:span text:style-name="T20"/><text:span text:style-name="T22"> Now forwards to </text:span><text:a xlink:type="simple" xlink:href="http://www.sketchup.com/" text:style-name="Internet_20_link" text:visited-style-name="Visited_20_Internet_20_Link"><text:span text:style-name="T14">www.sketchup.com</text:span></text:a></text:p></text:note-body></text:note></text:span></text:p>
      <text:p text:style-name="P3"><text:span text:style-name="T4">Sky - </text:span><text:a xlink:type="simple" xlink:href="http://sky.google.com" text:style-name="ListLabel_20_2" text:visited-style-name="ListLabel_20_2"><text:span text:style-name="T9">sky.google.com</text:span></text:a></text:p>
      <text:p text:style-name="P10">Sky Map - <text:a xlink:type="simple" xlink:href="http://www.google.com/mobile/skymap" text:style-name="ListLabel_20_3" text:visited-style-name="ListLabel_20_3"><text:span text:style-name="T13">www.google.com/mobile/skymap</text:span></text:a> (<text:a xlink:type="simple" xlink:href="http://googleresearch.blogspot.com/2012/01/open-sourcing-sky-map-and-collaborating.html" text:style-name="ListLabel_20_3" text:visited-style-name="ListLabel_20_3"><text:span text:style-name="T13">open-sourced</text:span></text:a> January 20, 2012)<text:line-break/>Slides - <text:a xlink:type="simple" xlink:href="http://slides.google.com" text:style-name="ListLabel_20_3" text:visited-style-name="ListLabel_20_3"><text:span text:style-name="T13">slides.google.com</text:span></text:a><text:span text:style-name="T20"><text:note text:id="ftn55" text:note-class="footnote"><text:note-citation>55</text:note-citation><text:note-body><text:p text:style-name="P67"><text:span text:style-name="T20"/><text:span text:style-name="T22"> Forwards to </text:span><text:a xlink:type="simple" xlink:href="https://docs.google.com/presentation" text:style-name="Internet_20_link" text:visited-style-name="Visited_20_Internet_20_Link"><text:span text:style-name="T14">docs.google.com/presentation</text:span></text:a><text:span text:style-name="T22"> </text:span></text:p></text:note-body></text:note></text:span><text:line-break/>Smart Contact Lens<text:span text:style-name="T20"><text:note text:id="ftn56" text:note-class="footnote"><text:note-citation>56</text:note-citation><text:note-body><text:p text:style-name="P68"><text:span text:style-name="T20"/><text:span text:style-name="T22"> Announced in January, 2014. Not yet approved for sale.</text:span></text:p></text:note-body></text:note></text:span> - <text:a xlink:type="simple" xlink:href="http://googleblog.blogspot.ca/2014/01/introducing-our-smart-contact-lens.html" text:style-name="ListLabel_20_3" text:visited-style-name="ListLabel_20_3"><text:span text:style-name="T13">googleblog.blogspot.ca/2014/01/….smart-contact-lens.html</text:span></text:a><text:line-break/>Social Graph API - <text:a xlink:type="simple" xlink:href="http://code.google.com/apis/socialgraph/" text:style-name="ListLabel_20_3" text:visited-style-name="ListLabel_20_3"><text:span text:style-name="T13">code.google.com/apis/socialgraph</text:span></text:a> (<text:a xlink:type="simple" xlink:href="http://googleblog.blogspot.com/2012/01/renewing-old-resolutions-for-new-year.html" text:style-name="ListLabel_20_3" text:visited-style-name="ListLabel_20_3"><text:span text:style-name="T13">retired</text:span></text:a> April 20, 2012)</text:p>
      <text:p text:style-name="P10">Spaces - <text:a xlink:type="simple" xlink:href="https://spaces.google.com/" text:style-name="ListLabel_20_3" text:visited-style-name="ListLabel_20_3"><text:span text:style-name="T13">spaces.google.com</text:span></text:a><text:span text:style-name="T20"><text:note text:id="ftn57" text:note-class="footnote"><text:note-citation>57</text:note-citation><text:note-body><text:p text:style-name="P69"><text:span text:style-name="T20"/><text:span text:style-name="T22"> Announced May 16, 2016. See </text:span><text:a xlink:type="simple" xlink:href="https://googleblog.blogspot.ca/2016/05/introducing-spaces-tool-for-small-group.html" text:style-name="Internet_20_link" text:visited-style-name="Visited_20_Internet_20_Link"><text:span text:style-name="T14">https://googleblog.blogspot.ca/2016/05/introducing-spaces-tool-for-small-group.html</text:span></text:a><text:span text:style-name="T22"> for details.</text:span></text:p></text:note-body></text:note></text:span> </text:p>
      <text:p text:style-name="P10">Sparrow (email client)<text:span text:style-name="T20"><text:note text:id="ftn58" text:note-class="footnote"><text:note-citation>58</text:note-citation><text:note-body><text:p text:style-name="P70"><text:span text:style-name="T20"/><text:span text:style-name="T22"> Purchased by Google in July, 2012</text:span></text:p></text:note-body></text:note></text:span> - <text:a xlink:type="simple" xlink:href="http://www.sparrowmailapp.com" text:style-name="ListLabel_20_3" text:visited-style-name="ListLabel_20_3"><text:span text:style-name="T13">www.sparrowmailapp.com</text:span></text:a><text:span text:style-name="T20"><text:note text:id="ftn59" text:note-class="footnote"><text:note-citation>59</text:note-citation><text:note-body><text:p text:style-name="P71"><text:span text:style-name="T20"/><text:span text:style-name="T22"> Forwards to </text:span><text:a xlink:type="simple" xlink:href="https://www.gmail.com/intl/en/mail/help/sparrow.html" text:style-name="Internet_20_link" text:visited-style-name="Visited_20_Internet_20_Link"><text:span text:style-name="T14">https://www.gmail.com/intl/en/mail/help/sparrow.html</text:span></text:a></text:p></text:note-body></text:note></text:span><text:span text:style-name="T20">,</text:span><text:span text:style-name="T20"><text:note text:id="ftn60" text:note-class="footnote"><text:note-citation>60</text:note-citation><text:note-body><text:p text:style-name="P72"><text:span text:style-name="T20"/><text:span text:style-name="T22"> Pulled from App Store February, 2015</text:span></text:p></text:note-body></text:note></text:span><text:line-break/>Springboard - <text:a xlink:type="simple" xlink:href="http://googleforwork.blogspot.ca/2016/06/powering-a-more-connected-and-collaborative-enterprise.html" text:style-name="ListLabel_20_3" text:visited-style-name="ListLabel_20_3"><text:span text:style-name="T13">googleforwork.blogspot.ca/2016/06&lt;...snip...&gt;-and-collaborative-enterprise.html</text:span></text:a></text:p>
      <text:p text:style-name="P10"><text:span text:style-name="T23">Squared - </text:span><text:a xlink:type="simple" xlink:href="http://squared.google.com" text:style-name="ListLabel_20_7" text:visited-style-name="ListLabel_20_7"><text:span text:style-name="T15">squared.google.com</text:span></text:a><text:span text:style-name="T23"> (</text:span><text:a xlink:type="simple" xlink:href="http://en.wikipedia.org/wiki/Google_Squared" text:style-name="ListLabel_20_7" text:visited-style-name="ListLabel_20_7"><text:span text:style-name="T15">reti</text:span></text:a><text:a xlink:type="simple" xlink:href="http://en.wikipedia.org/wiki/Google_Squared" text:style-name="ListLabel_20_3" text:visited-style-name="ListLabel_20_3"><text:span text:style-name="T13">red</text:span></text:a> September 5, 2011)<text:line-break/><text:span text:style-name="T23">Store - </text:span><text:a xlink:type="simple" xlink:href="http://www.googlestore.com/" text:style-name="ListLabel_20_7" text:visited-style-name="ListLabel_20_7"><text:span text:style-name="T15">www.googlestore.com</text:span></text:a><text:span text:style-name="T23"> </text:span><text:line-break/>Story Builder - <text:a xlink:type="simple" xlink:href="http://docsstorybuilder.appspot.com/" text:style-name="ListLabel_20_3" text:visited-style-name="ListLabel_20_3"><text:span text:style-name="T13">docsstorybuilder.appspot.com</text:span></text:a><text:line-break/><text:span text:style-name="T23">Street View - </text:span><text:a xlink:type="simple" xlink:href="http://maps.google.com/help/maps/streetview/" text:style-name="ListLabel_20_7" text:visited-style-name="ListLabel_20_7"><text:span text:style-name="T15">maps.google.com/help/maps/streetview</text:span></text:a><text:line-break/>Street View Gallery - <text:a xlink:type="simple" xlink:href="http://maps.google.com/intl/en/help/maps/streetview/gallery.html" text:style-name="ListLabel_20_3" text:visited-style-name="ListLabel_20_3"><text:span text:style-name="T13">maps.google.com/intl/en/help/maps/streetview/gallery.html</text:span></text:a></text:p>
      <text:p text:style-name="P10">Subscribe with Google - <text:a xlink:type="simple" xlink:href="https://blog.google/topics/google-news-initiative/introducing-subscribe-google/" text:style-name="ListLabel_20_3" text:visited-style-name="ListLabel_20_3"><text:span text:style-name="T13">blog.google/topics/google-news-initiative/introducing-subscribe-google</text:span></text:a> </text:p>
      <text:p text:style-name="P10"><text:span text:style-name="T23">Subscribed Links - </text:span><text:a xlink:type="simple" xlink:href="http://www.google.com/coop/subscribedlinks/" text:style-name="ListLabel_20_7" text:visited-style-name="ListLabel_20_7"><text:span text:style-name="T15">www.google.com/coop/subscribedlinks</text:span></text:a></text:p>
      <text:p text:style-name="P3"><text:bookmark text:name="8z7enzdpdwmf"/></text:p>
      <text:p text:style-name="P3"><text:span text:style-name="T4">T</text:span></text:p>
      <text:p text:style-name="P4"/>
      <text:p text:style-name="P3">Tablets with Google Play for Education - <text:a xlink:type="simple" xlink:href="http://www.google.com/edu/tablets/" text:style-name="ListLabel_20_3" text:visited-style-name="ListLabel_20_3"><text:span text:style-name="T13">www.google.com/edu/tablets</text:span></text:a> </text:p>
      <text:p text:style-name="P3">Takeout (aka Takeaway) - <text:a xlink:type="simple" xlink:href="https://www.google.com/takeout/?pli=1" text:style-name="ListLabel_20_4" text:visited-style-name="ListLabel_20_4"><text:span text:style-name="T17">www.google.com/takeout</text:span></text:a></text:p>
      <text:p text:style-name="P3"><text:soft-page-break/><text:span text:style-name="T4">Talk - </text:span><text:a xlink:type="simple" xlink:href="http://talk.google.com" text:style-name="ListLabel_20_2" text:visited-style-name="ListLabel_20_2"><text:span text:style-name="T9">talk.google.com</text:span></text:a></text:p>
      <text:p text:style-name="P3"><text:span text:style-name="T4">Talk Guru - </text:span><text:a xlink:type="simple" xlink:href="http://guru.googlelabs.com/" text:style-name="ListLabel_20_2" text:visited-style-name="ListLabel_20_2"><text:span text:style-name="T9">guru.googlelabs.com</text:span></text:a><text:span text:style-name="T20"><text:note text:id="ftn61" text:note-class="footnote"><text:note-citation>61</text:note-citation><text:note-body><text:p text:style-name="P73"><text:span text:style-name="T20"/><text:span text:style-name="T22"> Noticed the URL no longer working February, 2014. Anyone have a reference about this going down?</text:span></text:p></text:note-body></text:note></text:span></text:p>
      <text:p text:style-name="P3">Tap - <text:a xlink:type="simple" xlink:href="https://mail.google.com/mail/help/promos/tap/index.html" text:style-name="ListLabel_20_3" text:visited-style-name="ListLabel_20_3"><text:span text:style-name="T13">mail.google.com/mail/help/promos/tap</text:span></text:a> <text:span text:style-name="T12">April Fools!</text:span></text:p>
      <text:p text:style-name="P3"><text:span text:style-name="T4">Tasks - </text:span><text:a xlink:type="simple" xlink:href="https://mail.google.com/tasks/canvas" text:style-name="ListLabel_20_3" text:visited-style-name="ListLabel_20_3"><text:span text:style-name="T13">mail.google.com/tasks/canvas</text:span></text:a><text:span text:style-name="T25"> </text:span></text:p>
      <text:p text:style-name="P3"><text:span text:style-name="T4">Teach Parents Tech - </text:span><text:a xlink:type="simple" xlink:href="http://www.google.com/url?q=http%3A%2F%2Fwww.teachparentstech.org%2F&amp;sa=D&amp;sntz=1&amp;usg=AFQjCNHY59HP1eDBAAbF9nchGuiOeTPm-g" text:style-name="ListLabel_20_2" text:visited-style-name="ListLabel_20_2"><text:span text:style-name="T9">www.teachparentstech.org</text:span></text:a></text:p>
      <text:p text:style-name="P1">Teacher Academy - <text:a xlink:type="simple" xlink:href="http://www.google.com/educators/gta.html" text:style-name="ListLabel_20_4" text:visited-style-name="ListLabel_20_4"><text:span text:style-name="T17">www.google.com/educators/gta.html</text:span></text:a></text:p>
      <text:p text:style-name="P1">Teacher Center - <text:a xlink:type="simple" xlink:href="https://teachercenter.withgoogle.com/" text:style-name="ListLabel_20_3" text:visited-style-name="ListLabel_20_3"><text:span text:style-name="T13">teachercenter.withgoogle.com</text:span></text:a> </text:p>
      <text:p text:style-name="P3">TensorFlow - <text:a xlink:type="simple" xlink:href="https://www.tensorflow.org/" text:style-name="ListLabel_20_3" text:visited-style-name="ListLabel_20_3"><text:span text:style-name="T13">www.tensorflow.org</text:span></text:a> </text:p>
      <text:p text:style-name="P3">Test My Site - <text:a xlink:type="simple" xlink:href="https://testmysite.thinkwithgoogle.com/" text:style-name="ListLabel_20_3" text:visited-style-name="ListLabel_20_3"><text:span text:style-name="T13">testmysite.thinkwithgoogle.com</text:span></text:a> </text:p>
      <text:p text:style-name="P3">TestTube - <text:a xlink:type="simple" xlink:href="https://www.youtube.com/testtube" text:style-name="ListLabel_20_3" text:visited-style-name="ListLabel_20_3"><text:span text:style-name="T13">www.youtube.com/testtube</text:span></text:a> </text:p>
      <text:p text:style-name="P3">Think With Google - <text:a xlink:type="simple" xlink:href="https://www.thinkwithgoogle.com/" text:style-name="ListLabel_20_3" text:visited-style-name="ListLabel_20_3"><text:span text:style-name="T13">www.thinkwithgoogle.com</text:span></text:a> </text:p>
      <text:p text:style-name="P3">Timeful - <text:a xlink:type="simple" xlink:href="http://www.timeful.com/" text:style-name="ListLabel_20_3" text:visited-style-name="ListLabel_20_3"><text:span text:style-name="T13">www.timeful.com</text:span></text:a><text:span text:style-name="T20"><text:note text:id="ftn62" text:note-class="footnote"><text:note-citation>62</text:note-citation><text:note-body><text:p text:style-name="P74"><text:span text:style-name="T20"/><text:span text:style-name="T22"> Acquired by Google in May, 2015. See </text:span><text:a xlink:type="simple" xlink:href="http://gmailblog.blogspot.ca/2015/05/time-is-on-your-sidewelcoming-timeful.html" text:style-name="Internet_20_link" text:visited-style-name="Visited_20_Internet_20_Link"><text:span text:style-name="T14">http://gmailblog.blogspot.ca/2015/05/time-is-on-your-sidewelcoming-timeful.html</text:span></text:a><text:span text:style-name="T22"> for details.</text:span></text:p></text:note-body></text:note></text:span> <text:span text:style-name="T20"><text:note text:id="ftn63" text:note-class="footnote"><text:note-citation>63</text:note-citation><text:note-body><text:p text:style-name="P75"><text:span text:style-name="T20"/><text:span text:style-name="T22"> Website no longer working when checked in November 2016</text:span></text:p></text:note-body></text:note></text:span></text:p>
      <text:p text:style-name="P3">Timelapse - <text:a xlink:type="simple" xlink:href="https://earthengine.google.com/timelapse/" text:style-name="ListLabel_20_3" text:visited-style-name="ListLabel_20_3"><text:span text:style-name="T13">earthengine.google.com/timelapse</text:span></text:a> </text:p>
      <text:p text:style-name="P3">Timeline - <text:a xlink:type="simple" xlink:href="https://www.google.com/maps/timeline" text:style-name="ListLabel_20_3" text:visited-style-name="ListLabel_20_3"><text:span text:style-name="T13">www.google.com/maps/timeline</text:span></text:a> </text:p>
      <text:p text:style-name="P3">Tips - <text:a xlink:type="simple" xlink:href="https://www.google.com/get/googletips/" text:style-name="ListLabel_20_3" text:visited-style-name="ListLabel_20_3"><text:span text:style-name="T13">www.google.com/get/googletips</text:span></text:a> </text:p>
      <text:p text:style-name="P3"><text:span text:style-name="T4">Toolbar - </text:span><text:a xlink:type="simple" xlink:href="http://toolbar.google.com" text:style-name="ListLabel_20_2" text:visited-style-name="ListLabel_20_2"><text:span text:style-name="T9">toolbar.google.com</text:span></text:a><text:span text:style-name="T4"> </text:span></text:p>
      <text:p text:style-name="P3">Toontastic - <text:a xlink:type="simple" xlink:href="https://toontastic.withgoogle.com/" text:style-name="ListLabel_20_3" text:visited-style-name="ListLabel_20_3"><text:span text:style-name="T13">toontastic.withgoogle.com</text:span></text:a> </text:p>
      <text:p text:style-name="P3">Tour Builder - <text:a xlink:type="simple" xlink:href="https://tourbuilder.withgoogle.com/" text:style-name="ListLabel_20_3" text:visited-style-name="ListLabel_20_3"><text:span text:style-name="T13">tourbuilder.withgoogle.com</text:span></text:a> (Beta)</text:p>
      <text:p text:style-name="P3">Tour Creator - <text:a xlink:type="simple" xlink:href="http://g.co/tourcreator" text:style-name="ListLabel_20_3" text:visited-style-name="ListLabel_20_3"><text:span text:style-name="T13">g.co/tourcreator</text:span></text:a> </text:p>
      <text:p text:style-name="P3"><text:span text:style-name="T4">Translate - </text:span><text:a xlink:type="simple" xlink:href="http://translate.google.com" text:style-name="ListLabel_20_2" text:visited-style-name="ListLabel_20_2"><text:span text:style-name="T9">translate.google.com</text:span></text:a><text:span text:style-name="T4"> </text:span></text:p>
      <text:p text:style-name="P3">Treasure Maps - <text:a xlink:type="simple" xlink:href="https://maps.google.com/maps?t=8" text:style-name="ListLabel_20_3" text:visited-style-name="ListLabel_20_3"><text:span text:style-name="T13">maps.google.com/maps?t=8</text:span></text:a> [<text:a xlink:type="simple" xlink:href="https://www.youtube.com/watch?feature=player_embedded&amp;v=_qFFHC0eIUc" text:style-name="ListLabel_20_3" text:visited-style-name="ListLabel_20_3"><text:span text:style-name="T13">video</text:span></text:a>] <text:span text:style-name="T12">April Fools!</text:span><text:span text:style-name="T21"><text:note text:id="ftn64" text:note-class="footnote"><text:note-citation>64</text:note-citation><text:note-body><text:p text:style-name="P76"><text:span text:style-name="T20"/><text:span text:style-name="T22"> Now forwards to standard Google Maps</text:span></text:p></text:note-body></text:note></text:span></text:p>
      <text:p text:style-name="P3"><text:soft-page-break/><text:span text:style-name="T4">Trends - </text:span><text:a xlink:type="simple" xlink:href="http://trends.google.com" text:style-name="ListLabel_20_2" text:visited-style-name="ListLabel_20_2"><text:span text:style-name="T9">trends.google.com</text:span></text:a></text:p>
      <text:p text:style-name="P3">Trips - <text:a xlink:type="simple" xlink:href="https://get.google.com/trips/" text:style-name="ListLabel_20_3" text:visited-style-name="ListLabel_20_3"><text:span text:style-name="T13">get.google.com/trips</text:span></text:a> </text:p>
      <text:p text:style-name="P3">Touring Bird - <text:a xlink:type="simple" xlink:href="https://www.touringbird.com/" text:style-name="ListLabel_20_3" text:visited-style-name="ListLabel_20_3"><text:span text:style-name="T13">www.touringbird.com</text:span></text:a><text:span text:style-name="T20"><text:note text:id="ftn65" text:note-class="footnote"><text:note-citation>65</text:note-citation><text:note-body><text:p text:style-name="P77"><text:span text:style-name="T20"/><text:span text:style-name="T22"> Released September, 2018 </text:span><text:a xlink:type="simple" xlink:href="https://www.youtube.com/watch?v=xDHtmw4P0JE" text:style-name="Internet_20_link" text:visited-style-name="Visited_20_Internet_20_Link"><text:span text:style-name="T14">https://www.youtube.com/watch?v=xDHtmw4P0JE</text:span></text:a><text:span text:style-name="T22"> </text:span></text:p></text:note-body></text:note></text:span> </text:p>
      <text:p text:style-name="P3"><text:span text:style-name="T4">TV - </text:span><text:a xlink:type="simple" xlink:href="http://www.google.com/tv/" text:style-name="ListLabel_20_2" text:visited-style-name="ListLabel_20_2"><text:span text:style-name="T9">www.google.com/tv</text:span></text:a><text:span text:style-name="T4"> </text:span></text:p>
      <text:p text:style-name="P3">Twitter List of Google Accounts - <text:a xlink:type="simple" xlink:href="https://twitter.com/mikedownesz/lists/google-accounts/members" text:style-name="ListLabel_20_3" text:visited-style-name="ListLabel_20_3"><text:span text:style-name="T13">twitter.com/mikedownesz/lists/google-accounts/members</text:span></text:a><text:span text:style-name="T20"><text:note text:id="ftn66" text:note-class="footnote"><text:note-citation>66</text:note-citation><text:note-body><text:p text:style-name="P78"><text:span text:style-name="T20"/><text:span text:style-name="T22"> This isn’t a Google product, of course, but still a handy reference to include.</text:span></text:p></text:note-body></text:note></text:span> </text:p>
      <text:p text:style-name="P3"><text:bookmark text:name="ualvqjorthm1"/></text:p>
      <text:p text:style-name="P3"><text:span text:style-name="T4">U</text:span></text:p>
      <text:p text:style-name="P4"/>
      <text:p text:style-name="P3">Usability - <text:a xlink:type="simple" xlink:href="https://www.google.com/usability/" text:style-name="ListLabel_20_3" text:visited-style-name="ListLabel_20_3"><text:span text:style-name="T13">www.google.com/usability</text:span></text:a></text:p>
      <text:p text:style-name="P3"><text:span text:style-name="T4">URL Shortener - </text:span><text:a xlink:type="simple" xlink:href="http://goo.gl/" text:style-name="ListLabel_20_2" text:visited-style-name="ListLabel_20_2"><text:span text:style-name="T9">goo.gl</text:span></text:a></text:p>
      <text:p text:style-name="P3"><text:bookmark text:name="tac0oemur74o"/></text:p>
      <text:p text:style-name="P3"><text:span text:style-name="T4">V</text:span></text:p>
      <text:p text:style-name="P4"/>
      <text:p text:style-name="P10"><text:span text:style-name="T23">Video - </text:span><text:a xlink:type="simple" xlink:href="http://video.google.com" text:style-name="ListLabel_20_7" text:visited-style-name="ListLabel_20_7"><text:span text:style-name="T15">video.google.com</text:span></text:a><text:span text:style-name="T23"> </text:span></text:p>
      <text:p text:style-name="P10">Views - <text:a xlink:type="simple" xlink:href="https://www.google.com/maps/views" text:style-name="ListLabel_20_3" text:visited-style-name="ListLabel_20_3"><text:span text:style-name="T13">www.google.com/maps/views</text:span></text:a> </text:p>
      <text:p text:style-name="P10">VirusTotal - <text:a xlink:type="simple" xlink:href="https://www.virustotal.com/en/" text:style-name="ListLabel_20_3" text:visited-style-name="ListLabel_20_3"><text:span text:style-name="T13">www.virustotal.com</text:span></text:a><text:span text:style-name="T20"><text:note text:id="ftn67" text:note-class="footnote"><text:note-citation>67</text:note-citation><text:note-body><text:p text:style-name="P79"><text:span text:style-name="T20"/><text:span text:style-name="T22"> Acquired by Google in September, 2012. See </text:span><text:a xlink:type="simple" xlink:href="http://blog.virustotal.com/2012/09/an-update-from-virustotal.html" text:style-name="Internet_20_link" text:visited-style-name="Visited_20_Internet_20_Link"><text:span text:style-name="T14">http://blog.virustotal.com/2012/09/an-update-from-virustotal.html</text:span></text:a><text:span text:style-name="T22"> for details.</text:span></text:p></text:note-body></text:note></text:span> </text:p>
      <text:p text:style-name="P10"><text:span text:style-name="T23">Voice - </text:span><text:a xlink:type="simple" xlink:href="http://voice.google.com" text:style-name="ListLabel_20_7" text:visited-style-name="ListLabel_20_7"><text:span text:style-name="T15">voice.google.com</text:span></text:a><text:span text:style-name="T23"> </text:span></text:p>
      <text:p text:style-name="P3"><text:span text:style-name="T4">Voice Search - </text:span><text:a xlink:type="simple" xlink:href="http://www.google.com/insidesearch/voicesearch-chrome.html" text:style-name="ListLabel_20_2" text:visited-style-name="ListLabel_20_2"><text:span text:style-name="T9">www.google.com/insidesearch/voicesearch-chrome.html</text:span></text:a></text:p>
      <text:p text:style-name="P3">VR - <text:a xlink:type="simple" xlink:href="https://vr.google.com/" text:style-name="ListLabel_20_3" text:visited-style-name="ListLabel_20_3"><text:span text:style-name="T13">vr.google.com</text:span></text:a> </text:p>
      <text:p text:style-name="P3">VR180 - <text:a xlink:type="simple" xlink:href="https://vr.google.com/vr180/" text:style-name="ListLabel_20_3" text:visited-style-name="ListLabel_20_3"><text:span text:style-name="T13">vr.google.com/vr180</text:span></text:a> </text:p>
      <text:p text:style-name="P3"><text:bookmark text:name="cdj7ddm5yoef"/></text:p>
      <text:p text:style-name="P3"><text:soft-page-break/><text:span text:style-name="T4">W</text:span></text:p>
      <text:p text:style-name="P4"/>
      <text:p text:style-name="P3"><text:span text:style-name="T4">Wallet - </text:span><text:a xlink:type="simple" xlink:href="http://www.google.com/wallet/" text:style-name="ListLabel_20_2" text:visited-style-name="ListLabel_20_2"><text:span text:style-name="T9">www.google.com/wallet</text:span></text:a></text:p>
      <text:p text:style-name="P3"><text:span text:style-name="T4">Wave - </text:span><text:a xlink:type="simple" xlink:href="http://wave.google.com" text:style-name="ListLabel_20_2" text:visited-style-name="ListLabel_20_2"><text:span text:style-name="T9">wave.google.com</text:span></text:a> (read-only effective January 31, 2012; <text:a xlink:type="simple" xlink:href="http://googlewave.blogspot.com/2011/11/final-steps-for-google-wave.html" text:style-name="ListLabel_20_3" text:visited-style-name="ListLabel_20_3"><text:span text:style-name="T13">retired</text:span></text:a> April 30, 2012)<text:span text:style-name="T20"><text:note text:id="ftn68" text:note-class="footnote"><text:note-citation>68</text:note-citation><text:note-body><text:p text:style-name="P80"><text:span text:style-name="T20"/><text:span text:style-name="T22"> Now forwards to </text:span><text:a xlink:type="simple" xlink:href="https://support.google.com/answer/1083134?hl=en" text:style-name="Internet_20_link" text:visited-style-name="Visited_20_Internet_20_Link"><text:span text:style-name="T14">https://support.google.com/answer/1083134?hl=en</text:span></text:a></text:p></text:note-body></text:note></text:span></text:p>
      <text:p text:style-name="P3">Waze - <text:a xlink:type="simple" xlink:href="https://www.waze.com/" text:style-name="ListLabel_20_3" text:visited-style-name="ListLabel_20_3"><text:span text:style-name="T13">www.waze.com</text:span></text:a><text:span text:style-name="T20"><text:note text:id="ftn69" text:note-class="footnote"><text:note-citation>69</text:note-citation><text:note-body><text:p text:style-name="P81"><text:span text:style-name="T20"/><text:span text:style-name="T22"> Purchased by Google in June, 2013. </text:span><text:a xlink:type="simple" xlink:href="http://en.wikipedia.org/wiki/Waze#Takeover_by_Google" text:style-name="Internet_20_link" text:visited-style-name="Visited_20_Internet_20_Link"><text:span text:style-name="T14">http://en.wikipedia.org/wiki/Waze#Takeover_by_Google</text:span></text:a></text:p></text:note-body></text:note></text:span> </text:p>
      <text:p text:style-name="P3">Web Designer - <text:a xlink:type="simple" xlink:href="http://www.google.com/webdesigner/" text:style-name="ListLabel_20_3" text:visited-style-name="ListLabel_20_3"><text:span text:style-name="T13">www.google.com/webdesigner</text:span></text:a></text:p>
      <text:p text:style-name="P3">Web Lab - <text:a xlink:type="simple" xlink:href="http://www.chromeweblab.com/" text:style-name="ListLabel_20_3" text:visited-style-name="ListLabel_20_3"><text:span text:style-name="T13">www.chromeweblab.com</text:span></text:a></text:p>
      <text:p text:style-name="P3">Web Fonts - <text:a xlink:type="simple" xlink:href="http://www.google.com/webfonts/" text:style-name="ListLabel_20_4" text:visited-style-name="ListLabel_20_4"><text:span text:style-name="T17">www.google.com/webfonts</text:span></text:a></text:p>
      <text:p text:style-name="P3"><text:span text:style-name="T4">Web History - </text:span><text:a xlink:type="simple" xlink:href="http://www.google.com/history" text:style-name="ListLabel_20_2" text:visited-style-name="ListLabel_20_2"><text:span text:style-name="T9">www.google.com/history</text:span></text:a></text:p>
      <text:p text:style-name="P3"><text:span text:style-name="T4">Web Programming - </text:span><text:a xlink:type="simple" xlink:href="http://code.google.com/edu/submissions/uwspr2007_webprogramming/listing.html" text:style-name="ListLabel_20_2" text:visited-style-name="ListLabel_20_2"><text:span text:style-name="T9">code.google.com/edu/submissions/uwspr2007_webprogramming/listing.html</text:span></text:a></text:p>
      <text:p text:style-name="P3"><text:span text:style-name="T4">Webmaster Central - </text:span><text:a xlink:type="simple" xlink:href="http://www.google.com/webmasters" text:style-name="ListLabel_20_2" text:visited-style-name="ListLabel_20_2"><text:span text:style-name="T9">www.google.com/webmasters</text:span></text:a> | <text:a xlink:type="simple" xlink:href="https://twitter.com/googlewmc" text:style-name="ListLabel_20_3" text:visited-style-name="ListLabel_20_3"><text:span text:style-name="T13">Twitter account</text:span></text:a></text:p>
      <text:p text:style-name="P3"><text:span text:style-name="T4">WebP - </text:span><text:a xlink:type="simple" xlink:href="http://code.google.com/speed/webp/" text:style-name="ListLabel_20_2" text:visited-style-name="ListLabel_20_2"><text:span text:style-name="T9">code.google.com/speed/webp/</text:span></text:a></text:p>
      <text:p text:style-name="P3"><text:span text:style-name="T4">Website Optimizer - </text:span><text:a xlink:type="simple" xlink:href="http://www.google.com/websiteoptimizer" text:style-name="ListLabel_20_2" text:visited-style-name="ListLabel_20_2"><text:span text:style-name="T9">www.google.com/websiteoptimizer</text:span></text:a></text:p>
      <text:p text:style-name="P3"><text:span text:style-name="T4">Weddings - </text:span><text:a xlink:type="simple" xlink:href="http://www.google.com/weddings" text:style-name="ListLabel_20_2" text:visited-style-name="ListLabel_20_2"><text:span text:style-name="T9">www.google.com/weddings</text:span></text:a></text:p>
      <text:p text:style-name="P3"><text:span text:style-name="T4">What Do You Love - </text:span><text:a xlink:type="simple" xlink:href="http://www.wdyl.com/" text:style-name="ListLabel_20_2" text:visited-style-name="ListLabel_20_2"><text:span text:style-name="T9">www.wdyl.com</text:span></text:a></text:p>
      <text:p text:style-name="P3">Wifi - <text:a xlink:type="simple" xlink:href="https://madeby.google.com/wifi/" text:style-name="ListLabel_20_3" text:visited-style-name="ListLabel_20_3"><text:span text:style-name="T13">madeby.google.com/wifi</text:span></text:a> </text:p>
      <text:p text:style-name="P3"><text:span text:style-name="T4"><office:annotation office:name="__Annotation__2883_1738652867"><dc:date>0000-00-00T00:00:00</dc:date><text:p>It appears Google let the domain on this lapse (on <text:s/>01/04/2013?).</text:p></office:annotation></text:span><text:span text:style-name="T4">Wonder Wheel</text:span><office:annotation-end office:name="__Annotation__2883_1738652867"/><text:span text:style-name="T4"> - </text:span><text:a xlink:type="simple" xlink:href="http://www.googlewonderwheel.com/" text:style-name="ListLabel_20_5" text:visited-style-name="ListLabel_20_5"><text:span text:style-name="T11">www.googlewonderwheel.com</text:span></text:a><text:span text:style-name="T10"> (</text:span>retired<text:span text:style-name="T10">)</text:span></text:p>
      <text:p text:style-name="P3"><text:bookmark text:name="1s22lvfo4q3h"/></text:p>
      <text:p text:style-name="P3"><text:span text:style-name="T4">X</text:span></text:p>
      <text:p text:style-name="P4"/>
      <text:p text:style-name="P3"><text:span text:style-name="T4">X - </text:span><text:a xlink:type="simple" xlink:href="http://labs.google.com/googlex/" text:style-name="ListLabel_20_2" text:visited-style-name="ListLabel_20_2"><text:span text:style-name="T9">labs.google.com/googlex</text:span></text:a><text:span text:style-name="T4"> (retired; see </text:span><text:a xlink:type="simple" xlink:href="http://www.google.com/url?q=http%3A%2F%2Fen.wikipedia.org%2Fwiki%2FGoogle_X&amp;sa=D&amp;sntz=1&amp;usg=AFQjCNEG7ZehVz2T8pfC1WeKvJqjTVCxxw" text:style-name="ListLabel_20_2" text:visited-style-name="ListLabel_20_2"><text:span text:style-name="T9">en.wikipedia.org/wiki/Google_X</text:span></text:a><text:span text:style-name="T4"> for more info)</text:span></text:p>
      <text:p text:style-name="P3"><text:bookmark text:name="726o1agpi9b8"/><text:soft-page-break/></text:p>
      <text:p text:style-name="P3"><text:span text:style-name="T4">Y</text:span></text:p>
      <text:p text:style-name="P4"/>
      <text:p text:style-name="P3"><text:span text:style-name="T4">YouTube - </text:span><text:a xlink:type="simple" xlink:href="http://www.youtube.com" text:style-name="ListLabel_20_2" text:visited-style-name="ListLabel_20_2"><text:span text:style-name="T9">www.youtube.com</text:span></text:a><text:span text:style-name="T4"> </text:span></text:p>
      <text:p text:style-name="P3">YouTube Feather - <text:a xlink:type="simple" xlink:href="http://www.youtube.com/feather_beta" text:style-name="ListLabel_20_3" text:visited-style-name="ListLabel_20_3"><text:span text:style-name="T13">www.youtube.com/feather_beta</text:span></text:a><text:span text:style-name="T20"><text:note text:id="ftn70" text:note-class="footnote"><text:note-citation>70</text:note-citation><text:note-body><text:p text:style-name="P82"><text:span text:style-name="T20"/><text:span text:style-name="T22"> It look likes this beta program just quietly died.</text:span></text:p></text:note-body></text:note></text:span></text:p>
      <text:p text:style-name="P3">YouTube for Education - <text:a xlink:type="simple" xlink:href="http://www.youtube.com/education" text:style-name="ListLabel_20_4" text:visited-style-name="ListLabel_20_4"><text:span text:style-name="T17">www.youtube.com/education</text:span></text:a></text:p>
      <text:p text:style-name="P3">YouTube for Schools - <text:a xlink:type="simple" xlink:href="http://www.youtube.com/schools" text:style-name="ListLabel_20_4" text:visited-style-name="ListLabel_20_4"><text:span text:style-name="T17">www.youtube.com/schools</text:span></text:a></text:p>
      <text:p text:style-name="P3"><text:span text:style-name="T4">YouTube Live - </text:span><text:a xlink:type="simple" xlink:href="http://www.youtube.com/live" text:style-name="ListLabel_20_2" text:visited-style-name="ListLabel_20_2"><text:span text:style-name="T9">www.youtube.com/live</text:span></text:a></text:p>
      <text:p text:style-name="P3">YouTube Music - <text:a xlink:type="simple" xlink:href="https://music.youtube.com/" text:style-name="ListLabel_20_3" text:visited-style-name="ListLabel_20_3"><text:span text:style-name="T13">music.youtube.com</text:span></text:a> </text:p>
      <text:p text:style-name="P3">YouTube Teachers - <text:a xlink:type="simple" xlink:href="http://www.youtube.com/user/teachers" text:style-name="ListLabel_20_4" text:visited-style-name="ListLabel_20_4"><text:span text:style-name="T17">www.youtube.com/user/teachers</text:span></text:a></text:p>
      <text:p text:style-name="P3">YouTube TV - <text:a xlink:type="simple" xlink:href="https://tv.youtube.com" text:style-name="ListLabel_20_3" text:visited-style-name="ListLabel_20_3"><text:span text:style-name="T13">tv.youtube.com</text:span></text:a> </text:p>
      <text:p text:style-name="P3"><text:bookmark text:name="emal92ayofzk"/></text:p>
      <text:p text:style-name="P3"><text:span text:style-name="T4">Z</text:span></text:p>
      <text:p text:style-name="P4"/>
      <text:p text:style-name="P3">Zagat<text:span text:style-name="T20"><text:note text:id="ftn71" text:note-class="footnote"><text:note-citation>71</text:note-citation><text:note-body><text:p text:style-name="P83"><text:span text:style-name="T20"/><text:span text:style-name="T22"> Announced July 29, 2013 at </text:span><text:a xlink:type="simple" xlink:href="http://googleblog.blogspot.ca/2013/07/a-new-zagat-for-finding-very-best-places.html" text:style-name="Internet_20_link" text:visited-style-name="Visited_20_Internet_20_Link"><text:span text:style-name="T14">http://googleblog.blogspot.ca/2013/07/a-new-zagat-for-finding-very-best-places.html</text:span></text:a></text:p></text:note-body></text:note></text:span> - <text:a xlink:type="simple" xlink:href="http://www.zagat.com/" text:style-name="ListLabel_20_3" text:visited-style-name="ListLabel_20_3"><text:span text:style-name="T13">www.zagat.com</text:span></text:a></text:p>
      <text:p text:style-name="P3"><text:span text:style-name="T4">Zeitgeist</text:span><text:span text:style-name="T7"><text:note text:id="ftn72" text:note-class="footnote"><text:note-citation>72</text:note-citation><text:note-body><text:p text:style-name="P84"><text:span text:style-name="T20"/><text:span text:style-name="T22"> Zeitgeist archives are available back to 2001.</text:span></text:p></text:note-body></text:note></text:span><text:span text:style-name="T4"> - </text:span><text:a xlink:type="simple" xlink:href="http://www.google.com/intl/en/press/zeitgeist/" text:style-name="ListLabel_20_2" text:visited-style-name="ListLabel_20_2"><text:span text:style-name="T9">www.google.com/intl/en/press/zeitgeist</text:span></text:a></text:p>
      <text:p text:style-name="P3"><text:bookmark text:name="ai6ubmmfyed2"/></text:p>
      <text:p text:style-name="P3">Document Links</text:p>
      <text:p text:style-name="P3"/>
      <text:p text:style-name="P3"><draw:rect text:anchor-type="as-char" style:rel-width="100%" draw:z-index="4" draw:style-name="gr1" draw:text-style-name="P85" svg:width="0.0012in" svg:height="0.0213in"><text:p/></draw:rect></text:p>
      <text:p text:style-name="P5"/>
      <text:p text:style-name="P2"><text:soft-page-break/><text:span text:style-name="T12">The short URL of this Google doc is:</text:span><text:span text:style-name="T3"> </text:span><text:a xlink:type="simple" xlink:href="http://goo.gl/d387" text:style-name="ListLabel_20_1" text:visited-style-name="ListLabel_20_1"><text:span text:style-name="T8">http://goo.gl/d387</text:span></text:a><text:span text:style-name="T12">. It is simultaneously published as a web page at </text:span><text:a xlink:type="simple" xlink:href="http://goo.gl/qBPWy" text:style-name="ListLabel_20_9" text:visited-style-name="ListLabel_20_9"><text:span text:style-name="T19">http://goo.gl/qBPWy</text:span></text:a><text:span text:style-name="T12"> (better for embedding or when there are a high number of viewers).</text:span></text:p>
      <text:p text:style-name="P5"/>
      <text:p text:style-name="P2"><text:span text:style-name="T12">If the Google Doc isn’t viewable because it’s been flagged again I will also have an exported copy available on GitHub at </text:span><text:a xlink:type="simple" xlink:href="http://bit.ly/google-a-z" text:style-name="ListLabel_20_10" text:visited-style-name="ListLabel_20_10"><text:span text:style-name="T16">bit.ly/google-a-z</text:span></text:a><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99" style:text-line-through-style="none" style:text-line-through-type="none" style:text-position="0% 100%" style:font-name="Arial" fo:font-family="Arial" style:font-family-generic="roman" style:font-pitch="variable" fo:font-size="11pt" fo:font-style="italic" style:text-underline-style="solid" style:text-underline-width="auto" style:text-underline-color="font-color"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99"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color="#1155cc" style:text-underline-style="solid" style:text-underline-width="auto" style:text-underline-color="font-color"/>
    </style:style>
    <style:style style:name="ListLabel_20_4" style:display-name="ListLabel 4" style:family="text">
      <style:text-properties fo:color="#000099" style:text-underline-style="solid" style:text-underline-width="auto" style:text-underline-color="font-color"/>
    </style:style>
    <style:style style:name="ListLabel_20_5" style:display-name="ListLabel 5" style:family="text">
      <style:text-properties fo:font-variant="normal" fo:text-transform="none" fo:color="#1155cc"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color="#000099" style:text-underline-style="solid" style:text-underline-width="auto" style:text-underline-color="font-color" fo:background-color="#ffff00"/>
    </style:style>
    <style:style style:name="ListLabel_20_7" style:display-name="ListLabel 7" style:family="text">
      <style:text-properties fo:color="#1155cc" style:text-position="0% 100%" style:text-underline-style="solid" style:text-underline-width="auto" style:text-underline-color="font-color"/>
    </style:style>
    <style:style style:name="ListLabel_20_8" style:display-name="ListLabel 8" style:family="text"/>
    <style:style style:name="ListLabel_20_9" style:display-name="ListLabel 9" style:family="text">
      <style:text-properties fo:color="#000099" fo:font-style="italic" style:text-underline-style="solid" style:text-underline-width="auto" style:text-underline-color="font-color" style:font-style-asian="italic"/>
    </style:style>
    <style:style style:name="ListLabel_20_10" style:display-name="ListLabel 10"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keep-together="auto" fo:orphans="0" fo:widows="0" fo:padding="0in" fo:border="none" fo:keep-with-next="auto"/>
    </style:style>
    <style:page-layout style:name="Mpm1">
      <style:page-layout-properties fo:page-width="8.5in" fo:page-height="11in" style:num-format="1" style:print-orientation="portrait" fo:margin-top="1in" fo:margin-bottom="0.5in" fo:margin-left="0.8126in" fo:margin-right="0.5626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3"/>
    <style:master-page style:name="Converted35" style:page-layout-name="Mpm3"/>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Converted48" style:page-layout-name="Mpm3"/>
    <style:master-page style:name="Converted49" style:page-layout-name="Mpm3"/>
    <style:master-page style:name="Converted50" style:page-layout-name="Mpm3"/>
    <style:master-page style:name="Converted51" style:page-layout-name="Mpm3"/>
    <style:master-page style:name="Converted52" style:page-layout-name="Mpm3"/>
    <style:master-page style:name="Converted53" style:page-layout-name="Mpm3"/>
    <style:master-page style:name="Converted54" style:page-layout-name="Mpm3"/>
    <style:master-page style:name="Converted55" style:page-layout-name="Mpm3"/>
    <style:master-page style:name="Converted56" style:page-layout-name="Mpm3"/>
    <style:master-page style:name="Converted57" style:page-layout-name="Mpm3"/>
    <style:master-page style:name="Converted58" style:page-layout-name="Mpm3"/>
    <style:master-page style:name="Converted59" style:page-layout-name="Mpm3"/>
    <style:master-page style:name="Converted60" style:page-layout-name="Mpm3"/>
    <style:master-page style:name="Converted61" style:page-layout-name="Mpm3"/>
    <style:master-page style:name="Converted62" style:page-layout-name="Mpm3"/>
    <style:master-page style:name="Converted63" style:page-layout-name="Mpm3"/>
    <style:master-page style:name="Converted64" style:page-layout-name="Mpm3"/>
    <style:master-page style:name="Converted65" style:page-layout-name="Mpm3"/>
    <style:master-page style:name="Converted66" style:page-layout-name="Mpm3"/>
    <style:master-page style:name="Converted67" style:page-layout-name="Mpm3"/>
    <style:master-page style:name="Converted68" style:page-layout-name="Mpm3"/>
    <style:master-page style:name="Converted69" style:page-layout-name="Mpm3"/>
    <style:master-page style:name="Converted70" style:page-layout-name="Mpm3"/>
    <style:master-page style:name="Converted71" style:page-layout-name="Mpm3"/>
    <style:master-page style:name="Converted72" style:page-layout-name="Mpm3"/>
    <style:master-page style:name="Converted73" style:page-layout-name="Mpm3"/>
    <style:master-page style:name="Converted7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6" meta:paragraph-count="532" meta:word-count="2773" meta:character-count="26317" meta:non-whitespace-character-count="23903"/>
    <meta:generator>LibreOfficeDev/6.0.5.2$Linux_X86_64 LibreOffice_project/</meta:generator>
  </office:meta>
</office:document-meta>
</file>